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47in"/>
    </style:style>
    <style:style style:name="co2" style:family="table-column">
      <style:table-column-properties fo:break-before="auto" style:column-width="1.6701in"/>
    </style:style>
    <style:style style:name="co3" style:family="table-column">
      <style:table-column-properties fo:break-before="auto" style:column-width="1.5902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778in"/>
    </style:style>
    <style:style style:name="co7" style:family="table-column">
      <style:table-column-properties fo:break-before="auto" style:column-width="1.5634in"/>
    </style:style>
    <style:style style:name="co8" style:family="table-column">
      <style:table-column-properties fo:break-before="auto" style:column-width="1.4736in"/>
    </style:style>
    <style:style style:name="co9" style:family="table-column">
      <style:table-column-properties fo:break-before="auto" style:column-width="1.2681in"/>
    </style:style>
    <style:style style:name="co10" style:family="table-column">
      <style:table-column-properties fo:break-before="auto" style:column-width="1.0898in"/>
    </style:style>
    <style:style style:name="co11" style:family="table-column">
      <style:table-column-properties fo:break-before="auto" style:column-width="1.7063in"/>
    </style:style>
    <style:style style:name="co12" style:family="table-column">
      <style:table-column-properties fo:break-before="auto" style:column-width="1.3846in"/>
    </style:style>
    <style:style style:name="co13" style:family="table-column">
      <style:table-column-properties fo:break-before="auto" style:column-width="1.402in"/>
    </style:style>
    <style:style style:name="co14" style:family="table-column">
      <style:table-column-properties fo:break-before="auto" style:column-width="1.3311in"/>
    </style:style>
    <style:style style:name="co15" style:family="table-column">
      <style:table-column-properties fo:break-before="auto" style:column-width="1.4291in"/>
    </style:style>
    <style:style style:name="co16" style:family="table-column">
      <style:table-column-properties fo:break-before="auto" style:column-width="2.1346in"/>
    </style:style>
    <style:style style:name="co17" style:family="table-column">
      <style:table-column-properties fo:break-before="auto" style:column-width="1.3575in"/>
    </style:style>
    <style:style style:name="co18" style:family="table-column">
      <style:table-column-properties fo:break-before="auto" style:column-width="1.8665in"/>
    </style:style>
    <style:style style:name="co19" style:family="table-column">
      <style:table-column-properties fo:break-before="auto" style:column-width="1.161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1.2236in"/>
    </style:style>
    <style:style style:name="co22" style:family="table-column">
      <style:table-column-properties fo:break-before="auto" style:column-width="0.911in"/>
    </style:style>
    <style:style style:name="co23" style:family="table-column">
      <style:table-column-properties fo:break-before="auto" style:column-width="1.7957in"/>
    </style:style>
    <style:style style:name="co24" style:family="table-column">
      <style:table-column-properties fo:break-before="auto" style:column-width="1.2953in"/>
    </style:style>
    <style:style style:name="co25" style:family="table-column">
      <style:table-column-properties fo:break-before="auto" style:column-width="1.528in"/>
    </style:style>
    <style:style style:name="co26" style:family="table-column">
      <style:table-column-properties fo:break-before="auto" style:column-width="0.9917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4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2in" fo:break-before="auto" style:use-optimal-row-height="false"/>
    </style:style>
    <style:style style:name="ro3" style:family="table-row">
      <style:table-row-properties style:row-height="0.1811in" fo:break-before="auto" style:use-optimal-row-height="false"/>
    </style:style>
    <style:style style:name="ro4" style:family="table-row">
      <style:table-row-properties style:row-height="0.3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7" style:family="table-cell" style:parent-style-name="Default">
      <style:table-cell-properties fo:border-bottom="none" fo:background-color="#dee6ef" fo:border-left="0.74pt solid #000000" fo:border-right="none" fo:border-top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b6e69b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value-type" style:repeat-content="false" fo:wrap-option="wrap" style:vertical-align="top"/>
      <style:paragraph-properties fo:margin-left="0in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6666"/>
    </style:style>
    <style:style style:name="ce27" style:family="table-cell" style:parent-style-name="Default">
      <style:table-cell-properties fo:background-color="#ffe994"/>
    </style:style>
    <style:style style:name="ce28" style:family="table-cell" style:parent-style-name="Default">
      <style:table-cell-properties fo:background-color="#ffe994"/>
      <style:text-properties fo:color="#000000"/>
    </style:style>
    <style:style style:name="ce39" style:family="table-cell" style:parent-style-name="Default">
      <style:table-cell-properties fo:border-bottom="none" fo:background-color="#dee6ef" fo:border-left="none" fo:border-right="0.74pt solid #000000" fo:border-top="0.74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74pt solid #000000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ackground-color="#f0cceb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b47804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cccccc" fo:border-left="0.74pt solid #000000" fo:border-right="none" fo:border-top="none"/>
    </style:style>
    <style:style style:name="ce18" style:family="table-cell" style:parent-style-name="Default">
      <style:table-cell-properties fo:border-bottom="none" fo:background-color="#f0cceb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 style:data-style-name="N162"/>
    <style:style style:name="ce20" style:family="table-cell" style:parent-style-name="Default" style:data-style-name="N1">
      <style:table-cell-properties style:vertical-align="middle"/>
    </style:style>
    <style:style style:name="ce68" style:family="table-cell" style:parent-style-name="Default">
      <style:table-cell-properties fo:background-color="#ffff00"/>
    </style:style>
    <style:style style:name="ce52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b7b3ca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3faf46"/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able-cell-properties fo:background-color="#3faf46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>
        <table:iteration table:maximum-difference="0.0000000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6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5" table:number-columns-repeated="6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5" table:number-columns-repeated="2" table:default-cell-style-name="Default"/>
        <table:table-column table:style-name="co28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968" table:default-cell-style-name="Default"/>
        <table:table-row table:style-name="ro1">
          <table:table-cell office:value-type="string" calcext:value-type="string">
            <text:p>energy entry in energy sector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/>
          <table:table-cell table:number-columns-repeated="2"/>
          <table:table-cell office:value-type="string" calcext:value-type="string">
            <text:p>TJ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Memo: European Union-2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2015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PRODUCT</text:p>
          </table:table-cell>
          <table:table-cell table:style-name="Default"/>
          <table:table-cell table:number-columns-repeated="2"/>
          <table:table-cell office:value-type="string" calcext:value-type="string">
            <text:p>Hard coal (if no detail)</text:p>
          </table:table-cell>
          <table:table-cell office:value-type="string" calcext:value-type="string">
            <text:p>Brown coal (if no detail)</text:p>
          </table:table-cell>
          <table:table-cell office:value-type="string" calcext:value-type="string">
            <text:p>Anthracite</text:p>
          </table:table-cell>
          <table:table-cell office:value-type="string" calcext:value-type="string">
            <text:p>Coking coal</text:p>
          </table:table-cell>
          <table:table-cell office:value-type="string" calcext:value-type="string">
            <text:p>Other bituminous coal</text:p>
          </table:table-cell>
          <table:table-cell office:value-type="string" calcext:value-type="string">
            <text:p>Sub-bituminous coal</text:p>
          </table:table-cell>
          <table:table-cell office:value-type="string" calcext:value-type="string">
            <text:p>Lignite</text:p>
          </table:table-cell>
          <table:table-cell office:value-type="string" calcext:value-type="string">
            <text:p>Patent fuel</text:p>
          </table:table-cell>
          <table:table-cell office:value-type="string" calcext:value-type="string">
            <text:p>Coke oven coke</text:p>
          </table:table-cell>
          <table:table-cell office:value-type="string" calcext:value-type="string">
            <text:p>Gas coke</text:p>
          </table:table-cell>
          <table:table-cell office:value-type="string" calcext:value-type="string">
            <text:p>Coal tar</text:p>
          </table:table-cell>
          <table:table-cell office:value-type="string" calcext:value-type="string">
            <text:p>BKB</text:p>
          </table:table-cell>
          <table:table-cell office:value-type="string" calcext:value-type="string">
            <text:p>Gas works gas</text:p>
          </table:table-cell>
          <table:table-cell office:value-type="string" calcext:value-type="string">
            <text:p>Coke oven gas</text:p>
          </table:table-cell>
          <table:table-cell office:value-type="string" calcext:value-type="string">
            <text:p>Blast furnace gas</text:p>
          </table:table-cell>
          <table:table-cell office:value-type="string" calcext:value-type="string">
            <text:p>Other recovered gases</text:p>
          </table:table-cell>
          <table:table-cell office:value-type="string" calcext:value-type="string">
            <text:p>Peat</text:p>
          </table:table-cell>
          <table:table-cell office:value-type="string" calcext:value-type="string">
            <text:p>Peat products</text:p>
          </table:table-cell>
          <table:table-cell office:value-type="string" calcext:value-type="string">
            <text:p>Oil shale and oil sands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Crude/NGL/feedstocks (if no detail)</text:p>
          </table:table-cell>
          <table:table-cell office:value-type="string" calcext:value-type="string">
            <text:p>Crude oil</text:p>
          </table:table-cell>
          <table:table-cell office:value-type="string" calcext:value-type="string">
            <text:p>Natural gas liquids</text:p>
          </table:table-cell>
          <table:table-cell office:value-type="string" calcext:value-type="string">
            <text:p>Refinery feedstocks</text:p>
          </table:table-cell>
          <table:table-cell office:value-type="string" calcext:value-type="string">
            <text:p>Additives/blending components</text:p>
          </table:table-cell>
          <table:table-cell office:value-type="string" calcext:value-type="string">
            <text:p>Other hydrocarbons</text:p>
          </table:table-cell>
          <table:table-cell office:value-type="string" calcext:value-type="string">
            <text:p>Refinery gas</text:p>
          </table:table-cell>
          <table:table-cell office:value-type="string" calcext:value-type="string">
            <text:p>Ethane</text:p>
          </table:table-cell>
          <table:table-cell office:value-type="string" calcext:value-type="string">
            <text:p>Liquefied petroleum gases (LPG)</text:p>
          </table:table-cell>
          <table:table-cell office:value-type="string" calcext:value-type="string">
            <text:p>Motor gasoline excl. biofuels</text:p>
          </table:table-cell>
          <table:table-cell office:value-type="string" calcext:value-type="string">
            <text:p>Aviation gasoline</text:p>
          </table:table-cell>
          <table:table-cell office:value-type="string" calcext:value-type="string">
            <text:p>Gasoline type jet fuel</text:p>
          </table:table-cell>
          <table:table-cell office:value-type="string" calcext:value-type="string">
            <text:p>Kerosene type jet fuel excl. biofuels</text:p>
          </table:table-cell>
          <table:table-cell office:value-type="string" calcext:value-type="string">
            <text:p>Other kerosene</text:p>
          </table:table-cell>
          <table:table-cell office:value-type="string" calcext:value-type="string">
            <text:p>Gas/diesel oil excl. biofuels</text:p>
          </table:table-cell>
          <table:table-cell office:value-type="string" calcext:value-type="string">
            <text:p>Fuel oil</text:p>
          </table:table-cell>
          <table:table-cell office:value-type="string" calcext:value-type="string">
            <text:p>Naphtha</text:p>
          </table:table-cell>
          <table:table-cell office:value-type="string" calcext:value-type="string">
            <text:p>White spirit &amp; SBP</text:p>
          </table:table-cell>
          <table:table-cell office:value-type="string" calcext:value-type="string">
            <text:p>Lubricants</text:p>
          </table:table-cell>
          <table:table-cell office:value-type="string" calcext:value-type="string">
            <text:p>Bitumen</text:p>
          </table:table-cell>
          <table:table-cell office:value-type="string" calcext:value-type="string">
            <text:p>Paraffin waxes</text:p>
          </table:table-cell>
          <table:table-cell office:value-type="string" calcext:value-type="string">
            <text:p>Petroleum coke</text:p>
          </table:table-cell>
          <table:table-cell office:value-type="string" calcext:value-type="string">
            <text:p>Other oil products</text:p>
          </table:table-cell>
          <table:table-cell office:value-type="string" calcext:value-type="string">
            <text:p>Industrial waste</text:p>
          </table:table-cell>
          <table:table-cell office:value-type="string" calcext:value-type="string">
            <text:p>Municipal waste (renewable)</text:p>
          </table:table-cell>
          <table:table-cell office:value-type="string" calcext:value-type="string">
            <text:p>Municipal waste (non-renewable)</text:p>
          </table:table-cell>
          <table:table-cell office:value-type="string" calcext:value-type="string">
            <text:p>Primary solid biofuels</text:p>
          </table:table-cell>
          <table:table-cell office:value-type="string" calcext:value-type="string">
            <text:p>Biogases</text:p>
          </table:table-cell>
          <table:table-cell office:value-type="string" calcext:value-type="string">
            <text:p>Biogasoline</text:p>
          </table:table-cell>
          <table:table-cell office:value-type="string" calcext:value-type="string">
            <text:p>Biodiesels</text:p>
          </table:table-cell>
          <table:table-cell office:value-type="string" calcext:value-type="string">
            <text:p>Bio jet kerosene</text:p>
          </table:table-cell>
          <table:table-cell office:value-type="string" calcext:value-type="string">
            <text:p>Other liquid biofuels</text:p>
          </table:table-cell>
          <table:table-cell office:value-type="string" calcext:value-type="string">
            <text:p>Non-specified primary biofuels and waste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Elec/heat output from non-specified manufactured gases</text:p>
          </table:table-cell>
          <table:table-cell office:value-type="string" calcext:value-type="string">
            <text:p>Heat output from non-specified combustible fuels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Geothermal</text:p>
          </table:table-cell>
          <table:table-cell office:value-type="string" calcext:value-type="string">
            <text:p>Solar photovoltaics</text:p>
          </table:table-cell>
          <table:table-cell office:value-type="string" calcext:value-type="string">
            <text:p>Solar thermal</text:p>
          </table:table-cell>
          <table:table-cell office:value-type="string" calcext:value-type="string">
            <text:p>Tide, wave and ocean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Other sources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emo: Renewables</text:p>
          </table:table-cell>
          <table:table-cell/>
          <table:table-cell office:value-type="string" calcext:value-type="string">
            <text:p>SOLID IN </text:p>
          </table:table-cell>
          <table:table-cell office:value-type="string" calcext:value-type="string">
            <text:p>GAS IN </text:p>
          </table:table-cell>
          <table:table-cell office:value-type="string" calcext:value-type="string">
            <text:p>OIL IN</text:p>
          </table:table-cell>
          <table:table-cell office:value-type="string" calcext:value-type="string">
            <text:p>OTHER ELEC INPUTS</text:p>
          </table:table-cell>
          <table:table-cell table:number-columns-repeated="947"/>
        </table:table-row>
        <table:table-row table:style-name="ro1">
          <table:table-cell office:value-type="string" calcext:value-type="string">
            <text:p>FLOW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<text:s text:c="6"/>Coal liquefaction plants</text:p>
          </table:table-cell>
          <table:table-cell table:style-name="Default"/>
          <table:table-cell table:number-columns-repeated="2"/>
          <table:table-cell office:value-type="string" calcext:value-type="string">
            <office:annotation draw:style-name="gr1" draw:text-style-name="P2" svg:width="1.1413in" svg:height="0.3902in" svg:x="7.8343in" svg:y="0.298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8.7228in" svg:y="0.298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63423.43" calcext:value-type="float">
            <text:p>-63423.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9.6528in" svg:y="0.298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620.46" calcext:value-type="float">
            <text:p>33620.46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-29802.98" calcext:value-type="float">
            <text:p>-29802.98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IF([.G6:.W6];&quot;&lt;0&quot;;[.G6:.W6])" office:value-type="float" office:value="-63423.43" calcext:value-type="float">
            <text:p>-63423.43</text:p>
          </table:table-cell>
          <table:table-cell table:formula="of:=[.X6]" office:value-type="float" office:value="0" calcext:value-type="float">
            <text:p>0</text:p>
          </table:table-cell>
          <table:table-cell table:formula="of:=SUMIF([.Z6:.AD6]; &quot;&lt;0&quot;;[.Z6:.AD6])" office:value-type="float" office:value="0" calcext:value-type="float">
            <text:p>0</text:p>
          </table:table-cell>
          <table:table-cell table:formula="of:=SUMIF([.AE6:.AU6];&quot;&lt;0&quot;;[.AE6:.AU6])" office:value-type="float" office:value="0" calcext:value-type="float">
            <text:p>0</text:p>
          </table:table-cell>
          <table:table-cell table:number-columns-repeated="947"/>
        </table:table-row>
        <table:table-row table:style-name="ro1">
          <table:table-cell office:value-type="string" calcext:value-type="string">
            <text:p><text:s text:c="6"/>Gas-to-liquids (GTL) plants</text:p>
          </table:table-cell>
          <table:table-cell table:style-name="Default"/>
          <table:table-cell table:number-columns-repeated="2"/>
          <table:table-cell office:value-type="string" calcext:value-type="string">
            <office:annotation draw:style-name="gr1" draw:text-style-name="P2" svg:width="1.1413in" svg:height="0.3902in" svg:x="7.8343in" svg:y="0.476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8.7228in" svg:y="0.476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9.6528in" svg:y="0.476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47" office:value-type="float" office:value="0" calcext:value-type="float">
            <text:p>0</text:p>
          </table:table-cell>
          <table:table-cell/>
          <table:table-cell table:formula="of:=SUMIF([.G7:.W7];&quot;&lt;0&quot;;[.G7:.W7])" office:value-type="float" office:value="0" calcext:value-type="float">
            <text:p>0</text:p>
          </table:table-cell>
          <table:table-cell table:formula="of:=[.X7]" office:value-type="float" office:value="0" calcext:value-type="float">
            <text:p>0</text:p>
          </table:table-cell>
          <table:table-cell table:formula="of:=SUMIF([.Z7:.AD7]; &quot;&lt;0&quot;;[.Z7:.AD7])" office:value-type="float" office:value="0" calcext:value-type="float">
            <text:p>0</text:p>
          </table:table-cell>
          <table:table-cell table:formula="of:=SUMIF([.AE7:.AU7];&quot;&lt;0&quot;;[.AE7:.AU7])" office:value-type="float" office:value="0" calcext:value-type="float">
            <text:p>0</text:p>
          </table:table-cell>
          <table:table-cell table:number-columns-repeated="947"/>
        </table:table-row>
        <table:table-row table:style-name="ro1">
          <table:table-cell office:value-type="string" calcext:value-type="string">
            <text:p><text:s text:c="6"/>Oil refineries</text:p>
          </table:table-cell>
          <table:table-cell table:style-name="Default"/>
          <table:table-cell table:number-columns-repeated="2"/>
          <table:table-cell office:value-type="string" calcext:value-type="string">
            <office:annotation draw:style-name="gr1" draw:text-style-name="P2" svg:width="1.1413in" svg:height="0.3902in" svg:x="7.8343in" svg:y="0.6539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8.7228in" svg:y="0.6539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9.6528in" svg:y="0.6539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-24705934.19" calcext:value-type="float">
            <text:p>-24705934.19</text:p>
          </table:table-cell>
          <table:table-cell office:value-type="float" office:value="-258083.03" calcext:value-type="float">
            <text:p>-258083.03</text:p>
          </table:table-cell>
          <table:table-cell office:value-type="float" office:value="-1959570.47" calcext:value-type="float">
            <text:p>-1959570.47</text:p>
          </table:table-cell>
          <table:table-cell office:value-type="float" office:value="-104714.33" calcext:value-type="float">
            <text:p>-104714.33</text:p>
          </table:table-cell>
          <table:table-cell office:value-type="float" office:value="-65604.84" calcext:value-type="float">
            <text:p>-65604.84</text:p>
          </table:table-cell>
          <table:table-cell office:value-type="float" office:value="1063553.83" calcext:value-type="float">
            <text:p>1063553.83</text:p>
          </table:table-cell>
          <table:table-cell office:value-type="float" office:value="1831.5" calcext:value-type="float">
            <text:p>1831.5</text:p>
          </table:table-cell>
          <table:table-cell office:value-type="float" office:value="741259.37" calcext:value-type="float">
            <text:p>741259.37</text:p>
          </table:table-cell>
          <table:table-cell office:value-type="float" office:value="5233408.4" calcext:value-type="float">
            <text:p>5233408.4</text:p>
          </table:table-cell>
          <table:table-cell office:value-type="float" office:value="5291" calcext:value-type="float">
            <text:p>5291</text:p>
          </table:table-cell>
          <table:table-cell office:value-type="float" office:value="0" calcext:value-type="float">
            <text:p>0</text:p>
          </table:table-cell>
          <table:table-cell office:value-type="float" office:value="1438477.88" calcext:value-type="float">
            <text:p>1438477.88</text:p>
          </table:table-cell>
          <table:table-cell office:value-type="float" office:value="541694.55" calcext:value-type="float">
            <text:p>541694.55</text:p>
          </table:table-cell>
          <table:table-cell office:value-type="float" office:value="10908532.76" calcext:value-type="float">
            <text:p>10908532.76</text:p>
          </table:table-cell>
          <table:table-cell office:value-type="float" office:value="2882039.63" calcext:value-type="float">
            <text:p>2882039.63</text:p>
          </table:table-cell>
          <table:table-cell office:value-type="float" office:value="1701284.76" calcext:value-type="float">
            <text:p>1701284.76</text:p>
          </table:table-cell>
          <table:table-cell office:value-type="float" office:value="45131.25" calcext:value-type="float">
            <text:p>45131.25</text:p>
          </table:table-cell>
          <table:table-cell office:value-type="float" office:value="318793.44" calcext:value-type="float">
            <text:p>318793.44</text:p>
          </table:table-cell>
          <table:table-cell office:value-type="float" office:value="741997.88" calcext:value-type="float">
            <text:p>741997.88</text:p>
          </table:table-cell>
          <table:table-cell office:value-type="float" office:value="27768" calcext:value-type="float">
            <text:p>27768</text:p>
          </table:table-cell>
          <table:table-cell office:value-type="float" office:value="393777.95" calcext:value-type="float">
            <text:p>393777.95</text:p>
          </table:table-cell>
          <table:table-cell office:value-type="float" office:value="855378.28" calcext:value-type="float">
            <text:p>855378.28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-193686.36" calcext:value-type="float">
            <text:p>-193686.36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IF([.G8:.W8];&quot;&lt;0&quot;;[.G8:.W8])" office:value-type="float" office:value="0" calcext:value-type="float">
            <text:p>0</text:p>
          </table:table-cell>
          <table:table-cell table:formula="of:=[.X8]" office:value-type="float" office:value="0" calcext:value-type="float">
            <text:p>0</text:p>
          </table:table-cell>
          <table:table-cell table:formula="of:=SUMIF([.Z8:.AD8]; &quot;&lt;0&quot;;[.Z8:.AD8])" office:value-type="float" office:value="-27093906.86" calcext:value-type="float">
            <text:p>-27093906.86</text:p>
          </table:table-cell>
          <table:table-cell table:formula="of:=SUMIF([.AE8:.AU8];&quot;&lt;0&quot;;[.AE8:.AU8])" office:value-type="float" office:value="0" calcext:value-type="float">
            <text:p>0</text:p>
          </table:table-cell>
          <table:table-cell table:number-columns-repeated="947"/>
        </table:table-row>
        <table:table-row table:style-name="ro1">
          <table:table-cell office:value-type="string" calcext:value-type="string">
            <text:p><text:s text:c="6"/>Main activity producer electricity plants</text:p>
          </table:table-cell>
          <table:table-cell table:style-name="Default"/>
          <table:table-cell table:number-columns-repeated="2"/>
          <table:table-cell office:value-type="string" calcext:value-type="string">
            <office:annotation draw:style-name="gr1" draw:text-style-name="P2" svg:width="1.1413in" svg:height="0.3902in" svg:x="7.8343in" svg:y="0.831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8.7228in" svg:y="0.831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-103288.45" calcext:value-type="float">
            <text:p>-103288.45</text:p>
          </table:table-cell>
          <table:table-cell office:value-type="float" office:value="-6741.07" calcext:value-type="float">
            <text:p>-6741.07</text:p>
          </table:table-cell>
          <table:table-cell office:value-type="float" office:value="-3015724.83" calcext:value-type="float">
            <text:p>-3015724.83</text:p>
          </table:table-cell>
          <table:table-cell office:value-type="float" office:value="-40916.91" calcext:value-type="float">
            <text:p>-40916.91</text:p>
          </table:table-cell>
          <table:table-cell office:value-type="float" office:value="-2244885.8" calcext:value-type="float">
            <text:p>-2244885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903.94" calcext:value-type="float">
            <text:p>-8903.94</text:p>
          </table:table-cell>
          <table:table-cell office:value-type="float" office:value="-1991.5" calcext:value-type="float">
            <text:p>-1991.5</text:p>
          </table:table-cell>
          <table:table-cell office:value-type="float" office:value="-12089.02" calcext:value-type="float">
            <text:p>-12089.02</text:p>
          </table:table-cell>
          <table:table-cell office:value-type="float" office:value="-59539.31" calcext:value-type="float">
            <text:p>-59539.31</text:p>
          </table:table-cell>
          <table:table-cell office:value-type="float" office:value="-2973.46" calcext:value-type="float">
            <text:p>-2973.46</text:p>
          </table:table-cell>
          <table:table-cell office:value-type="float" office:value="-28857.2" calcext:value-type="float">
            <text:p>-28857.2</text:p>
          </table:table-cell>
          <table:table-cell office:value-type="float" office:value="0" calcext:value-type="float">
            <text:p>0</text:p>
          </table:table-cell>
          <table:table-cell office:value-type="float" office:value="-80361.18" calcext:value-type="float">
            <text:p>-80361.18</text:p>
          </table:table-cell>
          <table:table-cell office:value-type="float" office:value="-1511992.71" calcext:value-type="float">
            <text:p>-1511992.71</text:p>
          </table:table-cell>
          <table:table-cell office:value-type="string" calcext:value-type="string">
            <office:annotation draw:style-name="gr1" draw:text-style-name="P2" svg:width="1.1413in" svg:height="0.3902in" svg:x="29.6528in" svg:y="0.831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86" calcext:value-type="float">
            <text:p>-86</text:p>
          </table:table-cell>
          <table:table-cell office:value-type="float" office:value="-80841.15" calcext:value-type="float">
            <text:p>-80841.15</text:p>
          </table:table-cell>
          <table:table-cell office:value-type="float" office:value="-213725.26" calcext:value-type="float">
            <text:p>-213725.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7984" calcext:value-type="float">
            <text:p>-37984</text:p>
          </table:table-cell>
          <table:table-cell office:value-type="float" office:value="-6120" calcext:value-type="float">
            <text:p>-6120</text:p>
          </table:table-cell>
          <table:table-cell office:value-type="float" office:value="-10489.81" calcext:value-type="float">
            <text:p>-10489.81</text:p>
          </table:table-cell>
          <table:table-cell office:value-type="float" office:value="-78292.8" calcext:value-type="float">
            <text:p>-78292.8</text:p>
          </table:table-cell>
          <table:table-cell office:value-type="float" office:value="-81296.98" calcext:value-type="float">
            <text:p>-81296.98</text:p>
          </table:table-cell>
          <table:table-cell office:value-type="float" office:value="-323696.99" calcext:value-type="float">
            <text:p>-323696.99</text:p>
          </table:table-cell>
          <table:table-cell office:value-type="float" office:value="-130811.1" calcext:value-type="float">
            <text:p>-130811.1</text:p>
          </table:table-cell>
          <table:table-cell office:value-type="float" office:value="0" calcext:value-type="float">
            <text:p>0</text:p>
          </table:table-cell>
          <table:table-cell office:value-type="float" office:value="-100.01" calcext:value-type="float">
            <text:p>-100.01</text:p>
          </table:table-cell>
          <table:table-cell office:value-type="float" office:value="0" calcext:value-type="float">
            <text:p>0</text:p>
          </table:table-cell>
          <table:table-cell office:value-type="float" office:value="-25848.65" calcext:value-type="float">
            <text:p>-25848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053646.72" calcext:value-type="float">
            <text:p>-9053646.72</text:p>
          </table:table-cell>
          <table:table-cell office:value-type="float" office:value="-1209698.34" calcext:value-type="float">
            <text:p>-1209698.34</text:p>
          </table:table-cell>
          <table:table-cell office:value-type="float" office:value="-238537.01" calcext:value-type="float">
            <text:p>-238537.01</text:p>
          </table:table-cell>
          <table:table-cell office:value-type="float" office:value="-318195.11" calcext:value-type="float">
            <text:p>-318195.11</text:p>
          </table:table-cell>
          <table:table-cell office:value-type="float" office:value="-91960" calcext:value-type="float">
            <text:p>-91960</text:p>
          </table:table-cell>
          <table:table-cell office:value-type="float" office:value="-1754.7" calcext:value-type="float">
            <text:p>-1754.7</text:p>
          </table:table-cell>
          <table:table-cell office:value-type="float" office:value="-1058898.05" calcext:value-type="float">
            <text:p>-1058898.05</text:p>
          </table:table-cell>
          <table:table-cell office:value-type="float" office:value="-1306.8" calcext:value-type="float">
            <text:p>-1306.8</text:p>
          </table:table-cell>
          <table:table-cell office:value-type="float" office:value="8967514.67" calcext:value-type="float">
            <text:p>8967514.67</text:p>
          </table:table-cell>
          <table:table-cell office:value-type="float" office:value="0" calcext:value-type="float">
            <text:p>0</text:p>
          </table:table-cell>
          <table:table-cell office:value-type="float" office:value="-11114040.22" calcext:value-type="float">
            <text:p>-11114040.22</text:p>
          </table:table-cell>
          <table:table-cell office:value-type="float" office:value="-3477792.78" calcext:value-type="float">
            <text:p>-3477792.78</text:p>
          </table:table-cell>
          <table:table-cell/>
          <table:table-cell table:formula="of:=SUMIF([.G9:.W9];&quot;&lt;0&quot;;[.G9:.W9])" office:value-type="float" office:value="-5606272.67" calcext:value-type="float">
            <text:p>-5606272.67</text:p>
          </table:table-cell>
          <table:table-cell table:formula="of:=[.X9]" office:value-type="float" office:value="-1511992.71" calcext:value-type="float">
            <text:p>-1511992.71</text:p>
          </table:table-cell>
          <table:table-cell table:formula="of:=SUMIF([.Z9:.AD9]; &quot;&lt;0&quot;;[.Z9:.AD9])" office:value-type="float" office:value="0" calcext:value-type="float">
            <text:p>0</text:p>
          </table:table-cell>
          <table:table-cell table:formula="of:=SUMIF([.AE9:.AU9];&quot;&lt;0&quot;;[.AE9:.AU9])" office:value-type="float" office:value="-338756.41" calcext:value-type="float">
            <text:p>-338756.41</text:p>
          </table:table-cell>
          <table:table-cell table:number-columns-repeated="947"/>
        </table:table-row>
        <table:table-row table:style-name="ro1">
          <table:table-cell office:value-type="string" calcext:value-type="string">
            <text:p><text:s text:c="6"/>Main activity producer CHP plants</text:p>
          </table:table-cell>
          <table:table-cell table:style-name="Default"/>
          <table:table-cell table:number-columns-repeated="2"/>
          <table:table-cell office:value-type="string" calcext:value-type="string">
            <office:annotation draw:style-name="gr1" draw:text-style-name="P2" svg:width="1.1413in" svg:height="0.3902in" svg:x="7.8343in" svg:y="1.009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8.7228in" svg:y="1.009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-13509.96" calcext:value-type="float">
            <text:p>-13509.96</text:p>
          </table:table-cell>
          <table:table-cell office:value-type="float" office:value="-1311" calcext:value-type="float">
            <text:p>-1311</text:p>
          </table:table-cell>
          <table:table-cell office:value-type="float" office:value="-1210058.36" calcext:value-type="float">
            <text:p>-1210058.36</text:p>
          </table:table-cell>
          <table:table-cell office:value-type="float" office:value="-10626.95" calcext:value-type="float">
            <text:p>-10626.95</text:p>
          </table:table-cell>
          <table:table-cell office:value-type="float" office:value="-818975.24" calcext:value-type="float">
            <text:p>-818975.24</text:p>
          </table:table-cell>
          <table:table-cell office:value-type="float" office:value="0" calcext:value-type="float">
            <text:p>0</text:p>
          </table:table-cell>
          <table:table-cell office:value-type="float" office:value="-117" calcext:value-type="float">
            <text:p>-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385.64" calcext:value-type="float">
            <text:p>-16385.64</text:p>
          </table:table-cell>
          <table:table-cell office:value-type="float" office:value="-464.39" calcext:value-type="float">
            <text:p>-464.39</text:p>
          </table:table-cell>
          <table:table-cell office:value-type="float" office:value="-20996.85" calcext:value-type="float">
            <text:p>-20996.85</text:p>
          </table:table-cell>
          <table:table-cell office:value-type="float" office:value="-40810.6" calcext:value-type="float">
            <text:p>-40810.6</text:p>
          </table:table-cell>
          <table:table-cell office:value-type="float" office:value="-6281" calcext:value-type="float">
            <text:p>-6281</text:p>
          </table:table-cell>
          <table:table-cell office:value-type="float" office:value="-36499.07" calcext:value-type="float">
            <text:p>-36499.07</text:p>
          </table:table-cell>
          <table:table-cell office:value-type="float" office:value="-84.5" calcext:value-type="float">
            <text:p>-84.5</text:p>
          </table:table-cell>
          <table:table-cell office:value-type="float" office:value="-4268.3" calcext:value-type="float">
            <text:p>-4268.3</text:p>
          </table:table-cell>
          <table:table-cell office:value-type="float" office:value="-1350771.68" calcext:value-type="float">
            <text:p>-1350771.68</text:p>
          </table:table-cell>
          <table:table-cell office:value-type="string" calcext:value-type="string">
            <office:annotation draw:style-name="gr1" draw:text-style-name="P2" svg:width="1.1413in" svg:height="0.3902in" svg:x="29.6528in" svg:y="1.009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1137.83" calcext:value-type="float">
            <text:p>-21137.83</text:p>
          </table:table-cell>
          <table:table-cell office:value-type="float" office:value="0" calcext:value-type="float">
            <text:p>0</text:p>
          </table:table-cell>
          <table:table-cell office:value-type="float" office:value="-322" calcext:value-type="float">
            <text:p>-3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843.14" calcext:value-type="float">
            <text:p>-6843.14</text:p>
          </table:table-cell>
          <table:table-cell office:value-type="float" office:value="-28441.77" calcext:value-type="float">
            <text:p>-28441.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500.4" calcext:value-type="float">
            <text:p>-6500.4</text:p>
          </table:table-cell>
          <table:table-cell office:value-type="float" office:value="-107840" calcext:value-type="float">
            <text:p>-107840</text:p>
          </table:table-cell>
          <table:table-cell office:value-type="float" office:value="-20171.67" calcext:value-type="float">
            <text:p>-20171.67</text:p>
          </table:table-cell>
          <table:table-cell office:value-type="float" office:value="-129477.21" calcext:value-type="float">
            <text:p>-129477.21</text:p>
          </table:table-cell>
          <table:table-cell office:value-type="float" office:value="-112555.26" calcext:value-type="float">
            <text:p>-112555.26</text:p>
          </table:table-cell>
          <table:table-cell office:value-type="float" office:value="-442223.85" calcext:value-type="float">
            <text:p>-442223.85</text:p>
          </table:table-cell>
          <table:table-cell office:value-type="float" office:value="-219926.14" calcext:value-type="float">
            <text:p>-219926.14</text:p>
          </table:table-cell>
          <table:table-cell office:value-type="float" office:value="0" calcext:value-type="float">
            <text:p>0</text:p>
          </table:table-cell>
          <table:table-cell office:value-type="float" office:value="-107.6" calcext:value-type="float">
            <text:p>-107.6</text:p>
          </table:table-cell>
          <table:table-cell office:value-type="float" office:value="0" calcext:value-type="float">
            <text:p>0</text:p>
          </table:table-cell>
          <table:table-cell office:value-type="float" office:value="-15460.15" calcext:value-type="float">
            <text:p>-15460.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95167.18" calcext:value-type="float">
            <text:p>-295167.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2276.51" calcext:value-type="float">
            <text:p>-22276.51</text:p>
          </table:table-cell>
          <table:table-cell office:value-type="float" office:value="1625435.85" calcext:value-type="float">
            <text:p>1625435.85</text:p>
          </table:table-cell>
          <table:table-cell office:value-type="float" office:value="1437816.37" calcext:value-type="float">
            <text:p>1437816.37</text:p>
          </table:table-cell>
          <table:table-cell office:value-type="float" office:value="-1896359.03" calcext:value-type="float">
            <text:p>-1896359.03</text:p>
          </table:table-cell>
          <table:table-cell office:value-type="float" office:value="-807194.96" calcext:value-type="float">
            <text:p>-807194.96</text:p>
          </table:table-cell>
          <table:table-cell/>
          <table:table-cell table:formula="of:=SUMIF([.G10:.W10];&quot;&lt;0&quot;;[.G10:.W10])" office:value-type="float" office:value="-2180388.86" calcext:value-type="float">
            <text:p>-2180388.86</text:p>
          </table:table-cell>
          <table:table-cell table:formula="of:=[.X10]" office:value-type="float" office:value="-1350771.68" calcext:value-type="float">
            <text:p>-1350771.68</text:p>
          </table:table-cell>
          <table:table-cell table:formula="of:=SUMIF([.Z10:.AD10]; &quot;&lt;0&quot;;[.Z10:.AD10])" office:value-type="float" office:value="0" calcext:value-type="float">
            <text:p>0</text:p>
          </table:table-cell>
          <table:table-cell table:formula="of:=SUMIF([.AE10:.AU10];&quot;&lt;0&quot;;[.AE10:.AU10])" office:value-type="float" office:value="-171085.14" calcext:value-type="float">
            <text:p>-171085.14</text:p>
          </table:table-cell>
          <table:table-cell table:number-columns-repeated="947"/>
        </table:table-row>
        <table:table-row table:style-name="ro1">
          <table:table-cell office:value-type="string" calcext:value-type="string">
            <text:p><text:s text:c="6"/>Main activity producer heat plants</text:p>
          </table:table-cell>
          <table:table-cell table:style-name="Default"/>
          <table:table-cell table:number-columns-repeated="2"/>
          <table:table-cell office:value-type="string" calcext:value-type="string">
            <office:annotation draw:style-name="gr1" draw:text-style-name="P2" svg:width="1.1413in" svg:height="0.3902in" svg:x="7.8343in" svg:y="1.187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8.7228in" svg:y="1.187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-771.99" calcext:value-type="float">
            <text:p>-771.99</text:p>
          </table:table-cell>
          <table:table-cell office:value-type="float" office:value="-87" calcext:value-type="float">
            <text:p>-87</text:p>
          </table:table-cell>
          <table:table-cell office:value-type="float" office:value="-123742.46" calcext:value-type="float">
            <text:p>-123742.46</text:p>
          </table:table-cell>
          <table:table-cell office:value-type="float" office:value="-283.01" calcext:value-type="float">
            <text:p>-283.01</text:p>
          </table:table-cell>
          <table:table-cell office:value-type="float" office:value="-4439.09" calcext:value-type="float">
            <text:p>-4439.09</text:p>
          </table:table-cell>
          <table:table-cell office:value-type="float" office:value="0" calcext:value-type="float">
            <text:p>0</text:p>
          </table:table-cell>
          <table:table-cell office:value-type="float" office:value="-28.65" calcext:value-type="float">
            <text:p>-28.65</text:p>
          </table:table-cell>
          <table:table-cell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office:value-type="float" office:value="-1655.01" calcext:value-type="float">
            <text:p>-1655.01</text:p>
          </table:table-cell>
          <table:table-cell office:value-type="float" office:value="-83.02" calcext:value-type="float">
            <text:p>-83.02</text:p>
          </table:table-cell>
          <table:table-cell office:value-type="float" office:value="-2280.54" calcext:value-type="float">
            <text:p>-2280.54</text:p>
          </table:table-cell>
          <table:table-cell office:value-type="float" office:value="-2790" calcext:value-type="float">
            <text:p>-2790</text:p>
          </table:table-cell>
          <table:table-cell office:value-type="float" office:value="-76" calcext:value-type="float">
            <text:p>-76</text:p>
          </table:table-cell>
          <table:table-cell office:value-type="float" office:value="-8817.69" calcext:value-type="float">
            <text:p>-8817.69</text:p>
          </table:table-cell>
          <table:table-cell office:value-type="float" office:value="-67.6" calcext:value-type="float">
            <text:p>-67.6</text:p>
          </table:table-cell>
          <table:table-cell office:value-type="float" office:value="0" calcext:value-type="float">
            <text:p>0</text:p>
          </table:table-cell>
          <table:table-cell office:value-type="float" office:value="-252821.42" calcext:value-type="float">
            <text:p>-252821.42</text:p>
          </table:table-cell>
          <table:table-cell office:value-type="string" calcext:value-type="string">
            <office:annotation draw:style-name="gr1" draw:text-style-name="P2" svg:width="1.1413in" svg:height="0.3902in" svg:x="29.6528in" svg:y="1.187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749.54" calcext:value-type="float">
            <text:p>-5749.54</text:p>
          </table:table-cell>
          <table:table-cell office:value-type="float" office:value="0" calcext:value-type="float">
            <text:p>0</text:p>
          </table:table-cell>
          <table:table-cell office:value-type="float" office:value="-151.99" calcext:value-type="float">
            <text:p>-151.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029.61" calcext:value-type="float">
            <text:p>-7029.61</text:p>
          </table:table-cell>
          <table:table-cell office:value-type="float" office:value="-11524.52" calcext:value-type="float">
            <text:p>-11524.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4.2" calcext:value-type="float">
            <text:p>-94.2</text:p>
          </table:table-cell>
          <table:table-cell office:value-type="float" office:value="-1240" calcext:value-type="float">
            <text:p>-1240</text:p>
          </table:table-cell>
          <table:table-cell office:value-type="float" office:value="-4034" calcext:value-type="float">
            <text:p>-4034</text:p>
          </table:table-cell>
          <table:table-cell office:value-type="float" office:value="-24246.54" calcext:value-type="float">
            <text:p>-24246.54</text:p>
          </table:table-cell>
          <table:table-cell office:value-type="float" office:value="-23498.06" calcext:value-type="float">
            <text:p>-23498.06</text:p>
          </table:table-cell>
          <table:table-cell office:value-type="float" office:value="-169005.61" calcext:value-type="float">
            <text:p>-169005.61</text:p>
          </table:table-cell>
          <table:table-cell office:value-type="float" office:value="-1125.93" calcext:value-type="float">
            <text:p>-1125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00.29" calcext:value-type="float">
            <text:p>-2300.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35" calcext:value-type="float">
            <text:p>-635</text:p>
          </table:table-cell>
          <table:table-cell office:value-type="float" office:value="0" calcext:value-type="float">
            <text:p>0</text:p>
          </table:table-cell>
          <table:table-cell office:value-type="float" office:value="-13059.81" calcext:value-type="float">
            <text:p>-13059.81</text:p>
          </table:table-cell>
          <table:table-cell office:value-type="float" office:value="0" calcext:value-type="float">
            <text:p>0</text:p>
          </table:table-cell>
          <table:table-cell office:value-type="float" office:value="-1072.97" calcext:value-type="float">
            <text:p>-1072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21" calcext:value-type="float">
            <text:p>-3521</text:p>
          </table:table-cell>
          <table:table-cell office:value-type="float" office:value="0" calcext:value-type="float">
            <text:p>0</text:p>
          </table:table-cell>
          <table:table-cell office:value-type="float" office:value="550838.53" calcext:value-type="float">
            <text:p>550838.53</text:p>
          </table:table-cell>
          <table:table-cell office:value-type="float" office:value="-115430.01" calcext:value-type="float">
            <text:p>-115430.01</text:p>
          </table:table-cell>
          <table:table-cell office:value-type="float" office:value="-210811.15" calcext:value-type="float">
            <text:p>-210811.15</text:p>
          </table:table-cell>
          <table:table-cell/>
          <table:table-cell table:formula="of:=SUMIF([.G11:.W11];&quot;&lt;0&quot;;[.G11:.W11])" office:value-type="float" office:value="-145158.06" calcext:value-type="float">
            <text:p>-145158.06</text:p>
          </table:table-cell>
          <table:table-cell table:formula="of:=[.X11]" office:value-type="float" office:value="-252821.42" calcext:value-type="float">
            <text:p>-252821.42</text:p>
          </table:table-cell>
          <table:table-cell table:formula="of:=SUMIF([.Z11:.AD11]; &quot;&lt;0&quot;;[.Z11:.AD11])" office:value-type="float" office:value="0" calcext:value-type="float">
            <text:p>0</text:p>
          </table:table-cell>
          <table:table-cell table:formula="of:=SUMIF([.AE11:.AU11];&quot;&lt;0&quot;;[.AE11:.AU11])" office:value-type="float" office:value="-25789.86" calcext:value-type="float">
            <text:p>-25789.86</text:p>
          </table:table-cell>
          <table:table-cell table:number-columns-repeated="947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7" office:value-type="string" calcext:value-type="string">
            <text:p>TOTAL ENERGY ENTRIES</text:p>
          </table:table-cell>
          <table:table-cell table:style-name="ce39" table:formula="of:=SUM([.BV6:.BY11])" office:value-type="float" office:value="-38740367.1" calcext:value-type="float">
            <text:p>-38740367.1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n EJ</text:p>
          </table:table-cell>
          <table:table-cell table:style-name="ce41" table:formula="of:=-[.B14]*10^(-6)" office:value-type="float" office:value="38.7403671" calcext:value-type="float">
            <text:p>38.7403671</text:p>
          </table:table-cell>
          <table:table-cell table:number-columns-repeated="1022"/>
        </table:table-row>
        <table:table-row table:style-name="ro1">
          <table:table-cell table:style-name="ce25" table:number-columns-repeated="2"/>
          <table:table-cell table:style-name="ce2" table:number-columns-repeated="1022"/>
        </table:table-row>
        <table:table-row table:style-name="ro1">
          <table:table-cell office:value-type="string" calcext:value-type="string">
            <text:p>(I would also sum the following)</text:p>
          </table:table-cell>
          <table:table-cell table:style-name="Default" table:formula="of:=SUMIF([.G28:.AU30]; &quot;&lt;0&quot;;[.G28:.AU30])" office:value-type="float" office:value="-209195.96" calcext:value-type="float">
            <text:p>-209195.96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ALL TRANSFORMATION PROCESSES</text:p>
          </table:table-cell>
          <table:table-cell table:style-name="Default" office:value-type="string" calcext:value-type="string">
            <text:p>sigla</text:p>
          </table:table-cell>
          <table:table-cell office:value-type="string" calcext:value-type="string">
            <text:p>sector of destination PE</text:p>
          </table:table-cell>
          <table:table-cell office:value-type="string" calcext:value-type="string">
            <text:p>sector of origin of 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3"/>Transformation processes</text:p>
          </table:table-cell>
          <table:table-cell table:style-name="Default"/>
          <table:table-cell table:number-columns-repeated="2"/>
          <table:table-cell office:value-type="string" calcext:value-type="string">
            <office:annotation draw:style-name="gr1" draw:text-style-name="P2" svg:width="1.1413in" svg:height="0.3902in" svg:x="7.8343in" svg:y="2.96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8.7228in" svg:y="2.96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-139689.55" calcext:value-type="float">
            <text:p>-139689.55</text:p>
          </table:table-cell>
          <table:table-cell office:value-type="float" office:value="-1664003.55" calcext:value-type="float">
            <text:p>-1664003.55</text:p>
          </table:table-cell>
          <table:table-cell office:value-type="float" office:value="-4694730.85" calcext:value-type="float">
            <text:p>-4694730.85</text:p>
          </table:table-cell>
          <table:table-cell office:value-type="float" office:value="-52199.87" calcext:value-type="float">
            <text:p>-52199.87</text:p>
          </table:table-cell>
          <table:table-cell office:value-type="float" office:value="-3329835.65" calcext:value-type="float">
            <text:p>-3329835.65</text:p>
          </table:table-cell>
          <table:table-cell office:value-type="float" office:value="6611.09" calcext:value-type="float">
            <text:p>6611.09</text:p>
          </table:table-cell>
          <table:table-cell office:value-type="float" office:value="207084.83" calcext:value-type="float">
            <text:p>207084.83</text:p>
          </table:table-cell>
          <table:table-cell office:value-type="float" office:value="0" calcext:value-type="float">
            <text:p>0</text:p>
          </table:table-cell>
          <table:table-cell office:value-type="float" office:value="40722.34" calcext:value-type="float">
            <text:p>40722.34</text:p>
          </table:table-cell>
          <table:table-cell office:value-type="float" office:value="123683.35" calcext:value-type="float">
            <text:p>123683.35</text:p>
          </table:table-cell>
          <table:table-cell office:value-type="float" office:value="518.41" calcext:value-type="float">
            <text:p>518.41</text:p>
          </table:table-cell>
          <table:table-cell office:value-type="float" office:value="224398.69" calcext:value-type="float">
            <text:p>224398.69</text:p>
          </table:table-cell>
          <table:table-cell office:value-type="float" office:value="252246.55" calcext:value-type="float">
            <text:p>252246.55</text:p>
          </table:table-cell>
          <table:table-cell office:value-type="float" office:value="38579.65" calcext:value-type="float">
            <text:p>38579.65</text:p>
          </table:table-cell>
          <table:table-cell office:value-type="float" office:value="-80328.72" calcext:value-type="float">
            <text:p>-80328.72</text:p>
          </table:table-cell>
          <table:table-cell office:value-type="float" office:value="2788.17" calcext:value-type="float">
            <text:p>2788.17</text:p>
          </table:table-cell>
          <table:table-cell office:value-type="float" office:value="-159942.04" calcext:value-type="float">
            <text:p>-159942.04</text:p>
          </table:table-cell>
          <table:table-cell office:value-type="float" office:value="-4155934.32" calcext:value-type="float">
            <text:p>-4155934.32</text:p>
          </table:table-cell>
          <table:table-cell office:value-type="string" calcext:value-type="string">
            <office:annotation draw:style-name="gr1" draw:text-style-name="P2" svg:width="1.1413in" svg:height="0.3902in" svg:x="29.6528in" svg:y="2.96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-24705934.19" calcext:value-type="float">
            <text:p>-24705934.19</text:p>
          </table:table-cell>
          <table:table-cell office:value-type="float" office:value="-310311.03" calcext:value-type="float">
            <text:p>-310311.03</text:p>
          </table:table-cell>
          <table:table-cell office:value-type="float" office:value="-1255976.43" calcext:value-type="float">
            <text:p>-1255976.43</text:p>
          </table:table-cell>
          <table:table-cell office:value-type="float" office:value="-104714.33" calcext:value-type="float">
            <text:p>-104714.33</text:p>
          </table:table-cell>
          <table:table-cell office:value-type="float" office:value="34494.06" calcext:value-type="float">
            <text:p>34494.06</text:p>
          </table:table-cell>
          <table:table-cell office:value-type="float" office:value="924690.45" calcext:value-type="float">
            <text:p>924690.45</text:p>
          </table:table-cell>
          <table:table-cell office:value-type="float" office:value="1831.5" calcext:value-type="float">
            <text:p>1831.5</text:p>
          </table:table-cell>
          <table:table-cell office:value-type="float" office:value="634559.58" calcext:value-type="float">
            <text:p>634559.58</text:p>
          </table:table-cell>
          <table:table-cell office:value-type="float" office:value="5230108.4" calcext:value-type="float">
            <text:p>5230108.4</text:p>
          </table:table-cell>
          <table:table-cell office:value-type="float" office:value="5291" calcext:value-type="float">
            <text:p>5291</text:p>
          </table:table-cell>
          <table:table-cell office:value-type="float" office:value="0" calcext:value-type="float">
            <text:p>0</text:p>
          </table:table-cell>
          <table:table-cell office:value-type="float" office:value="1438379.66" calcext:value-type="float">
            <text:p>1438379.66</text:p>
          </table:table-cell>
          <table:table-cell office:value-type="float" office:value="521312.78" calcext:value-type="float">
            <text:p>521312.78</text:p>
          </table:table-cell>
          <table:table-cell office:value-type="float" office:value="10796535.53" calcext:value-type="float">
            <text:p>10796535.53</text:p>
          </table:table-cell>
          <table:table-cell office:value-type="float" office:value="2517379.06" calcext:value-type="float">
            <text:p>2517379.06</text:p>
          </table:table-cell>
          <table:table-cell office:value-type="float" office:value="1258917.41" calcext:value-type="float">
            <text:p>1258917.41</text:p>
          </table:table-cell>
          <table:table-cell office:value-type="float" office:value="45087.65" calcext:value-type="float">
            <text:p>45087.65</text:p>
          </table:table-cell>
          <table:table-cell office:value-type="float" office:value="318793.44" calcext:value-type="float">
            <text:p>318793.44</text:p>
          </table:table-cell>
          <table:table-cell office:value-type="float" office:value="741997.88" calcext:value-type="float">
            <text:p>741997.88</text:p>
          </table:table-cell>
          <table:table-cell office:value-type="float" office:value="27648" calcext:value-type="float">
            <text:p>27648</text:p>
          </table:table-cell>
          <table:table-cell office:value-type="float" office:value="326383.36" calcext:value-type="float">
            <text:p>326383.36</text:p>
          </table:table-cell>
          <table:table-cell office:value-type="float" office:value="675253.76" calcext:value-type="float">
            <text:p>675253.76</text:p>
          </table:table-cell>
          <table:table-cell office:value-type="float" office:value="-57289.2" calcext:value-type="float">
            <text:p>-57289.2</text:p>
          </table:table-cell>
          <table:table-cell office:value-type="float" office:value="-374378.79" calcext:value-type="float">
            <text:p>-374378.79</text:p>
          </table:table-cell>
          <table:table-cell office:value-type="float" office:value="-351136.13" calcext:value-type="float">
            <text:p>-351136.13</text:p>
          </table:table-cell>
          <table:table-cell office:value-type="float" office:value="-1224768.01" calcext:value-type="float">
            <text:p>-1224768.01</text:p>
          </table:table-cell>
          <table:table-cell office:value-type="float" office:value="-525638.71" calcext:value-type="float">
            <text:p>-525638.71</text:p>
          </table:table-cell>
          <table:table-cell office:value-type="float" office:value="0" calcext:value-type="float">
            <text:p>0</text:p>
          </table:table-cell>
          <table:table-cell office:value-type="float" office:value="-264.17" calcext:value-type="float">
            <text:p>-264.17</text:p>
          </table:table-cell>
          <table:table-cell office:value-type="float" office:value="0" calcext:value-type="float">
            <text:p>0</text:p>
          </table:table-cell>
          <table:table-cell office:value-type="float" office:value="-46313.28" calcext:value-type="float">
            <text:p>-46313.28</text:p>
          </table:table-cell>
          <table:table-cell office:value-type="float" office:value="0" calcext:value-type="float">
            <text:p>0</text:p>
          </table:table-cell>
          <table:table-cell office:value-type="float" office:value="3565.32" calcext:value-type="float">
            <text:p>3565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349448.9" calcext:value-type="float">
            <text:p>-9349448.9</text:p>
          </table:table-cell>
          <table:table-cell office:value-type="float" office:value="-1232243.17" calcext:value-type="float">
            <text:p>-1232243.17</text:p>
          </table:table-cell>
          <table:table-cell office:value-type="float" office:value="-253398.21" calcext:value-type="float">
            <text:p>-253398.21</text:p>
          </table:table-cell>
          <table:table-cell office:value-type="float" office:value="-370069.29" calcext:value-type="float">
            <text:p>-370069.29</text:p>
          </table:table-cell>
          <table:table-cell office:value-type="float" office:value="-93032.97" calcext:value-type="float">
            <text:p>-93032.97</text:p>
          </table:table-cell>
          <table:table-cell office:value-type="float" office:value="-1761.91" calcext:value-type="float">
            <text:p>-1761.91</text:p>
          </table:table-cell>
          <table:table-cell office:value-type="float" office:value="-1092524.25" calcext:value-type="float">
            <text:p>-1092524.25</text:p>
          </table:table-cell>
          <table:table-cell office:value-type="float" office:value="-30383.53" calcext:value-type="float">
            <text:p>-30383.53</text:p>
          </table:table-cell>
          <table:table-cell office:value-type="float" office:value="11570510.83" calcext:value-type="float">
            <text:p>11570510.83</text:p>
          </table:table-cell>
          <table:table-cell office:value-type="float" office:value="2317550.95" calcext:value-type="float">
            <text:p>2317550.95</text:p>
          </table:table-cell>
          <table:table-cell office:value-type="float" office:value="-15369327.39" calcext:value-type="float">
            <text:p>-15369327.39</text:p>
          </table:table-cell>
          <table:table-cell office:value-type="float" office:value="-5210827.45" calcext:value-type="float">
            <text:p>-5210827.45</text:p>
          </table:table-cell>
          <table:table-cell table:number-columns-repeated="952"/>
        </table:table-row>
        <table:table-row table:style-name="ro2">
          <table:table-cell table:style-name="ce1" office:value-type="string" calcext:value-type="string">
            <text:p><text:s text:c="6"/>Main activity producer electricity plants</text:p>
          </table:table-cell>
          <table:table-cell office:value-type="string" calcext:value-type="string">
            <text:p>MAINELEC</text:p>
          </table:table-cell>
          <table:table-cell table:style-name="ce2" table:number-columns-repeated="2"/>
          <table:table-cell office:value-type="string" calcext:value-type="string">
            <office:annotation draw:style-name="gr1" draw:text-style-name="P2" svg:width="1.1413in" svg:height="0.3902in" svg:x="7.8343in" svg:y="3.1429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8.7228in" svg:y="3.1429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-103288.45" calcext:value-type="float">
            <text:p>-103288.45</text:p>
          </table:table-cell>
          <table:table-cell office:value-type="float" office:value="-6741.07" calcext:value-type="float">
            <text:p>-6741.07</text:p>
          </table:table-cell>
          <table:table-cell office:value-type="float" office:value="-3015724.83" calcext:value-type="float">
            <text:p>-3015724.83</text:p>
          </table:table-cell>
          <table:table-cell office:value-type="float" office:value="-40916.91" calcext:value-type="float">
            <text:p>-40916.91</text:p>
          </table:table-cell>
          <table:table-cell office:value-type="float" office:value="-2244885.8" calcext:value-type="float">
            <text:p>-2244885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903.94" calcext:value-type="float">
            <text:p>-8903.94</text:p>
          </table:table-cell>
          <table:table-cell office:value-type="float" office:value="-1991.5" calcext:value-type="float">
            <text:p>-1991.5</text:p>
          </table:table-cell>
          <table:table-cell office:value-type="float" office:value="-12089.02" calcext:value-type="float">
            <text:p>-12089.02</text:p>
          </table:table-cell>
          <table:table-cell office:value-type="float" office:value="-59539.31" calcext:value-type="float">
            <text:p>-59539.31</text:p>
          </table:table-cell>
          <table:table-cell office:value-type="float" office:value="-2973.46" calcext:value-type="float">
            <text:p>-2973.46</text:p>
          </table:table-cell>
          <table:table-cell office:value-type="float" office:value="-28857.2" calcext:value-type="float">
            <text:p>-28857.2</text:p>
          </table:table-cell>
          <table:table-cell office:value-type="float" office:value="0" calcext:value-type="float">
            <text:p>0</text:p>
          </table:table-cell>
          <table:table-cell office:value-type="float" office:value="-80361.18" calcext:value-type="float">
            <text:p>-80361.18</text:p>
          </table:table-cell>
          <table:table-cell office:value-type="float" office:value="-1511992.71" calcext:value-type="float">
            <text:p>-1511992.71</text:p>
          </table:table-cell>
          <table:table-cell office:value-type="string" calcext:value-type="string">
            <office:annotation draw:style-name="gr1" draw:text-style-name="P2" svg:width="1.1413in" svg:height="0.3902in" svg:x="29.6528in" svg:y="3.1429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86" calcext:value-type="float">
            <text:p>-86</text:p>
          </table:table-cell>
          <table:table-cell office:value-type="float" office:value="-80841.15" calcext:value-type="float">
            <text:p>-80841.15</text:p>
          </table:table-cell>
          <table:table-cell office:value-type="float" office:value="-213725.26" calcext:value-type="float">
            <text:p>-213725.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7984" calcext:value-type="float">
            <text:p>-37984</text:p>
          </table:table-cell>
          <table:table-cell office:value-type="float" office:value="-6120" calcext:value-type="float">
            <text:p>-6120</text:p>
          </table:table-cell>
          <table:table-cell office:value-type="float" office:value="-10489.81" calcext:value-type="float">
            <text:p>-10489.81</text:p>
          </table:table-cell>
          <table:table-cell office:value-type="float" office:value="-78292.8" calcext:value-type="float">
            <text:p>-78292.8</text:p>
          </table:table-cell>
          <table:table-cell office:value-type="float" office:value="-81296.98" calcext:value-type="float">
            <text:p>-81296.98</text:p>
          </table:table-cell>
          <table:table-cell office:value-type="float" office:value="-323696.99" calcext:value-type="float">
            <text:p>-323696.99</text:p>
          </table:table-cell>
          <table:table-cell office:value-type="float" office:value="-130811.1" calcext:value-type="float">
            <text:p>-130811.1</text:p>
          </table:table-cell>
          <table:table-cell office:value-type="float" office:value="0" calcext:value-type="float">
            <text:p>0</text:p>
          </table:table-cell>
          <table:table-cell office:value-type="float" office:value="-100.01" calcext:value-type="float">
            <text:p>-100.01</text:p>
          </table:table-cell>
          <table:table-cell office:value-type="float" office:value="0" calcext:value-type="float">
            <text:p>0</text:p>
          </table:table-cell>
          <table:table-cell office:value-type="float" office:value="-25848.65" calcext:value-type="float">
            <text:p>-25848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053646.72" calcext:value-type="float">
            <text:p>-9053646.72</text:p>
          </table:table-cell>
          <table:table-cell office:value-type="float" office:value="-1209698.34" calcext:value-type="float">
            <text:p>-1209698.34</text:p>
          </table:table-cell>
          <table:table-cell office:value-type="float" office:value="-238537.01" calcext:value-type="float">
            <text:p>-238537.01</text:p>
          </table:table-cell>
          <table:table-cell office:value-type="float" office:value="-318195.11" calcext:value-type="float">
            <text:p>-318195.11</text:p>
          </table:table-cell>
          <table:table-cell office:value-type="float" office:value="-91960" calcext:value-type="float">
            <text:p>-91960</text:p>
          </table:table-cell>
          <table:table-cell office:value-type="float" office:value="-1754.7" calcext:value-type="float">
            <text:p>-1754.7</text:p>
          </table:table-cell>
          <table:table-cell office:value-type="float" office:value="-1058898.05" calcext:value-type="float">
            <text:p>-1058898.05</text:p>
          </table:table-cell>
          <table:table-cell office:value-type="float" office:value="-1306.8" calcext:value-type="float">
            <text:p>-1306.8</text:p>
          </table:table-cell>
          <table:table-cell office:value-type="float" office:value="8967514.67" calcext:value-type="float">
            <text:p>8967514.67</text:p>
          </table:table-cell>
          <table:table-cell office:value-type="float" office:value="0" calcext:value-type="float">
            <text:p>0</text:p>
          </table:table-cell>
          <table:table-cell office:value-type="float" office:value="-11114040.22" calcext:value-type="float">
            <text:p>-11114040.22</text:p>
          </table:table-cell>
          <table:table-cell office:value-type="float" office:value="-3477792.78" calcext:value-type="float">
            <text:p>-3477792.78</text:p>
          </table:table-cell>
          <table:table-cell table:number-columns-repeated="952"/>
        </table:table-row>
        <table:table-row table:style-name="ro1">
          <table:table-cell table:style-name="ce1" office:value-type="string" calcext:value-type="string">
            <text:p><text:s text:c="6"/>Main activity producer CHP plants</text:p>
          </table:table-cell>
          <table:table-cell office:value-type="string" calcext:value-type="string">
            <text:p>MAINCHP</text:p>
          </table:table-cell>
          <table:table-cell table:style-name="ce2" table:number-columns-repeated="2"/>
          <table:table-cell office:value-type="string" calcext:value-type="string">
            <office:annotation draw:style-name="gr1" draw:text-style-name="P2" svg:width="1.1413in" svg:height="0.3902in" svg:x="7.8343in" svg:y="3.31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8.7228in" svg:y="3.31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-13509.96" calcext:value-type="float">
            <text:p>-13509.96</text:p>
          </table:table-cell>
          <table:table-cell office:value-type="float" office:value="-1311" calcext:value-type="float">
            <text:p>-1311</text:p>
          </table:table-cell>
          <table:table-cell office:value-type="float" office:value="-1210058.36" calcext:value-type="float">
            <text:p>-1210058.36</text:p>
          </table:table-cell>
          <table:table-cell office:value-type="float" office:value="-10626.95" calcext:value-type="float">
            <text:p>-10626.95</text:p>
          </table:table-cell>
          <table:table-cell office:value-type="float" office:value="-818975.24" calcext:value-type="float">
            <text:p>-818975.24</text:p>
          </table:table-cell>
          <table:table-cell office:value-type="float" office:value="0" calcext:value-type="float">
            <text:p>0</text:p>
          </table:table-cell>
          <table:table-cell office:value-type="float" office:value="-117" calcext:value-type="float">
            <text:p>-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385.64" calcext:value-type="float">
            <text:p>-16385.64</text:p>
          </table:table-cell>
          <table:table-cell office:value-type="float" office:value="-464.39" calcext:value-type="float">
            <text:p>-464.39</text:p>
          </table:table-cell>
          <table:table-cell office:value-type="float" office:value="-20996.85" calcext:value-type="float">
            <text:p>-20996.85</text:p>
          </table:table-cell>
          <table:table-cell office:value-type="float" office:value="-40810.6" calcext:value-type="float">
            <text:p>-40810.6</text:p>
          </table:table-cell>
          <table:table-cell office:value-type="float" office:value="-6281" calcext:value-type="float">
            <text:p>-6281</text:p>
          </table:table-cell>
          <table:table-cell office:value-type="float" office:value="-36499.07" calcext:value-type="float">
            <text:p>-36499.07</text:p>
          </table:table-cell>
          <table:table-cell office:value-type="float" office:value="-84.5" calcext:value-type="float">
            <text:p>-84.5</text:p>
          </table:table-cell>
          <table:table-cell office:value-type="float" office:value="-4268.3" calcext:value-type="float">
            <text:p>-4268.3</text:p>
          </table:table-cell>
          <table:table-cell office:value-type="float" office:value="-1350771.68" calcext:value-type="float">
            <text:p>-1350771.68</text:p>
          </table:table-cell>
          <table:table-cell office:value-type="string" calcext:value-type="string">
            <office:annotation draw:style-name="gr1" draw:text-style-name="P2" svg:width="1.1413in" svg:height="0.3902in" svg:x="29.6528in" svg:y="3.31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1137.83" calcext:value-type="float">
            <text:p>-21137.83</text:p>
          </table:table-cell>
          <table:table-cell office:value-type="float" office:value="0" calcext:value-type="float">
            <text:p>0</text:p>
          </table:table-cell>
          <table:table-cell office:value-type="float" office:value="-322" calcext:value-type="float">
            <text:p>-3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843.14" calcext:value-type="float">
            <text:p>-6843.14</text:p>
          </table:table-cell>
          <table:table-cell office:value-type="float" office:value="-28441.77" calcext:value-type="float">
            <text:p>-28441.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500.4" calcext:value-type="float">
            <text:p>-6500.4</text:p>
          </table:table-cell>
          <table:table-cell office:value-type="float" office:value="-107840" calcext:value-type="float">
            <text:p>-107840</text:p>
          </table:table-cell>
          <table:table-cell office:value-type="float" office:value="-20171.67" calcext:value-type="float">
            <text:p>-20171.67</text:p>
          </table:table-cell>
          <table:table-cell office:value-type="float" office:value="-129477.21" calcext:value-type="float">
            <text:p>-129477.21</text:p>
          </table:table-cell>
          <table:table-cell office:value-type="float" office:value="-112555.26" calcext:value-type="float">
            <text:p>-112555.26</text:p>
          </table:table-cell>
          <table:table-cell office:value-type="float" office:value="-442223.85" calcext:value-type="float">
            <text:p>-442223.85</text:p>
          </table:table-cell>
          <table:table-cell office:value-type="float" office:value="-219926.14" calcext:value-type="float">
            <text:p>-219926.14</text:p>
          </table:table-cell>
          <table:table-cell office:value-type="float" office:value="0" calcext:value-type="float">
            <text:p>0</text:p>
          </table:table-cell>
          <table:table-cell office:value-type="float" office:value="-107.6" calcext:value-type="float">
            <text:p>-107.6</text:p>
          </table:table-cell>
          <table:table-cell office:value-type="float" office:value="0" calcext:value-type="float">
            <text:p>0</text:p>
          </table:table-cell>
          <table:table-cell office:value-type="float" office:value="-15460.15" calcext:value-type="float">
            <text:p>-15460.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95167.18" calcext:value-type="float">
            <text:p>-295167.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2276.51" calcext:value-type="float">
            <text:p>-22276.51</text:p>
          </table:table-cell>
          <table:table-cell office:value-type="float" office:value="1625435.85" calcext:value-type="float">
            <text:p>1625435.85</text:p>
          </table:table-cell>
          <table:table-cell office:value-type="float" office:value="1437816.37" calcext:value-type="float">
            <text:p>1437816.37</text:p>
          </table:table-cell>
          <table:table-cell office:value-type="float" office:value="-1896359.03" calcext:value-type="float">
            <text:p>-1896359.03</text:p>
          </table:table-cell>
          <table:table-cell office:value-type="float" office:value="-807194.96" calcext:value-type="float">
            <text:p>-807194.96</text:p>
          </table:table-cell>
          <table:table-cell table:number-columns-repeated="952"/>
        </table:table-row>
        <table:table-row table:style-name="ro1">
          <table:table-cell table:style-name="ce1" office:value-type="string" calcext:value-type="string">
            <text:p><text:s text:c="6"/>Main activity producer heat plants</text:p>
          </table:table-cell>
          <table:table-cell office:value-type="string" calcext:value-type="string">
            <text:p>MAINHEAT</text:p>
          </table:table-cell>
          <table:table-cell table:style-name="ce2" table:number-columns-repeated="2"/>
          <table:table-cell office:value-type="string" calcext:value-type="string">
            <office:annotation draw:style-name="gr1" draw:text-style-name="P2" svg:width="1.1413in" svg:height="0.3902in" svg:x="7.8343in" svg:y="3.4929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8.7228in" svg:y="3.4929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-771.99" calcext:value-type="float">
            <text:p>-771.99</text:p>
          </table:table-cell>
          <table:table-cell office:value-type="float" office:value="-87" calcext:value-type="float">
            <text:p>-87</text:p>
          </table:table-cell>
          <table:table-cell office:value-type="float" office:value="-123742.46" calcext:value-type="float">
            <text:p>-123742.46</text:p>
          </table:table-cell>
          <table:table-cell office:value-type="float" office:value="-283.01" calcext:value-type="float">
            <text:p>-283.01</text:p>
          </table:table-cell>
          <table:table-cell office:value-type="float" office:value="-4439.09" calcext:value-type="float">
            <text:p>-4439.09</text:p>
          </table:table-cell>
          <table:table-cell office:value-type="float" office:value="0" calcext:value-type="float">
            <text:p>0</text:p>
          </table:table-cell>
          <table:table-cell office:value-type="float" office:value="-28.65" calcext:value-type="float">
            <text:p>-28.65</text:p>
          </table:table-cell>
          <table:table-cell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office:value-type="float" office:value="-1655.01" calcext:value-type="float">
            <text:p>-1655.01</text:p>
          </table:table-cell>
          <table:table-cell office:value-type="float" office:value="-83.02" calcext:value-type="float">
            <text:p>-83.02</text:p>
          </table:table-cell>
          <table:table-cell office:value-type="float" office:value="-2280.54" calcext:value-type="float">
            <text:p>-2280.54</text:p>
          </table:table-cell>
          <table:table-cell office:value-type="float" office:value="-2790" calcext:value-type="float">
            <text:p>-2790</text:p>
          </table:table-cell>
          <table:table-cell office:value-type="float" office:value="-76" calcext:value-type="float">
            <text:p>-76</text:p>
          </table:table-cell>
          <table:table-cell office:value-type="float" office:value="-8817.69" calcext:value-type="float">
            <text:p>-8817.69</text:p>
          </table:table-cell>
          <table:table-cell office:value-type="float" office:value="-67.6" calcext:value-type="float">
            <text:p>-67.6</text:p>
          </table:table-cell>
          <table:table-cell office:value-type="float" office:value="0" calcext:value-type="float">
            <text:p>0</text:p>
          </table:table-cell>
          <table:table-cell office:value-type="float" office:value="-252821.42" calcext:value-type="float">
            <text:p>-252821.42</text:p>
          </table:table-cell>
          <table:table-cell office:value-type="string" calcext:value-type="string">
            <office:annotation draw:style-name="gr1" draw:text-style-name="P2" svg:width="1.1413in" svg:height="0.3902in" svg:x="29.6528in" svg:y="3.4929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749.54" calcext:value-type="float">
            <text:p>-5749.54</text:p>
          </table:table-cell>
          <table:table-cell office:value-type="float" office:value="0" calcext:value-type="float">
            <text:p>0</text:p>
          </table:table-cell>
          <table:table-cell office:value-type="float" office:value="-151.99" calcext:value-type="float">
            <text:p>-151.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029.61" calcext:value-type="float">
            <text:p>-7029.61</text:p>
          </table:table-cell>
          <table:table-cell office:value-type="float" office:value="-11524.52" calcext:value-type="float">
            <text:p>-11524.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4.2" calcext:value-type="float">
            <text:p>-94.2</text:p>
          </table:table-cell>
          <table:table-cell office:value-type="float" office:value="-1240" calcext:value-type="float">
            <text:p>-1240</text:p>
          </table:table-cell>
          <table:table-cell office:value-type="float" office:value="-4034" calcext:value-type="float">
            <text:p>-4034</text:p>
          </table:table-cell>
          <table:table-cell office:value-type="float" office:value="-24246.54" calcext:value-type="float">
            <text:p>-24246.54</text:p>
          </table:table-cell>
          <table:table-cell office:value-type="float" office:value="-23498.06" calcext:value-type="float">
            <text:p>-23498.06</text:p>
          </table:table-cell>
          <table:table-cell office:value-type="float" office:value="-169005.61" calcext:value-type="float">
            <text:p>-169005.61</text:p>
          </table:table-cell>
          <table:table-cell office:value-type="float" office:value="-1125.93" calcext:value-type="float">
            <text:p>-1125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00.29" calcext:value-type="float">
            <text:p>-2300.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35" calcext:value-type="float">
            <text:p>-635</text:p>
          </table:table-cell>
          <table:table-cell office:value-type="float" office:value="0" calcext:value-type="float">
            <text:p>0</text:p>
          </table:table-cell>
          <table:table-cell office:value-type="float" office:value="-13059.81" calcext:value-type="float">
            <text:p>-13059.81</text:p>
          </table:table-cell>
          <table:table-cell office:value-type="float" office:value="0" calcext:value-type="float">
            <text:p>0</text:p>
          </table:table-cell>
          <table:table-cell office:value-type="float" office:value="-1072.97" calcext:value-type="float">
            <text:p>-1072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21" calcext:value-type="float">
            <text:p>-3521</text:p>
          </table:table-cell>
          <table:table-cell office:value-type="float" office:value="0" calcext:value-type="float">
            <text:p>0</text:p>
          </table:table-cell>
          <table:table-cell office:value-type="float" office:value="550838.53" calcext:value-type="float">
            <text:p>550838.53</text:p>
          </table:table-cell>
          <table:table-cell office:value-type="float" office:value="-115430.01" calcext:value-type="float">
            <text:p>-115430.01</text:p>
          </table:table-cell>
          <table:table-cell office:value-type="float" office:value="-210811.15" calcext:value-type="float">
            <text:p>-210811.15</text:p>
          </table:table-cell>
          <table:table-cell table:number-columns-repeated="952"/>
        </table:table-row>
        <table:table-row table:style-name="ro1">
          <table:table-cell table:style-name="ce1" office:value-type="string" calcext:value-type="string">
            <text:p><text:s text:c="6"/>Oil refineries</text:p>
          </table:table-cell>
          <table:table-cell office:value-type="string" calcext:value-type="string">
            <text:p>TREFINER</text:p>
          </table:table-cell>
          <table:table-cell table:style-name="ce2" table:number-columns-repeated="2"/>
          <table:table-cell office:value-type="string" calcext:value-type="string">
            <office:annotation draw:style-name="gr1" draw:text-style-name="P2" svg:width="1.1413in" svg:height="0.3902in" svg:x="7.8343in" svg:y="3.670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8.7228in" svg:y="3.670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9.6528in" svg:y="3.670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-24705934.19" calcext:value-type="float">
            <text:p>-24705934.19</text:p>
          </table:table-cell>
          <table:table-cell office:value-type="float" office:value="-258083.03" calcext:value-type="float">
            <text:p>-258083.03</text:p>
          </table:table-cell>
          <table:table-cell office:value-type="float" office:value="-1959570.47" calcext:value-type="float">
            <text:p>-1959570.47</text:p>
          </table:table-cell>
          <table:table-cell office:value-type="float" office:value="-104714.33" calcext:value-type="float">
            <text:p>-104714.33</text:p>
          </table:table-cell>
          <table:table-cell office:value-type="float" office:value="-65604.84" calcext:value-type="float">
            <text:p>-65604.84</text:p>
          </table:table-cell>
          <table:table-cell office:value-type="float" office:value="1063553.83" calcext:value-type="float">
            <text:p>1063553.83</text:p>
          </table:table-cell>
          <table:table-cell office:value-type="float" office:value="1831.5" calcext:value-type="float">
            <text:p>1831.5</text:p>
          </table:table-cell>
          <table:table-cell office:value-type="float" office:value="741259.37" calcext:value-type="float">
            <text:p>741259.37</text:p>
          </table:table-cell>
          <table:table-cell office:value-type="float" office:value="5233408.4" calcext:value-type="float">
            <text:p>5233408.4</text:p>
          </table:table-cell>
          <table:table-cell office:value-type="float" office:value="5291" calcext:value-type="float">
            <text:p>5291</text:p>
          </table:table-cell>
          <table:table-cell office:value-type="float" office:value="0" calcext:value-type="float">
            <text:p>0</text:p>
          </table:table-cell>
          <table:table-cell office:value-type="float" office:value="1438477.88" calcext:value-type="float">
            <text:p>1438477.88</text:p>
          </table:table-cell>
          <table:table-cell office:value-type="float" office:value="541694.55" calcext:value-type="float">
            <text:p>541694.55</text:p>
          </table:table-cell>
          <table:table-cell office:value-type="float" office:value="10908532.76" calcext:value-type="float">
            <text:p>10908532.76</text:p>
          </table:table-cell>
          <table:table-cell office:value-type="float" office:value="2882039.63" calcext:value-type="float">
            <text:p>2882039.63</text:p>
          </table:table-cell>
          <table:table-cell office:value-type="float" office:value="1701284.76" calcext:value-type="float">
            <text:p>1701284.76</text:p>
          </table:table-cell>
          <table:table-cell office:value-type="float" office:value="45131.25" calcext:value-type="float">
            <text:p>45131.25</text:p>
          </table:table-cell>
          <table:table-cell office:value-type="float" office:value="318793.44" calcext:value-type="float">
            <text:p>318793.44</text:p>
          </table:table-cell>
          <table:table-cell office:value-type="float" office:value="741997.88" calcext:value-type="float">
            <text:p>741997.88</text:p>
          </table:table-cell>
          <table:table-cell office:value-type="float" office:value="27768" calcext:value-type="float">
            <text:p>27768</text:p>
          </table:table-cell>
          <table:table-cell office:value-type="float" office:value="393777.95" calcext:value-type="float">
            <text:p>393777.95</text:p>
          </table:table-cell>
          <table:table-cell office:value-type="float" office:value="855378.28" calcext:value-type="float">
            <text:p>855378.28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-193686.36" calcext:value-type="float">
            <text:p>-193686.36</text:p>
          </table:table-cell>
          <table:table-cell office:value-type="float" office:value="0" calcext:value-type="float">
            <text:p>0</text:p>
          </table:table-cell>
          <table:table-cell table:number-columns-repeated="952"/>
        </table:table-row>
        <table:table-row table:style-name="ro1">
          <table:table-cell table:style-name="ce1" office:value-type="string" calcext:value-type="string">
            <text:p><text:s text:c="6"/>Coal liquefaction plants</text:p>
          </table:table-cell>
          <table:table-cell office:value-type="string" calcext:value-type="string">
            <text:p>TCOALLIQ</text:p>
          </table:table-cell>
          <table:table-cell table:style-name="ce2" table:number-columns-repeated="2"/>
          <table:table-cell office:value-type="string" calcext:value-type="string">
            <office:annotation draw:style-name="gr1" draw:text-style-name="P2" svg:width="1.1413in" svg:height="0.3902in" svg:x="7.8343in" svg:y="3.848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8.7228in" svg:y="3.848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63423.43" calcext:value-type="float">
            <text:p>-63423.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9.6528in" svg:y="3.848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620.46" calcext:value-type="float">
            <text:p>33620.46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-29802.98" calcext:value-type="float">
            <text:p>-29802.98</text:p>
          </table:table-cell>
          <table:table-cell office:value-type="float" office:value="0" calcext:value-type="float">
            <text:p>0</text:p>
          </table:table-cell>
          <table:table-cell table:number-columns-repeated="952"/>
        </table:table-row>
        <table:table-row table:style-name="ro1">
          <table:table-cell table:style-name="ce1" office:value-type="string" calcext:value-type="string">
            <text:p><text:s text:c="6"/>Gas-to-liquids (GTL) plants</text:p>
          </table:table-cell>
          <table:table-cell office:value-type="string" calcext:value-type="string">
            <text:p>TGTL</text:p>
          </table:table-cell>
          <table:table-cell table:style-name="ce2" table:number-columns-repeated="2"/>
          <table:table-cell office:value-type="string" calcext:value-type="string">
            <office:annotation draw:style-name="gr1" draw:text-style-name="P2" svg:width="1.1413in" svg:height="0.3902in" svg:x="7.8343in" svg:y="4.026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8.7228in" svg:y="4.026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9.6528in" svg:y="4.026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<text:s text:c="6"/>Gas works</text:p>
          </table:table-cell>
          <table:table-cell office:value-type="string" calcext:value-type="string">
            <text:p>TGASWKS</text:p>
          </table:table-cell>
          <table:table-cell table:number-columns-repeated="2" table:style-name="ce5" office:value-type="string" calcext:value-type="string">
            <text:p>ENERGY</text:p>
          </table:table-cell>
          <table:table-cell office:value-type="string" calcext:value-type="string">
            <office:annotation draw:style-name="gr1" draw:text-style-name="P2" svg:width="1.1413in" svg:height="0.3902in" svg:x="7.8343in" svg:y="4.2039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8.7228in" svg:y="4.2039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1966.46" calcext:value-type="float">
            <text:p>-21966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86.47" calcext:value-type="float">
            <text:p>-2686.47</text:p>
          </table:table-cell>
          <table:table-cell office:value-type="float" office:value="0" calcext:value-type="float">
            <text:p>0</text:p>
          </table:table-cell>
          <table:table-cell office:value-type="float" office:value="18364.87" calcext:value-type="float">
            <text:p>18364.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860.63" calcext:value-type="float">
            <text:p>-10860.63</text:p>
          </table:table-cell>
          <table:table-cell office:value-type="float" office:value="-10.8" calcext:value-type="float">
            <text:p>-10.8</text:p>
          </table:table-cell>
          <table:table-cell office:value-type="string" calcext:value-type="string">
            <office:annotation draw:style-name="gr1" draw:text-style-name="P2" svg:width="1.1413in" svg:height="0.3902in" svg:x="29.6528in" svg:y="4.2039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-17159.5" calcext:value-type="float">
            <text:p>-17159.5</text:p>
          </table:table-cell>
          <table:table-cell office:value-type="float" office:value="0" calcext:value-type="float">
            <text:p>0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<text:s text:c="6"/>BKB/peat briquette plants</text:p>
          </table:table-cell>
          <table:table-cell office:value-type="string" calcext:value-type="string">
            <text:p>TBKB</text:p>
          </table:table-cell>
          <table:table-cell table:number-columns-repeated="2" table:style-name="ce5" office:value-type="string" calcext:value-type="string">
            <text:p>ENERGY</text:p>
          </table:table-cell>
          <table:table-cell office:value-type="string" calcext:value-type="string">
            <office:annotation draw:style-name="gr1" draw:text-style-name="P2" svg:width="1.1413in" svg:height="0.3902in" svg:x="7.8343in" svg:y="4.381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8.7228in" svg:y="4.381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70577.58" calcext:value-type="float">
            <text:p>-170577.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6861.79" calcext:value-type="float">
            <text:p>156861.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094.02" calcext:value-type="float">
            <text:p>-3094.02</text:p>
          </table:table-cell>
          <table:table-cell office:value-type="float" office:value="2940.26" calcext:value-type="float">
            <text:p>294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9.6528in" svg:y="4.381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-13869.55" calcext:value-type="float">
            <text:p>-13869.55</text:p>
          </table:table-cell>
          <table:table-cell office:value-type="float" office:value="0" calcext:value-type="float">
            <text:p>0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<text:s text:c="6"/>Chemical heat for electricity production</text:p>
          </table:table-cell>
          <table:table-cell office:value-type="string" calcext:value-type="string">
            <text:p>TELE</text:p>
          </table:table-cell>
          <table:table-cell table:number-columns-repeated="2" table:style-name="ce5" office:value-type="string" calcext:value-type="string">
            <text:p>ENERGY</text:p>
          </table:table-cell>
          <table:table-cell office:value-type="string" calcext:value-type="string">
            <office:annotation draw:style-name="gr1" draw:text-style-name="P2" svg:width="1.1413in" svg:height="0.3902in" svg:x="7.8343in" svg:y="4.559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8.7228in" svg:y="4.559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9.6528in" svg:y="4.559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3998.08" calcext:value-type="float">
            <text:p>3998.08</text:p>
          </table:table-cell>
          <table:table-cell office:value-type="float" office:value="-15982.81" calcext:value-type="float">
            <text:p>-15982.81</text:p>
          </table:table-cell>
          <table:table-cell office:value-type="float" office:value="-11984.74" calcext:value-type="float">
            <text:p>-11984.74</text:p>
          </table:table-cell>
          <table:table-cell office:value-type="float" office:value="0" calcext:value-type="float">
            <text:p>0</text:p>
          </table:table-cell>
          <table:table-cell table:number-columns-repeated="952"/>
        </table:table-row>
        <table:table-row table:style-name="ro1">
          <table:table-cell/>
          <table:table-cell table:style-name="Default"/>
          <table:table-cell table:style-name="ce5" table:number-columns-repeated="2"/>
          <table:table-cell table:number-columns-repeated="1020"/>
        </table:table-row>
        <table:table-row table:style-name="ro3">
          <table:table-cell table:style-name="ce2" office:value-type="string" calcext:value-type="string">
            <text:p><text:s text:c="6"/>Autoproducer electricity plants</text:p>
          </table:table-cell>
          <table:table-cell office:value-type="string" calcext:value-type="string">
            <text:p>AUTOELEC</text:p>
          </table:table-cell>
          <table:table-cell table:style-name="ce6" office:value-type="string" calcext:value-type="string" table:number-columns-spanned="2" table:number-rows-spanned="3">
            <text:p>AUTOPRODUCTION</text:p>
          </table:table-cell>
          <table:covered-table-cell table:style-name="ce13"/>
          <table:table-cell table:style-name="ce2" office:value-type="string" calcext:value-type="string">
            <office:annotation draw:style-name="gr1" draw:text-style-name="P2" svg:width="1.1413in" svg:height="0.3902in" svg:x="7.8343in" svg:y="4.91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style-name="ce2" office:value-type="string" calcext:value-type="string">
            <office:annotation draw:style-name="gr1" draw:text-style-name="P2" svg:width="1.1413in" svg:height="0.3902in" svg:x="8.7228in" svg:y="4.91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4950.95" calcext:value-type="float">
            <text:p>-4950.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9223.07" calcext:value-type="float">
            <text:p>-19223.0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-2258.02" calcext:value-type="float">
            <text:p>-2258.0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2467.06" calcext:value-type="float">
            <text:p>-22467.06</text:p>
          </table:table-cell>
          <table:table-cell table:style-name="ce2" office:value-type="float" office:value="-104138.92" calcext:value-type="float">
            <text:p>-104138.92</text:p>
          </table:table-cell>
          <table:table-cell table:style-name="ce2" office:value-type="float" office:value="-7783.5" calcext:value-type="float">
            <text:p>-7783.5</text:p>
          </table:table-cell>
          <table:table-cell table:style-name="ce2" office:value-type="float" office:value="-53" calcext:value-type="float">
            <text:p>-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640" calcext:value-type="float">
            <text:p>-640</text:p>
          </table:table-cell>
          <table:table-cell table:style-name="ce2" office:value-type="float" office:value="-82162.4" calcext:value-type="float">
            <text:p>-82162.4</text:p>
          </table:table-cell>
          <table:table-cell table:style-name="ce2" office:value-type="string" calcext:value-type="string">
            <office:annotation draw:style-name="gr1" draw:text-style-name="P2" svg:width="1.1413in" svg:height="0.3902in" svg:x="29.6528in" svg:y="4.91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-5171.41" calcext:value-type="float">
            <text:p>-5171.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714" calcext:value-type="float">
            <text:p>-2714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-988.51" calcext:value-type="float">
            <text:p>-988.51</text:p>
          </table:table-cell>
          <table:table-cell table:style-name="ce2" office:value-type="float" office:value="-4794" calcext:value-type="float">
            <text:p>-4794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-32" calcext:value-type="float">
            <text:p>-32</text:p>
          </table:table-cell>
          <table:table-cell table:style-name="ce2" office:value-type="float" office:value="-17840" calcext:value-type="float">
            <text:p>-17840</text:p>
          </table:table-cell>
          <table:table-cell table:style-name="ce2" office:value-type="float" office:value="-11277.84" calcext:value-type="float">
            <text:p>-11277.84</text:p>
          </table:table-cell>
          <table:table-cell table:style-name="ce2" office:value-type="float" office:value="-48272.03" calcext:value-type="float">
            <text:p>-48272.03</text:p>
          </table:table-cell>
          <table:table-cell table:style-name="ce2" office:value-type="float" office:value="-46951.66" calcext:value-type="float">
            <text:p>-46951.66</text:p>
          </table:table-cell>
          <table:table-cell table:style-name="ce2" office:value-type="float" office:value="-60519.71" calcext:value-type="float">
            <text:p>-60519.71</text:p>
          </table:table-cell>
          <table:table-cell table:style-name="ce2" office:value-type="float" office:value="-106587.01" calcext:value-type="float">
            <text:p>-106587.0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-1622.78" calcext:value-type="float">
            <text:p>-1622.78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-22544.82" calcext:value-type="float">
            <text:p>-22544.8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51874.18" calcext:value-type="float">
            <text:p>-51874.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7.2" calcext:value-type="float">
            <text:p>-7.2</text:p>
          </table:table-cell>
          <table:table-cell table:style-name="ce2" office:value-type="float" office:value="-33626.21" calcext:value-type="float">
            <text:p>-33626.21</text:p>
          </table:table-cell>
          <table:table-cell table:style-name="ce2" office:value-type="float" office:value="-615.6" calcext:value-type="float">
            <text:p>-615.6</text:p>
          </table:table-cell>
          <table:table-cell table:style-name="ce2" office:value-type="float" office:value="285237.51" calcext:value-type="float">
            <text:p>285237.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373878.38" calcext:value-type="float">
            <text:p>-373878.38</text:p>
          </table:table-cell>
          <table:table-cell table:style-name="ce2" office:value-type="float" office:value="-325053.93" calcext:value-type="float">
            <text:p>-325053.93</text:p>
          </table:table-cell>
          <table:table-cell table:style-name="ce2" table:number-columns-repeated="952"/>
        </table:table-row>
        <table:table-row table:style-name="ro1">
          <table:table-cell table:style-name="ce2" office:value-type="string" calcext:value-type="string">
            <text:p><text:s text:c="6"/>Autoproducer CHP plants</text:p>
          </table:table-cell>
          <table:table-cell office:value-type="string" calcext:value-type="string">
            <text:p>AUTOCHP</text:p>
          </table:table-cell>
          <table:covered-table-cell table:number-columns-repeated="2" table:style-name="ce47"/>
          <table:table-cell table:style-name="ce2" office:value-type="string" calcext:value-type="string">
            <office:annotation draw:style-name="gr1" draw:text-style-name="P2" svg:width="1.1413in" svg:height="0.3902in" svg:x="7.8343in" svg:y="5.0961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style-name="ce2" office:value-type="string" calcext:value-type="string">
            <office:annotation draw:style-name="gr1" draw:text-style-name="P2" svg:width="1.1413in" svg:height="0.3902in" svg:x="8.7228in" svg:y="5.0961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542.99" calcext:value-type="float">
            <text:p>-1542.99</text:p>
          </table:table-cell>
          <table:table-cell table:style-name="ce2" office:value-type="float" office:value="-47502.66" calcext:value-type="float">
            <text:p>-47502.66</text:p>
          </table:table-cell>
          <table:table-cell table:style-name="ce2" office:value-type="float" office:value="-373" calcext:value-type="float">
            <text:p>-373</text:p>
          </table:table-cell>
          <table:table-cell table:style-name="ce2" office:value-type="float" office:value="-43859.99" calcext:value-type="float">
            <text:p>-43859.9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-185" calcext:value-type="float">
            <text:p>-185</text:p>
          </table:table-cell>
          <table:table-cell table:style-name="ce2" office:value-type="float" office:value="-3958.9" calcext:value-type="float">
            <text:p>-3958.9</text:p>
          </table:table-cell>
          <table:table-cell table:style-name="ce2" office:value-type="float" office:value="-15307.56" calcext:value-type="float">
            <text:p>-15307.56</text:p>
          </table:table-cell>
          <table:table-cell table:style-name="ce2" office:value-type="float" office:value="-25620.35" calcext:value-type="float">
            <text:p>-25620.35</text:p>
          </table:table-cell>
          <table:table-cell table:style-name="ce2" office:value-type="float" office:value="-35313.82" calcext:value-type="float">
            <text:p>-35313.82</text:p>
          </table:table-cell>
          <table:table-cell table:style-name="ce2" office:value-type="float" office:value="-8491.44" calcext:value-type="float">
            <text:p>-8491.44</text:p>
          </table:table-cell>
          <table:table-cell table:style-name="ce2" office:value-type="float" office:value="-2628.71" calcext:value-type="float">
            <text:p>-2628.7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776820.82" calcext:value-type="float">
            <text:p>-776820.82</text:p>
          </table:table-cell>
          <table:table-cell table:style-name="ce2" office:value-type="string" calcext:value-type="string">
            <office:annotation draw:style-name="gr1" draw:text-style-name="P2" svg:width="1.1413in" svg:height="0.3902in" svg:x="29.6528in" svg:y="5.0961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-75936.35" calcext:value-type="float">
            <text:p>-75936.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169.37" calcext:value-type="float">
            <text:p>-1169.3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-43" calcext:value-type="float">
            <text:p>-43</text:p>
          </table:table-cell>
          <table:table-cell table:style-name="ce2" office:value-type="float" office:value="-3824.42" calcext:value-type="float">
            <text:p>-3824.42</text:p>
          </table:table-cell>
          <table:table-cell table:style-name="ce2" office:value-type="float" office:value="-49269.2" calcext:value-type="float">
            <text:p>-49269.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-1344" calcext:value-type="float">
            <text:p>-1344</text:p>
          </table:table-cell>
          <table:table-cell table:style-name="ce2" office:value-type="float" office:value="-21764.52" calcext:value-type="float">
            <text:p>-21764.52</text:p>
          </table:table-cell>
          <table:table-cell table:style-name="ce2" office:value-type="float" office:value="-10187.46" calcext:value-type="float">
            <text:p>-10187.46</text:p>
          </table:table-cell>
          <table:table-cell table:style-name="ce2" office:value-type="float" office:value="-86781.13" calcext:value-type="float">
            <text:p>-86781.13</text:p>
          </table:table-cell>
          <table:table-cell table:style-name="ce2" office:value-type="float" office:value="-79677.27" calcext:value-type="float">
            <text:p>-79677.27</text:p>
          </table:table-cell>
          <table:table-cell table:style-name="ce2" office:value-type="float" office:value="-201264.24" calcext:value-type="float">
            <text:p>-201264.24</text:p>
          </table:table-cell>
          <table:table-cell table:style-name="ce2" office:value-type="float" office:value="-59029.76" calcext:value-type="float">
            <text:p>-59029.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56.55" calcext:value-type="float">
            <text:p>-56.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048.15" calcext:value-type="float">
            <text:p>-1048.15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-1443.62" calcext:value-type="float">
            <text:p>-1443.62</text:p>
          </table:table-cell>
          <table:table-cell table:style-name="ce2" office:value-type="float" office:value="696362.73" calcext:value-type="float">
            <text:p>696362.73</text:p>
          </table:table-cell>
          <table:table-cell table:style-name="ce2" office:value-type="float" office:value="229165" calcext:value-type="float">
            <text:p>229165</text:p>
          </table:table-cell>
          <table:table-cell table:style-name="ce2" office:value-type="float" office:value="-628916.52" calcext:value-type="float">
            <text:p>-628916.52</text:p>
          </table:table-cell>
          <table:table-cell table:style-name="ce2" office:value-type="float" office:value="-348179.82" calcext:value-type="float">
            <text:p>-348179.82</text:p>
          </table:table-cell>
          <table:table-cell table:style-name="ce2" table:number-columns-repeated="952"/>
        </table:table-row>
        <table:table-row table:style-name="ro1">
          <table:table-cell table:style-name="ce2" office:value-type="string" calcext:value-type="string">
            <text:p><text:s text:c="6"/>Autoproducer heat plants</text:p>
          </table:table-cell>
          <table:table-cell office:value-type="string" calcext:value-type="string">
            <text:p>AUTOHEAT</text:p>
          </table:table-cell>
          <table:covered-table-cell table:number-columns-repeated="2" table:style-name="ce47"/>
          <table:table-cell table:style-name="ce2" office:value-type="string" calcext:value-type="string">
            <office:annotation draw:style-name="gr1" draw:text-style-name="P2" svg:width="1.1413in" svg:height="0.3902in" svg:x="7.8343in" svg:y="5.27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style-name="ce2" office:value-type="string" calcext:value-type="string">
            <office:annotation draw:style-name="gr1" draw:text-style-name="P2" svg:width="1.1413in" svg:height="0.3902in" svg:x="8.7228in" svg:y="5.27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598.99" calcext:value-type="float">
            <text:p>-1598.99</text:p>
          </table:table-cell>
          <table:table-cell table:style-name="ce2" office:value-type="float" office:value="-3840.45" calcext:value-type="float">
            <text:p>-3840.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94.67" calcext:value-type="float">
            <text:p>-294.67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-37.8" calcext:value-type="float">
            <text:p>-37.8</text:p>
          </table:table-cell>
          <table:table-cell table:style-name="ce2" office:value-type="float" office:value="-360" calcext:value-type="float">
            <text:p>-360</text:p>
          </table:table-cell>
          <table:table-cell table:style-name="ce2" office:value-type="float" office:value="-41" calcext:value-type="float">
            <text:p>-41</text:p>
          </table:table-cell>
          <table:table-cell table:style-name="ce2" office:value-type="float" office:value="-379.01" calcext:value-type="float">
            <text:p>-379.0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112904.16" calcext:value-type="float">
            <text:p>-112904.16</text:p>
          </table:table-cell>
          <table:table-cell table:style-name="ce2" office:value-type="string" calcext:value-type="string">
            <office:annotation draw:style-name="gr1" draw:text-style-name="P2" svg:width="1.1413in" svg:height="0.3902in" svg:x="29.6528in" svg:y="5.27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-10829.81" calcext:value-type="float">
            <text:p>-10829.8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508.14" calcext:value-type="float">
            <text:p>-508.14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-414.94" calcext:value-type="float">
            <text:p>-414.94</text:p>
          </table:table-cell>
          <table:table-cell table:style-name="ce2" office:value-type="float" office:value="-1585.84" calcext:value-type="float">
            <text:p>-1585.84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-32" calcext:value-type="float">
            <text:p>-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128.43" calcext:value-type="float">
            <text:p>-1128.43</text:p>
          </table:table-cell>
          <table:table-cell table:style-name="ce2" office:value-type="float" office:value="-7309.09" calcext:value-type="float">
            <text:p>-7309.09</text:p>
          </table:table-cell>
          <table:table-cell table:style-name="ce2" office:value-type="float" office:value="-7156.89" calcext:value-type="float">
            <text:p>-7156.89</text:p>
          </table:table-cell>
          <table:table-cell table:style-name="ce2" office:value-type="float" office:value="-18148.69" calcext:value-type="float">
            <text:p>-18148.69</text:p>
          </table:table-cell>
          <table:table-cell table:style-name="ce2" office:value-type="float" office:value="-359.5" calcext:value-type="float">
            <text:p>-359.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-33.26" calcext:value-type="float">
            <text:p>-33.26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-1801.39" calcext:value-type="float">
            <text:p>-1801.39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-1220" calcext:value-type="float">
            <text:p>-12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2310.44" calcext:value-type="float">
            <text:p>122310.44</text:p>
          </table:table-cell>
          <table:table-cell table:style-name="ce2" office:value-type="float" office:value="-47673.62" calcext:value-type="float">
            <text:p>-47673.62</text:p>
          </table:table-cell>
          <table:table-cell table:style-name="ce2" office:value-type="float" office:value="-27651.93" calcext:value-type="float">
            <text:p>-27651.93</text:p>
          </table:table-cell>
          <table:table-cell table:style-name="ce2" table:number-columns-repeated="952"/>
        </table:table-row>
        <table:table-row table:style-name="ro1">
          <table:table-cell office:value-type="string" calcext:value-type="string">
            <text:p><text:s text:c="6"/>Heat pumps</text:p>
          </table:table-cell>
          <table:table-cell office:value-type="string" calcext:value-type="string">
            <text:p>THEAT</text:p>
          </table:table-cell>
          <table:table-cell table:style-name="ce8" office:value-type="string" calcext:value-type="string" table:number-columns-spanned="1" table:number-rows-spanned="2">
            <text:p>ENERGY</text:p>
          </table:table-cell>
          <table:table-cell table:style-name="ce14" office:value-type="string" calcext:value-type="string" table:number-columns-spanned="1" table:number-rows-spanned="2">
            <text:p>RESIDENTIAL</text:p>
          </table:table-cell>
          <table:table-cell office:value-type="string" calcext:value-type="string">
            <office:annotation draw:style-name="gr1" draw:text-style-name="P2" svg:width="1.1413in" svg:height="0.3902in" svg:x="7.8343in" svg:y="5.452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8.7228in" svg:y="5.452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9.6528in" svg:y="5.452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-5774.57" calcext:value-type="float">
            <text:p>-5774.57</text:p>
          </table:table-cell>
          <table:table-cell office:value-type="float" office:value="8565.64" calcext:value-type="float">
            <text:p>8565.64</text:p>
          </table:table-cell>
          <table:table-cell office:value-type="float" office:value="2791.07" calcext:value-type="float">
            <text:p>2791.07</text:p>
          </table:table-cell>
          <table:table-cell office:value-type="float" office:value="0" calcext:value-type="float">
            <text:p>0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<text:s text:c="6"/>Electric boilers</text:p>
          </table:table-cell>
          <table:table-cell office:value-type="string" calcext:value-type="string">
            <text:p>TBOILER</text:p>
          </table:table-cell>
          <table:covered-table-cell table:style-name="ce9"/>
          <table:covered-table-cell table:style-name="ce15"/>
          <table:table-cell office:value-type="string" calcext:value-type="string">
            <office:annotation draw:style-name="gr1" draw:text-style-name="P2" svg:width="1.1413in" svg:height="0.3902in" svg:x="7.8343in" svg:y="5.629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8.7228in" svg:y="5.629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9.6528in" svg:y="5.629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-2263.44" calcext:value-type="float">
            <text:p>-2263.44</text:p>
          </table:table-cell>
          <table:table-cell office:value-type="float" office:value="2043.94" calcext:value-type="float">
            <text:p>2043.94</text:p>
          </table:table-cell>
          <table:table-cell office:value-type="float" office:value="-219.5" calcext:value-type="float">
            <text:p>-219.5</text:p>
          </table:table-cell>
          <table:table-cell office:value-type="float" office:value="0" calcext:value-type="float">
            <text:p>0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<text:s text:c="6"/>Blast furnaces</text:p>
          </table:table-cell>
          <table:table-cell office:value-type="string" calcext:value-type="string">
            <text:p>TBLASTFUR</text:p>
          </table:table-cell>
          <table:table-cell table:style-name="ce10" office:value-type="string" calcext:value-type="string" table:number-columns-spanned="1" table:number-rows-spanned="3">
            <text:p>ENERGY</text:p>
          </table:table-cell>
          <table:table-cell table:style-name="ce16" office:value-type="string" calcext:value-type="string" table:number-columns-spanned="1" table:number-rows-spanned="3">
            <text:p>IRON AND STEEL</text:p>
          </table:table-cell>
          <table:table-cell office:value-type="string" calcext:value-type="string">
            <office:annotation draw:style-name="gr1" draw:text-style-name="P2" svg:width="1.1413in" svg:height="0.3902in" svg:x="7.8343in" svg:y="5.807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8.7228in" svg:y="5.807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-22036.49" calcext:value-type="float">
            <text:p>-22036.49</text:p>
          </table:table-cell>
          <table:table-cell office:value-type="float" office:value="-109818.41" calcext:value-type="float">
            <text:p>-109818.41</text:p>
          </table:table-cell>
          <table:table-cell office:value-type="float" office:value="-282084.37" calcext:value-type="float">
            <text:p>-282084.37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-897109.63" calcext:value-type="float">
            <text:p>-897109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92" calcext:value-type="float">
            <text:p>-16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5268.2" calcext:value-type="float">
            <text:p>495268.2</text:p>
          </table:table-cell>
          <table:table-cell office:value-type="float" office:value="60590.04" calcext:value-type="float">
            <text:p>6059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11.3" calcext:value-type="float">
            <text:p>-1311.3</text:p>
          </table:table-cell>
          <table:table-cell office:value-type="string" calcext:value-type="string">
            <office:annotation draw:style-name="gr1" draw:text-style-name="P2" svg:width="1.1413in" svg:height="0.3902in" svg:x="29.6528in" svg:y="5.807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9200" calcext:value-type="float">
            <text:p>-9200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-765752.89" calcext:value-type="float">
            <text:p>-765752.89</text:p>
          </table:table-cell>
          <table:table-cell office:value-type="float" office:value="0" calcext:value-type="float">
            <text:p>0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<text:s text:c="6"/>Coke ovens</text:p>
          </table:table-cell>
          <table:table-cell office:value-type="string" calcext:value-type="string">
            <text:p>TCOKEOVS</text:p>
          </table:table-cell>
          <table:covered-table-cell table:style-name="ce11"/>
          <table:covered-table-cell table:style-name="ce17"/>
          <table:table-cell office:value-type="string" calcext:value-type="string">
            <office:annotation draw:style-name="gr1" draw:text-style-name="P2" svg:width="1.1413in" svg:height="0.3902in" svg:x="7.8343in" svg:y="5.98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8.7228in" svg:y="5.98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-1542785.69" calcext:value-type="float">
            <text:p>-1542785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79.75" calcext:value-type="float">
            <text:p>-5579.75</text:p>
          </table:table-cell>
          <table:table-cell office:value-type="float" office:value="0" calcext:value-type="float">
            <text:p>0</text:p>
          </table:table-cell>
          <table:table-cell office:value-type="float" office:value="1117031.83" calcext:value-type="float">
            <text:p>1117031.83</text:p>
          </table:table-cell>
          <table:table-cell office:value-type="float" office:value="0" calcext:value-type="float">
            <text:p>0</text:p>
          </table:table-cell>
          <table:table-cell office:value-type="float" office:value="43629.81" calcext:value-type="float">
            <text:p>43629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466.53" calcext:value-type="float">
            <text:p>306466.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88.5" calcext:value-type="float">
            <text:p>-388.5</text:p>
          </table:table-cell>
          <table:table-cell office:value-type="float" office:value="-1360.8" calcext:value-type="float">
            <text:p>-1360.8</text:p>
          </table:table-cell>
          <table:table-cell office:value-type="string" calcext:value-type="string">
            <office:annotation draw:style-name="gr1" draw:text-style-name="P2" svg:width="1.1413in" svg:height="0.3902in" svg:x="29.6528in" svg:y="5.98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-18720" calcext:value-type="float">
            <text:p>-18720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-101706.57" calcext:value-type="float">
            <text:p>-101706.57</text:p>
          </table:table-cell>
          <table:table-cell office:value-type="float" office:value="0" calcext:value-type="float">
            <text:p>0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<text:s text:c="6"/>Patent fuel plants</text:p>
          </table:table-cell>
          <table:table-cell office:value-type="string" calcext:value-type="string">
            <text:p>TPATFUEL</text:p>
          </table:table-cell>
          <table:covered-table-cell table:style-name="ce11"/>
          <table:covered-table-cell table:style-name="ce17"/>
          <table:table-cell office:value-type="string" calcext:value-type="string">
            <office:annotation draw:style-name="gr1" draw:text-style-name="P2" svg:width="1.1413in" svg:height="0.3902in" svg:x="7.8343in" svg:y="6.163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8.7228in" svg:y="6.163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-118.39" calcext:value-type="float">
            <text:p>-118.39</text:p>
          </table:table-cell>
          <table:table-cell office:value-type="float" office:value="-6826.77" calcext:value-type="float">
            <text:p>-6826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11.09" calcext:value-type="float">
            <text:p>6611.0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9.6528in" svg:y="6.163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-2688" calcext:value-type="float">
            <text:p>-2688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-3022.07" calcext:value-type="float">
            <text:p>-3022.07</text:p>
          </table:table-cell>
          <table:table-cell office:value-type="float" office:value="0" calcext:value-type="float">
            <text:p>0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<text:s text:c="6"/>Petrochemical plants</text:p>
          </table:table-cell>
          <table:table-cell office:value-type="string" calcext:value-type="string">
            <text:p>TPETCHEM</text:p>
          </table:table-cell>
          <table:table-cell table:style-name="ce12" office:value-type="string" calcext:value-type="string">
            <text:p>ENERGY</text:p>
          </table:table-cell>
          <table:table-cell table:style-name="ce18" office:value-type="string" calcext:value-type="string">
            <text:p>CHEMICAL</text:p>
          </table:table-cell>
          <table:table-cell office:value-type="string" calcext:value-type="string">
            <office:annotation draw:style-name="gr1" draw:text-style-name="P2" svg:width="1.1413in" svg:height="0.3902in" svg:x="7.8343in" svg:y="6.3406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8.7228in" svg:y="6.3406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9.6528in" svg:y="6.3406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-52228" calcext:value-type="float">
            <text:p>-52228</text:p>
          </table:table-cell>
          <table:table-cell office:value-type="float" office:value="703594.03" calcext:value-type="float">
            <text:p>703594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661.5" calcext:value-type="float">
            <text:p>-18661.5</text:p>
          </table:table-cell>
          <table:table-cell office:value-type="float" office:value="0" calcext:value-type="float">
            <text:p>0</text:p>
          </table:table-cell>
          <table:table-cell office:value-type="float" office:value="-101829.88" calcext:value-type="float">
            <text:p>-101829.88</text:p>
          </table:table-cell>
          <table:table-cell office:value-type="float" office:value="-3300" calcext:value-type="float">
            <text:p>-3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8.22" calcext:value-type="float">
            <text:p>-98.22</text:p>
          </table:table-cell>
          <table:table-cell office:value-type="float" office:value="-20252.77" calcext:value-type="float">
            <text:p>-20252.77</text:p>
          </table:table-cell>
          <table:table-cell office:value-type="float" office:value="-12055.47" calcext:value-type="float">
            <text:p>-12055.47</text:p>
          </table:table-cell>
          <table:table-cell office:value-type="float" office:value="-46120" calcext:value-type="float">
            <text:p>-46120</text:p>
          </table:table-cell>
          <table:table-cell office:value-type="float" office:value="-442367.34" calcext:value-type="float">
            <text:p>-442367.34</text:p>
          </table:table-cell>
          <table:table-cell office:value-type="float" office:value="-43.6" calcext:value-type="float">
            <text:p>-4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0" calcext:value-type="float">
            <text:p>-120</text:p>
          </table:table-cell>
          <table:table-cell office:value-type="float" office:value="0" calcext:value-type="float">
            <text:p>0</text:p>
          </table:table-cell>
          <table:table-cell office:value-type="float" office:value="-25320" calcext:value-type="float">
            <text:p>-25320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-18802.76" calcext:value-type="float">
            <text:p>-18802.76</text:p>
          </table:table-cell>
          <table:table-cell office:value-type="float" office:value="0" calcext:value-type="float">
            <text:p>0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<text:s text:c="6"/>Charcoal production plants</text:p>
          </table:table-cell>
          <table:table-cell office:value-type="string" calcext:value-type="string">
            <text:p>TCHARCOAL</text:p>
          </table:table-cell>
          <table:table-cell table:style-name="ce5" office:value-type="string" calcext:value-type="string">
            <text:p>WOOD</text:p>
          </table:table-cell>
          <table:table-cell table:style-name="ce19" office:value-type="string" calcext:value-type="string">
            <text:p>ENERGY</text:p>
          </table:table-cell>
          <table:table-cell office:value-type="string" calcext:value-type="string">
            <office:annotation draw:style-name="gr1" draw:text-style-name="P2" svg:width="1.1413in" svg:height="0.3902in" svg:x="7.8343in" svg:y="6.518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8.7228in" svg:y="6.518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9.6528in" svg:y="6.518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-9908.91" calcext:value-type="float">
            <text:p>-9908.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65.32" calcext:value-type="float">
            <text:p>3565.3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6343.59" calcext:value-type="float">
            <text:p>-6343.59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<text:s text:c="6"/>For blended natural gas</text:p>
          </table:table-cell>
          <table:table-cell office:value-type="string" calcext:value-type="string">
            <text:p>TBLENDGAS</text:p>
          </table:table-cell>
          <table:table-cell table:style-name="ce5" office:value-type="string" calcext:value-type="string">
            <text:p>ENERGY</text:p>
          </table:table-cell>
          <table:table-cell table:style-name="ce19" office:value-type="string" calcext:value-type="string">
            <text:p>WASTE</text:p>
          </table:table-cell>
          <table:table-cell office:value-type="string" calcext:value-type="string">
            <office:annotation draw:style-name="gr1" draw:text-style-name="P2" svg:width="1.1413in" svg:height="0.3902in" svg:x="7.8343in" svg:y="6.6961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8.7228in" svg:y="6.6961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9060.66" calcext:value-type="float">
            <text:p>9060.66</text:p>
          </table:table-cell>
          <table:table-cell office:value-type="string" calcext:value-type="string">
            <office:annotation draw:style-name="gr1" draw:text-style-name="P2" svg:width="1.1413in" svg:height="0.3902in" svg:x="29.6528in" svg:y="6.6961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76.94" calcext:value-type="float">
            <text:p>-1376.94</text:p>
          </table:table-cell>
          <table:table-cell office:value-type="float" office:value="0" calcext:value-type="float">
            <text:p>0</text:p>
          </table:table-cell>
          <table:table-cell office:value-type="float" office:value="-4.42" calcext:value-type="float">
            <text:p>-4.4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7799.3" calcext:value-type="float">
            <text:p>-7799.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120" calcext:value-type="float">
            <text:p>-120</text:p>
          </table:table-cell>
          <table:table-cell office:value-type="float" office:value="-7799.3" calcext:value-type="float">
            <text:p>-7799.3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<text:s text:c="6"/>Non-specified (transformation)</text:p>
          </table:table-cell>
          <table:table-cell office:value-type="string" calcext:value-type="string">
            <text:p>TNONSPEC</text:p>
          </table:table-cell>
          <table:table-cell table:number-columns-repeated="2"/>
          <table:table-cell office:value-type="string" calcext:value-type="string">
            <office:annotation draw:style-name="gr1" draw:text-style-name="P2" svg:width="1.1413in" svg:height="0.3902in" svg:x="7.8343in" svg:y="6.87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8.7228in" svg:y="6.87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-82.65" calcext:value-type="float">
            <text:p>-82.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691.7" calcext:value-type="float">
            <text:p>-12691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23.8" calcext:value-type="float">
            <text:p>1423.8</text:p>
          </table:table-cell>
          <table:table-cell office:value-type="float" office:value="-69" calcext:value-type="float">
            <text:p>-69</text:p>
          </table:table-cell>
          <table:table-cell office:value-type="float" office:value="3636" calcext:value-type="float">
            <text:p>36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4838.89" calcext:value-type="float">
            <text:p>-74838.89</text:p>
          </table:table-cell>
          <table:table-cell office:value-type="string" calcext:value-type="string">
            <office:annotation draw:style-name="gr1" draw:text-style-name="P2" svg:width="1.1413in" svg:height="0.3902in" svg:x="29.6528in" svg:y="6.874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478.44" calcext:value-type="float">
            <text:p>66478.44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-17206.16" calcext:value-type="float">
            <text:p>-17206.16</text:p>
          </table:table-cell>
          <table:table-cell office:value-type="float" office:value="-33350.16" calcext:value-type="float">
            <text:p>-33350.16</text:p>
          </table:table-cell>
          <table:table-cell office:value-type="float" office:value="0" calcext:value-type="float">
            <text:p>0</text:p>
          </table:table-cell>
          <table:table-cell table:number-columns-repeated="952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4">
          <table:table-cell table:style-name="ce3" office:value-type="string" calcext:value-type="string">
            <text:p>energy input in energy production included not payed energy</text:p>
          </table:table-cell>
          <table:table-cell table:style-name="ce3" table:number-columns-repeated="2"/>
          <table:table-cell/>
          <table:table-cell table:style-name="ce20" table:formula="of:=SUMIF([.G22:.BR43]; &quot;&lt;0&quot;;[.G22:.BR43])" office:value-type="float" office:value="-59227979.72" calcext:value-type="float">
            <text:p>-59227980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44"/>
          <table:table-cell table:formula="of:=SUM([.AR46])" office:value-type="float" office:value="0" calcext:value-type="float">
            <text:p>0</text:p>
          </table:table-cell>
          <table:table-cell table:number-columns-repeated="977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43"/>
          <table:table-cell table:style-name="ce54" office:value-type="string" calcext:value-type="string">
            <text:p>PEBIOLC</text:p>
          </table:table-cell>
          <table:table-cell table:number-columns-repeated="978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26"/>
          <table:table-cell table:style-name="ce40" office:value-type="string" calcext:value-type="string">
            <text:p>Hard coal (if no detail)</text:p>
          </table:table-cell>
          <table:table-cell table:style-name="ce40" office:value-type="string" calcext:value-type="string">
            <text:p>Brown coal (if no detail)</text:p>
          </table:table-cell>
          <table:table-cell table:style-name="ce40" office:value-type="string" calcext:value-type="string">
            <text:p>Anthracite</text:p>
          </table:table-cell>
          <table:table-cell table:style-name="ce40" office:value-type="string" calcext:value-type="string">
            <text:p>Coking coal</text:p>
          </table:table-cell>
          <table:table-cell table:style-name="ce40" office:value-type="string" calcext:value-type="string">
            <text:p>Other bituminous coal</text:p>
          </table:table-cell>
          <table:table-cell table:style-name="ce40" office:value-type="string" calcext:value-type="string">
            <text:p>Sub-bituminous coal</text:p>
          </table:table-cell>
          <table:table-cell table:style-name="ce40" office:value-type="string" calcext:value-type="string">
            <text:p>Lignite</text:p>
          </table:table-cell>
          <table:table-cell table:style-name="ce40" office:value-type="string" calcext:value-type="string">
            <text:p>Patent fuel</text:p>
          </table:table-cell>
          <table:table-cell table:style-name="ce40" office:value-type="string" calcext:value-type="string">
            <text:p>Coke oven coke</text:p>
          </table:table-cell>
          <table:table-cell table:style-name="ce40" office:value-type="string" calcext:value-type="string">
            <text:p>Gas coke</text:p>
          </table:table-cell>
          <table:table-cell table:style-name="ce40" office:value-type="string" calcext:value-type="string">
            <text:p>Coal tar</text:p>
          </table:table-cell>
          <table:table-cell table:style-name="ce40" office:value-type="string" calcext:value-type="string">
            <text:p>BKB</text:p>
          </table:table-cell>
          <table:table-cell table:style-name="ce40" office:value-type="string" calcext:value-type="string">
            <text:p>Gas works gas</text:p>
          </table:table-cell>
          <table:table-cell table:style-name="ce40" office:value-type="string" calcext:value-type="string">
            <text:p>Coke oven gas</text:p>
          </table:table-cell>
          <table:table-cell table:style-name="ce40" office:value-type="string" calcext:value-type="string">
            <text:p>Blast furnace gas</text:p>
          </table:table-cell>
          <table:table-cell table:style-name="ce40" office:value-type="string" calcext:value-type="string">
            <text:p>Other recovered gases</text:p>
          </table:table-cell>
          <table:table-cell table:style-name="ce40" office:value-type="string" calcext:value-type="string">
            <text:p>Peat</text:p>
          </table:table-cell>
          <table:table-cell table:style-name="ce40" office:value-type="string" calcext:value-type="string">
            <text:p>Peat products</text:p>
          </table:table-cell>
          <table:table-cell table:style-name="ce26" office:value-type="string" calcext:value-type="string">
            <text:p>Oil shale and oil sands</text:p>
          </table:table-cell>
          <table:table-cell table:style-name="ce52" office:value-type="string" calcext:value-type="string">
            <text:p>Natural gas</text:p>
          </table:table-cell>
          <table:table-cell table:style-name="ce53" office:value-type="string" calcext:value-type="string">
            <text:p>Crude/NGL/feedstocks (if no detail)</text:p>
          </table:table-cell>
          <table:table-cell table:style-name="ce53" office:value-type="string" calcext:value-type="string">
            <text:p>Crude oil</text:p>
          </table:table-cell>
          <table:table-cell table:style-name="ce53" office:value-type="string" calcext:value-type="string">
            <text:p>Natural gas liquids</text:p>
          </table:table-cell>
          <table:table-cell table:style-name="ce53" office:value-type="string" calcext:value-type="string">
            <text:p>Refinery feedstocks</text:p>
          </table:table-cell>
          <table:table-cell table:style-name="ce53" office:value-type="string" calcext:value-type="string">
            <text:p>Additives/blending components</text:p>
          </table:table-cell>
          <table:table-cell table:style-name="ce53" office:value-type="string" calcext:value-type="string">
            <text:p>Other hydrocarbons</text:p>
          </table:table-cell>
          <table:table-cell table:style-name="ce53" office:value-type="string" calcext:value-type="string">
            <text:p>Refinery gas</text:p>
          </table:table-cell>
          <table:table-cell table:style-name="ce53" office:value-type="string" calcext:value-type="string">
            <text:p>Ethane</text:p>
          </table:table-cell>
          <table:table-cell table:style-name="ce53" office:value-type="string" calcext:value-type="string">
            <text:p>Liquefied petroleum gases (LPG)</text:p>
          </table:table-cell>
          <table:table-cell table:style-name="ce53" office:value-type="string" calcext:value-type="string">
            <text:p>Motor gasoline excl. biofuels</text:p>
          </table:table-cell>
          <table:table-cell table:style-name="ce53" office:value-type="string" calcext:value-type="string">
            <text:p>Aviation gasoline</text:p>
          </table:table-cell>
          <table:table-cell table:style-name="ce53" office:value-type="string" calcext:value-type="string">
            <text:p>Gasoline type jet fuel</text:p>
          </table:table-cell>
          <table:table-cell table:style-name="ce53" office:value-type="string" calcext:value-type="string">
            <text:p>Kerosene type jet fuel excl. biofuels</text:p>
          </table:table-cell>
          <table:table-cell table:style-name="ce53" office:value-type="string" calcext:value-type="string">
            <text:p>Other kerosene</text:p>
          </table:table-cell>
          <table:table-cell table:style-name="ce53" office:value-type="string" calcext:value-type="string">
            <text:p>Gas/diesel oil excl. biofuels</text:p>
          </table:table-cell>
          <table:table-cell table:style-name="ce53" office:value-type="string" calcext:value-type="string">
            <text:p>Fuel oil</text:p>
          </table:table-cell>
          <table:table-cell table:style-name="ce53" office:value-type="string" calcext:value-type="string">
            <text:p>Naphtha</text:p>
          </table:table-cell>
          <table:table-cell table:style-name="ce53" office:value-type="string" calcext:value-type="string">
            <text:p>White spirit &amp; SBP</text:p>
          </table:table-cell>
          <table:table-cell table:style-name="ce53" office:value-type="string" calcext:value-type="string">
            <text:p>Lubricants</text:p>
          </table:table-cell>
          <table:table-cell table:style-name="ce53" office:value-type="string" calcext:value-type="string">
            <text:p>Bitumen</text:p>
          </table:table-cell>
          <table:table-cell table:style-name="ce53" office:value-type="string" calcext:value-type="string">
            <text:p>Paraffin waxes</text:p>
          </table:table-cell>
          <table:table-cell table:style-name="ce53" office:value-type="string" calcext:value-type="string">
            <text:p>Petroleum coke</text:p>
          </table:table-cell>
          <table:table-cell table:style-name="ce53" office:value-type="string" calcext:value-type="string">
            <text:p>Other oil products</text:p>
          </table:table-cell>
          <table:table-cell table:style-name="ce55" office:value-type="string" calcext:value-type="string">
            <text:p>Industrial waste</text:p>
          </table:table-cell>
          <table:table-cell table:style-name="ce55" office:value-type="string" calcext:value-type="string">
            <text:p>Municipal waste (renewable)</text:p>
          </table:table-cell>
          <table:table-cell table:style-name="ce55" office:value-type="string" calcext:value-type="string">
            <text:p>Municipal waste (non-renewable)</text:p>
          </table:table-cell>
          <table:table-cell table:style-name="ce55" office:value-type="string" calcext:value-type="string">
            <text:p>Primary solid biofuels</text:p>
          </table:table-cell>
          <table:table-cell table:style-name="ce55" office:value-type="string" calcext:value-type="string">
            <text:p>Biogases</text:p>
          </table:table-cell>
          <table:table-cell table:style-name="ce55" office:value-type="string" calcext:value-type="string">
            <text:p>Biogasoline</text:p>
          </table:table-cell>
          <table:table-cell table:style-name="ce55" office:value-type="string" calcext:value-type="string">
            <text:p>Biodiesels</text:p>
          </table:table-cell>
          <table:table-cell table:style-name="ce55" office:value-type="string" calcext:value-type="string">
            <text:p>Bio jet kerosene</text:p>
          </table:table-cell>
          <table:table-cell table:style-name="ce55" office:value-type="string" calcext:value-type="string">
            <text:p>Other liquid biofuels</text:p>
          </table:table-cell>
          <table:table-cell table:style-name="ce26" office:value-type="string" calcext:value-type="string">
            <text:p>Non-specified primary biofuels and waste</text:p>
          </table:table-cell>
          <table:table-cell table:style-name="ce26" office:value-type="string" calcext:value-type="string">
            <text:p>Charcoal</text:p>
          </table:table-cell>
          <table:table-cell table:style-name="ce26" office:value-type="string" calcext:value-type="string">
            <text:p>Elec/heat output from non-specified manufactured gases</text:p>
          </table:table-cell>
          <table:table-cell table:style-name="ce26" office:value-type="string" calcext:value-type="string">
            <text:p>Heat output from non-specified combustible fuels</text:p>
          </table:table-cell>
          <table:table-cell table:style-name="ce26" office:value-type="string" calcext:value-type="string">
            <text:p>Nuclear</text:p>
          </table:table-cell>
          <table:table-cell table:style-name="ce47" office:value-type="string" calcext:value-type="string">
            <text:p>Hydro</text:p>
          </table:table-cell>
          <table:table-cell table:style-name="ce47" office:value-type="string" calcext:value-type="string">
            <text:p>Geothermal</text:p>
          </table:table-cell>
          <table:table-cell table:style-name="ce26" office:value-type="string" calcext:value-type="string">
            <text:p>Solar photovoltaics</text:p>
          </table:table-cell>
          <table:table-cell table:style-name="ce26" office:value-type="string" calcext:value-type="string">
            <text:p>Solar thermal</text:p>
          </table:table-cell>
          <table:table-cell table:style-name="ce26" office:value-type="string" calcext:value-type="string">
            <text:p>Tide, wave and ocean</text:p>
          </table:table-cell>
          <table:table-cell table:style-name="ce26" office:value-type="string" calcext:value-type="string">
            <text:p>Wind</text:p>
          </table:table-cell>
          <table:table-cell table:style-name="ce26" office:value-type="string" calcext:value-type="string">
            <text:p>Other sources</text:p>
          </table:table-cell>
          <table:table-cell table:style-name="ce26" office:value-type="string" calcext:value-type="string">
            <text:p>Electricity</text:p>
          </table:table-cell>
          <table:table-cell table:style-name="ce26" office:value-type="string" calcext:value-type="string">
            <text:p>Heat</text:p>
          </table:table-cell>
          <table:table-cell table:style-name="ce26" office:value-type="string" calcext:value-type="string">
            <text:p>Total</text:p>
          </table:table-cell>
          <table:table-cell table:style-name="ce26" office:value-type="string" calcext:value-type="string">
            <text:p>Memo: Renewables</text:p>
          </table:table-cell>
          <table:table-cell table:style-name="ce26"/>
          <table:table-cell table:style-name="ce26" office:value-type="string" calcext:value-type="string">
            <text:p>SOLID IN </text:p>
          </table:table-cell>
          <table:table-cell table:style-name="ce26" office:value-type="string" calcext:value-type="string">
            <text:p>GAS IN </text:p>
          </table:table-cell>
          <table:table-cell table:style-name="ce26" office:value-type="string" calcext:value-type="string">
            <text:p>OIL IN</text:p>
          </table:table-cell>
          <table:table-cell table:style-name="ce26" office:value-type="string" calcext:value-type="string">
            <text:p>OTHER ELEC INPUTS</text:p>
          </table:table-cell>
          <table:table-cell table:style-name="ce26" table:number-columns-repeated="947"/>
          <table:table-cell table:number-columns-repeated="2"/>
        </table:table-row>
        <table:table-row table:style-name="ro1">
          <table:table-cell table:style-name="ce26" office:value-type="string" calcext:value-type="string">
            <text:p><text:s text:c="3"/>Transformation processes</text:p>
          </table:table-cell>
          <table:table-cell office:value-type="string" calcext:value-type="string">
            <text:p>TOTTRANF</text:p>
          </table:table-cell>
          <table:table-cell office:value-type="string" calcext:value-type="string">
            <office:annotation draw:style-name="gr1" draw:text-style-name="P2" svg:width="1.1413in" svg:height="0.3902in" svg:x="5.5516in" svg:y="8.811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6.9453in" svg:y="8.811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-139689.55" calcext:value-type="float">
            <text:p>-139689.55</text:p>
          </table:table-cell>
          <table:table-cell office:value-type="float" office:value="-1664003.55" calcext:value-type="float">
            <text:p>-1664003.55</text:p>
          </table:table-cell>
          <table:table-cell office:value-type="float" office:value="-4694730.85" calcext:value-type="float">
            <text:p>-4694730.85</text:p>
          </table:table-cell>
          <table:table-cell office:value-type="float" office:value="-52199.87" calcext:value-type="float">
            <text:p>-52199.87</text:p>
          </table:table-cell>
          <table:table-cell office:value-type="float" office:value="-3329835.65" calcext:value-type="float">
            <text:p>-3329835.65</text:p>
          </table:table-cell>
          <table:table-cell office:value-type="float" office:value="6611.09" calcext:value-type="float">
            <text:p>6611.09</text:p>
          </table:table-cell>
          <table:table-cell office:value-type="float" office:value="207084.83" calcext:value-type="float">
            <text:p>207084.83</text:p>
          </table:table-cell>
          <table:table-cell office:value-type="float" office:value="0" calcext:value-type="float">
            <text:p>0</text:p>
          </table:table-cell>
          <table:table-cell office:value-type="float" office:value="40722.34" calcext:value-type="float">
            <text:p>40722.34</text:p>
          </table:table-cell>
          <table:table-cell office:value-type="float" office:value="123683.35" calcext:value-type="float">
            <text:p>123683.35</text:p>
          </table:table-cell>
          <table:table-cell office:value-type="float" office:value="518.41" calcext:value-type="float">
            <text:p>518.41</text:p>
          </table:table-cell>
          <table:table-cell office:value-type="float" office:value="224398.69" calcext:value-type="float">
            <text:p>224398.69</text:p>
          </table:table-cell>
          <table:table-cell office:value-type="float" office:value="252246.55" calcext:value-type="float">
            <text:p>252246.55</text:p>
          </table:table-cell>
          <table:table-cell office:value-type="float" office:value="38579.65" calcext:value-type="float">
            <text:p>38579.65</text:p>
          </table:table-cell>
          <table:table-cell office:value-type="float" office:value="-80328.72" calcext:value-type="float">
            <text:p>-80328.72</text:p>
          </table:table-cell>
          <table:table-cell office:value-type="float" office:value="2788.17" calcext:value-type="float">
            <text:p>2788.17</text:p>
          </table:table-cell>
          <table:table-cell office:value-type="float" office:value="-159942.04" calcext:value-type="float">
            <text:p>-159942.04</text:p>
          </table:table-cell>
          <table:table-cell office:value-type="float" office:value="-4155934.32" calcext:value-type="float">
            <text:p>-4155934.32</text:p>
          </table:table-cell>
          <table:table-cell office:value-type="string" calcext:value-type="string">
            <office:annotation draw:style-name="gr1" draw:text-style-name="P2" svg:width="1.1413in" svg:height="0.3902in" svg:x="27.3791in" svg:y="8.811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-24705934.19" calcext:value-type="float">
            <text:p>-24705934.19</text:p>
          </table:table-cell>
          <table:table-cell office:value-type="float" office:value="-310311.03" calcext:value-type="float">
            <text:p>-310311.03</text:p>
          </table:table-cell>
          <table:table-cell office:value-type="float" office:value="-1255976.43" calcext:value-type="float">
            <text:p>-1255976.43</text:p>
          </table:table-cell>
          <table:table-cell office:value-type="float" office:value="-104714.33" calcext:value-type="float">
            <text:p>-104714.33</text:p>
          </table:table-cell>
          <table:table-cell office:value-type="float" office:value="34494.06" calcext:value-type="float">
            <text:p>34494.06</text:p>
          </table:table-cell>
          <table:table-cell office:value-type="float" office:value="924690.45" calcext:value-type="float">
            <text:p>924690.45</text:p>
          </table:table-cell>
          <table:table-cell office:value-type="float" office:value="1831.5" calcext:value-type="float">
            <text:p>1831.5</text:p>
          </table:table-cell>
          <table:table-cell office:value-type="float" office:value="634559.58" calcext:value-type="float">
            <text:p>634559.58</text:p>
          </table:table-cell>
          <table:table-cell office:value-type="float" office:value="5230108.4" calcext:value-type="float">
            <text:p>5230108.4</text:p>
          </table:table-cell>
          <table:table-cell office:value-type="float" office:value="5291" calcext:value-type="float">
            <text:p>5291</text:p>
          </table:table-cell>
          <table:table-cell office:value-type="float" office:value="0" calcext:value-type="float">
            <text:p>0</text:p>
          </table:table-cell>
          <table:table-cell office:value-type="float" office:value="1438379.66" calcext:value-type="float">
            <text:p>1438379.66</text:p>
          </table:table-cell>
          <table:table-cell office:value-type="float" office:value="521312.78" calcext:value-type="float">
            <text:p>521312.78</text:p>
          </table:table-cell>
          <table:table-cell office:value-type="float" office:value="10796535.53" calcext:value-type="float">
            <text:p>10796535.53</text:p>
          </table:table-cell>
          <table:table-cell office:value-type="float" office:value="2517379.06" calcext:value-type="float">
            <text:p>2517379.06</text:p>
          </table:table-cell>
          <table:table-cell office:value-type="float" office:value="1258917.41" calcext:value-type="float">
            <text:p>1258917.41</text:p>
          </table:table-cell>
          <table:table-cell office:value-type="float" office:value="45087.65" calcext:value-type="float">
            <text:p>45087.65</text:p>
          </table:table-cell>
          <table:table-cell office:value-type="float" office:value="318793.44" calcext:value-type="float">
            <text:p>318793.44</text:p>
          </table:table-cell>
          <table:table-cell office:value-type="float" office:value="741997.88" calcext:value-type="float">
            <text:p>741997.88</text:p>
          </table:table-cell>
          <table:table-cell office:value-type="float" office:value="27648" calcext:value-type="float">
            <text:p>27648</text:p>
          </table:table-cell>
          <table:table-cell office:value-type="float" office:value="326383.36" calcext:value-type="float">
            <text:p>326383.36</text:p>
          </table:table-cell>
          <table:table-cell office:value-type="float" office:value="675253.76" calcext:value-type="float">
            <text:p>675253.76</text:p>
          </table:table-cell>
          <table:table-cell office:value-type="float" office:value="-57289.2" calcext:value-type="float">
            <text:p>-57289.2</text:p>
          </table:table-cell>
          <table:table-cell office:value-type="float" office:value="-374378.79" calcext:value-type="float">
            <text:p>-374378.79</text:p>
          </table:table-cell>
          <table:table-cell office:value-type="float" office:value="-351136.13" calcext:value-type="float">
            <text:p>-351136.13</text:p>
          </table:table-cell>
          <table:table-cell office:value-type="float" office:value="-1224768.01" calcext:value-type="float">
            <text:p>-1224768.01</text:p>
          </table:table-cell>
          <table:table-cell office:value-type="float" office:value="-525638.71" calcext:value-type="float">
            <text:p>-525638.71</text:p>
          </table:table-cell>
          <table:table-cell office:value-type="float" office:value="0" calcext:value-type="float">
            <text:p>0</text:p>
          </table:table-cell>
          <table:table-cell office:value-type="float" office:value="-264.17" calcext:value-type="float">
            <text:p>-264.17</text:p>
          </table:table-cell>
          <table:table-cell office:value-type="float" office:value="0" calcext:value-type="float">
            <text:p>0</text:p>
          </table:table-cell>
          <table:table-cell office:value-type="float" office:value="-46313.28" calcext:value-type="float">
            <text:p>-46313.28</text:p>
          </table:table-cell>
          <table:table-cell office:value-type="float" office:value="0" calcext:value-type="float">
            <text:p>0</text:p>
          </table:table-cell>
          <table:table-cell office:value-type="float" office:value="3565.32" calcext:value-type="float">
            <text:p>3565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349448.9" calcext:value-type="float">
            <text:p>-9349448.9</text:p>
          </table:table-cell>
          <table:table-cell office:value-type="float" office:value="-1232243.17" calcext:value-type="float">
            <text:p>-1232243.17</text:p>
          </table:table-cell>
          <table:table-cell office:value-type="float" office:value="-253398.21" calcext:value-type="float">
            <text:p>-253398.21</text:p>
          </table:table-cell>
          <table:table-cell office:value-type="float" office:value="-370069.29" calcext:value-type="float">
            <text:p>-370069.29</text:p>
          </table:table-cell>
          <table:table-cell office:value-type="float" office:value="-93032.97" calcext:value-type="float">
            <text:p>-93032.97</text:p>
          </table:table-cell>
          <table:table-cell office:value-type="float" office:value="-1761.91" calcext:value-type="float">
            <text:p>-1761.91</text:p>
          </table:table-cell>
          <table:table-cell office:value-type="float" office:value="-1092524.25" calcext:value-type="float">
            <text:p>-1092524.25</text:p>
          </table:table-cell>
          <table:table-cell office:value-type="float" office:value="-30383.53" calcext:value-type="float">
            <text:p>-30383.53</text:p>
          </table:table-cell>
          <table:table-cell office:value-type="float" office:value="11570510.83" calcext:value-type="float">
            <text:p>11570510.83</text:p>
          </table:table-cell>
          <table:table-cell office:value-type="float" office:value="2317550.95" calcext:value-type="float">
            <text:p>2317550.95</text:p>
          </table:table-cell>
          <table:table-cell office:value-type="float" office:value="-15369327.39" calcext:value-type="float">
            <text:p>-15369327.39</text:p>
          </table:table-cell>
          <table:table-cell office:value-type="float" office:value="-5210827.45" calcext:value-type="float">
            <text:p>-5210827.45</text:p>
          </table:table-cell>
          <table:table-cell table:number-columns-repeated="954"/>
        </table:table-row>
        <table:table-row table:style-name="ro2">
          <table:table-cell table:style-name="ce1" office:value-type="string" calcext:value-type="string">
            <text:p><text:s text:c="6"/>Main activity producer electricity plants</text:p>
          </table:table-cell>
          <table:table-cell office:value-type="string" calcext:value-type="string">
            <text:p>MAINELEC</text:p>
          </table:table-cell>
          <table:table-cell office:value-type="string" calcext:value-type="string">
            <office:annotation draw:style-name="gr1" draw:text-style-name="P2" svg:width="1.1413in" svg:height="0.3902in" svg:x="5.5516in" svg:y="8.9886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6.9453in" svg:y="8.9886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style-name="ce68" office:value-type="float" office:value="-103288.45" calcext:value-type="float">
            <text:p>-103288.45</text:p>
          </table:table-cell>
          <table:table-cell table:style-name="ce68" office:value-type="float" office:value="-6741.07" calcext:value-type="float">
            <text:p>-6741.07</text:p>
          </table:table-cell>
          <table:table-cell table:style-name="ce68" office:value-type="float" office:value="-3015724.83" calcext:value-type="float">
            <text:p>-3015724.83</text:p>
          </table:table-cell>
          <table:table-cell table:style-name="ce68" office:value-type="float" office:value="-40916.91" calcext:value-type="float">
            <text:p>-40916.91</text:p>
          </table:table-cell>
          <table:table-cell table:style-name="ce68" office:value-type="float" office:value="-2244885.8" calcext:value-type="float">
            <text:p>-2244885.8</text:p>
          </table:table-cell>
          <table:table-cell table:number-columns-repeated="4" table:style-name="ce68" office:value-type="float" office:value="0" calcext:value-type="float">
            <text:p>0</text:p>
          </table:table-cell>
          <table:table-cell table:style-name="ce68" office:value-type="float" office:value="-8903.94" calcext:value-type="float">
            <text:p>-8903.94</text:p>
          </table:table-cell>
          <table:table-cell table:style-name="ce68" office:value-type="float" office:value="-1991.5" calcext:value-type="float">
            <text:p>-1991.5</text:p>
          </table:table-cell>
          <table:table-cell table:style-name="ce68" office:value-type="float" office:value="-12089.02" calcext:value-type="float">
            <text:p>-12089.02</text:p>
          </table:table-cell>
          <table:table-cell table:style-name="ce68" office:value-type="float" office:value="-59539.31" calcext:value-type="float">
            <text:p>-59539.31</text:p>
          </table:table-cell>
          <table:table-cell table:style-name="ce68" office:value-type="float" office:value="-2973.46" calcext:value-type="float">
            <text:p>-2973.46</text:p>
          </table:table-cell>
          <table:table-cell table:style-name="ce68" office:value-type="float" office:value="-28857.2" calcext:value-type="float">
            <text:p>-28857.2</text:p>
          </table:table-cell>
          <table:table-cell table:style-name="ce68" office:value-type="float" office:value="0" calcext:value-type="float">
            <text:p>0</text:p>
          </table:table-cell>
          <table:table-cell office:value-type="float" office:value="-80361.18" calcext:value-type="float">
            <text:p>-80361.18</text:p>
          </table:table-cell>
          <table:table-cell office:value-type="float" office:value="-1511992.71" calcext:value-type="float">
            <text:p>-1511992.71</text:p>
          </table:table-cell>
          <table:table-cell office:value-type="string" calcext:value-type="string">
            <office:annotation draw:style-name="gr1" draw:text-style-name="P2" svg:width="1.1413in" svg:height="0.3902in" svg:x="27.3791in" svg:y="8.9886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86" calcext:value-type="float">
            <text:p>-86</text:p>
          </table:table-cell>
          <table:table-cell office:value-type="float" office:value="-80841.15" calcext:value-type="float">
            <text:p>-80841.15</text:p>
          </table:table-cell>
          <table:table-cell office:value-type="float" office:value="-213725.26" calcext:value-type="float">
            <text:p>-213725.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7984" calcext:value-type="float">
            <text:p>-37984</text:p>
          </table:table-cell>
          <table:table-cell office:value-type="float" office:value="-6120" calcext:value-type="float">
            <text:p>-6120</text:p>
          </table:table-cell>
          <table:table-cell table:style-name="ce31" office:value-type="float" office:value="-10489.81" calcext:value-type="float">
            <text:p>-10489.81</text:p>
          </table:table-cell>
          <table:table-cell table:style-name="ce31" office:value-type="float" office:value="-78292.8" calcext:value-type="float">
            <text:p>-78292.8</text:p>
          </table:table-cell>
          <table:table-cell table:style-name="ce31" office:value-type="float" office:value="-81296.98" calcext:value-type="float">
            <text:p>-81296.98</text:p>
          </table:table-cell>
          <table:table-cell table:style-name="ce31" office:value-type="float" office:value="-323696.99" calcext:value-type="float">
            <text:p>-323696.99</text:p>
          </table:table-cell>
          <table:table-cell table:style-name="ce31" office:value-type="float" office:value="-130811.1" calcext:value-type="float">
            <text:p>-130811.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-100.01" calcext:value-type="float">
            <text:p>-100.0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-25848.65" calcext:value-type="float">
            <text:p>-25848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053646.72" calcext:value-type="float">
            <text:p>-9053646.72</text:p>
          </table:table-cell>
          <table:table-cell office:value-type="float" office:value="-1209698.34" calcext:value-type="float">
            <text:p>-1209698.34</text:p>
          </table:table-cell>
          <table:table-cell office:value-type="float" office:value="-238537.01" calcext:value-type="float">
            <text:p>-238537.01</text:p>
          </table:table-cell>
          <table:table-cell office:value-type="float" office:value="-318195.11" calcext:value-type="float">
            <text:p>-318195.11</text:p>
          </table:table-cell>
          <table:table-cell office:value-type="float" office:value="-91960" calcext:value-type="float">
            <text:p>-91960</text:p>
          </table:table-cell>
          <table:table-cell office:value-type="float" office:value="-1754.7" calcext:value-type="float">
            <text:p>-1754.7</text:p>
          </table:table-cell>
          <table:table-cell office:value-type="float" office:value="-1058898.05" calcext:value-type="float">
            <text:p>-1058898.05</text:p>
          </table:table-cell>
          <table:table-cell office:value-type="float" office:value="-1306.8" calcext:value-type="float">
            <text:p>-1306.8</text:p>
          </table:table-cell>
          <table:table-cell office:value-type="float" office:value="8967514.67" calcext:value-type="float">
            <text:p>8967514.67</text:p>
          </table:table-cell>
          <table:table-cell office:value-type="float" office:value="0" calcext:value-type="float">
            <text:p>0</text:p>
          </table:table-cell>
          <table:table-cell office:value-type="float" office:value="-11114040.22" calcext:value-type="float">
            <text:p>-11114040.22</text:p>
          </table:table-cell>
          <table:table-cell office:value-type="float" office:value="-3477792.78" calcext:value-type="float">
            <text:p>-3477792.78</text:p>
          </table:table-cell>
          <table:table-cell table:number-columns-repeated="954"/>
        </table:table-row>
        <table:table-row table:style-name="ro1">
          <table:table-cell table:style-name="ce1" office:value-type="string" calcext:value-type="string">
            <text:p><text:s text:c="6"/>Main activity producer CHP plants</text:p>
          </table:table-cell>
          <table:table-cell office:value-type="string" calcext:value-type="string">
            <text:p>MAINCHP</text:p>
          </table:table-cell>
          <table:table-cell office:value-type="string" calcext:value-type="string">
            <office:annotation draw:style-name="gr1" draw:text-style-name="P2" svg:width="1.1413in" svg:height="0.3902in" svg:x="5.5516in" svg:y="9.161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6.9453in" svg:y="9.161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style-name="ce68" office:value-type="float" office:value="-13509.96" calcext:value-type="float">
            <text:p>-13509.96</text:p>
          </table:table-cell>
          <table:table-cell table:style-name="ce68" office:value-type="float" office:value="-1311" calcext:value-type="float">
            <text:p>-1311</text:p>
          </table:table-cell>
          <table:table-cell table:style-name="ce68" office:value-type="float" office:value="-1210058.36" calcext:value-type="float">
            <text:p>-1210058.36</text:p>
          </table:table-cell>
          <table:table-cell table:style-name="ce68" office:value-type="float" office:value="-10626.95" calcext:value-type="float">
            <text:p>-10626.95</text:p>
          </table:table-cell>
          <table:table-cell table:style-name="ce68" office:value-type="float" office:value="-818975.24" calcext:value-type="float">
            <text:p>-818975.24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117" calcext:value-type="float">
            <text:p>-117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-16385.64" calcext:value-type="float">
            <text:p>-16385.64</text:p>
          </table:table-cell>
          <table:table-cell table:style-name="ce68" office:value-type="float" office:value="-464.39" calcext:value-type="float">
            <text:p>-464.39</text:p>
          </table:table-cell>
          <table:table-cell table:style-name="ce68" office:value-type="float" office:value="-20996.85" calcext:value-type="float">
            <text:p>-20996.85</text:p>
          </table:table-cell>
          <table:table-cell table:style-name="ce68" office:value-type="float" office:value="-40810.6" calcext:value-type="float">
            <text:p>-40810.6</text:p>
          </table:table-cell>
          <table:table-cell table:style-name="ce68" office:value-type="float" office:value="-6281" calcext:value-type="float">
            <text:p>-6281</text:p>
          </table:table-cell>
          <table:table-cell table:style-name="ce68" office:value-type="float" office:value="-36499.07" calcext:value-type="float">
            <text:p>-36499.07</text:p>
          </table:table-cell>
          <table:table-cell table:style-name="ce68" office:value-type="float" office:value="-84.5" calcext:value-type="float">
            <text:p>-84.5</text:p>
          </table:table-cell>
          <table:table-cell office:value-type="float" office:value="-4268.3" calcext:value-type="float">
            <text:p>-4268.3</text:p>
          </table:table-cell>
          <table:table-cell office:value-type="float" office:value="-1350771.68" calcext:value-type="float">
            <text:p>-1350771.68</text:p>
          </table:table-cell>
          <table:table-cell office:value-type="string" calcext:value-type="string">
            <office:annotation draw:style-name="gr1" draw:text-style-name="P2" svg:width="1.1413in" svg:height="0.3902in" svg:x="27.3791in" svg:y="9.161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1137.83" calcext:value-type="float">
            <text:p>-21137.83</text:p>
          </table:table-cell>
          <table:table-cell office:value-type="float" office:value="0" calcext:value-type="float">
            <text:p>0</text:p>
          </table:table-cell>
          <table:table-cell office:value-type="float" office:value="-322" calcext:value-type="float">
            <text:p>-3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843.14" calcext:value-type="float">
            <text:p>-6843.14</text:p>
          </table:table-cell>
          <table:table-cell office:value-type="float" office:value="-28441.77" calcext:value-type="float">
            <text:p>-28441.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500.4" calcext:value-type="float">
            <text:p>-6500.4</text:p>
          </table:table-cell>
          <table:table-cell office:value-type="float" office:value="-107840" calcext:value-type="float">
            <text:p>-107840</text:p>
          </table:table-cell>
          <table:table-cell table:style-name="ce31" office:value-type="float" office:value="-20171.67" calcext:value-type="float">
            <text:p>-20171.67</text:p>
          </table:table-cell>
          <table:table-cell table:style-name="ce31" office:value-type="float" office:value="-129477.21" calcext:value-type="float">
            <text:p>-129477.21</text:p>
          </table:table-cell>
          <table:table-cell table:style-name="ce31" office:value-type="float" office:value="-112555.26" calcext:value-type="float">
            <text:p>-112555.26</text:p>
          </table:table-cell>
          <table:table-cell table:style-name="ce31" office:value-type="float" office:value="-442223.85" calcext:value-type="float">
            <text:p>-442223.85</text:p>
          </table:table-cell>
          <table:table-cell table:style-name="ce31" office:value-type="float" office:value="-219926.14" calcext:value-type="float">
            <text:p>-219926.1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-107.6" calcext:value-type="float">
            <text:p>-107.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-15460.15" calcext:value-type="float">
            <text:p>-15460.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95167.18" calcext:value-type="float">
            <text:p>-295167.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2276.51" calcext:value-type="float">
            <text:p>-22276.51</text:p>
          </table:table-cell>
          <table:table-cell office:value-type="float" office:value="1625435.85" calcext:value-type="float">
            <text:p>1625435.85</text:p>
          </table:table-cell>
          <table:table-cell office:value-type="float" office:value="1437816.37" calcext:value-type="float">
            <text:p>1437816.37</text:p>
          </table:table-cell>
          <table:table-cell office:value-type="float" office:value="-1896359.03" calcext:value-type="float">
            <text:p>-1896359.03</text:p>
          </table:table-cell>
          <table:table-cell office:value-type="float" office:value="-807194.96" calcext:value-type="float">
            <text:p>-807194.96</text:p>
          </table:table-cell>
          <table:table-cell table:number-columns-repeated="954"/>
        </table:table-row>
        <table:table-row table:style-name="ro1">
          <table:table-cell table:style-name="ce1" office:value-type="string" calcext:value-type="string">
            <text:p><text:s text:c="6"/>Main activity producer heat plants</text:p>
          </table:table-cell>
          <table:table-cell office:value-type="string" calcext:value-type="string">
            <text:p>MAINHEAT</text:p>
          </table:table-cell>
          <table:table-cell office:value-type="string" calcext:value-type="string">
            <office:annotation draw:style-name="gr1" draw:text-style-name="P2" svg:width="1.1413in" svg:height="0.3902in" svg:x="5.5516in" svg:y="9.3386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6.9453in" svg:y="9.3386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-771.99" calcext:value-type="float">
            <text:p>-771.99</text:p>
          </table:table-cell>
          <table:table-cell office:value-type="float" office:value="-87" calcext:value-type="float">
            <text:p>-87</text:p>
          </table:table-cell>
          <table:table-cell office:value-type="float" office:value="-123742.46" calcext:value-type="float">
            <text:p>-123742.46</text:p>
          </table:table-cell>
          <table:table-cell office:value-type="float" office:value="-283.01" calcext:value-type="float">
            <text:p>-283.01</text:p>
          </table:table-cell>
          <table:table-cell office:value-type="float" office:value="-4439.09" calcext:value-type="float">
            <text:p>-4439.09</text:p>
          </table:table-cell>
          <table:table-cell office:value-type="float" office:value="0" calcext:value-type="float">
            <text:p>0</text:p>
          </table:table-cell>
          <table:table-cell office:value-type="float" office:value="-28.65" calcext:value-type="float">
            <text:p>-28.65</text:p>
          </table:table-cell>
          <table:table-cell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office:value-type="float" office:value="-1655.01" calcext:value-type="float">
            <text:p>-1655.01</text:p>
          </table:table-cell>
          <table:table-cell office:value-type="float" office:value="-83.02" calcext:value-type="float">
            <text:p>-83.02</text:p>
          </table:table-cell>
          <table:table-cell office:value-type="float" office:value="-2280.54" calcext:value-type="float">
            <text:p>-2280.54</text:p>
          </table:table-cell>
          <table:table-cell office:value-type="float" office:value="-2790" calcext:value-type="float">
            <text:p>-2790</text:p>
          </table:table-cell>
          <table:table-cell office:value-type="float" office:value="-76" calcext:value-type="float">
            <text:p>-76</text:p>
          </table:table-cell>
          <table:table-cell office:value-type="float" office:value="-8817.69" calcext:value-type="float">
            <text:p>-8817.69</text:p>
          </table:table-cell>
          <table:table-cell office:value-type="float" office:value="-67.6" calcext:value-type="float">
            <text:p>-67.6</text:p>
          </table:table-cell>
          <table:table-cell office:value-type="float" office:value="0" calcext:value-type="float">
            <text:p>0</text:p>
          </table:table-cell>
          <table:table-cell office:value-type="float" office:value="-252821.42" calcext:value-type="float">
            <text:p>-252821.42</text:p>
          </table:table-cell>
          <table:table-cell office:value-type="string" calcext:value-type="string">
            <office:annotation draw:style-name="gr1" draw:text-style-name="P2" svg:width="1.1413in" svg:height="0.3902in" svg:x="27.3791in" svg:y="9.3386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749.54" calcext:value-type="float">
            <text:p>-5749.54</text:p>
          </table:table-cell>
          <table:table-cell office:value-type="float" office:value="0" calcext:value-type="float">
            <text:p>0</text:p>
          </table:table-cell>
          <table:table-cell office:value-type="float" office:value="-151.99" calcext:value-type="float">
            <text:p>-151.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029.61" calcext:value-type="float">
            <text:p>-7029.61</text:p>
          </table:table-cell>
          <table:table-cell office:value-type="float" office:value="-11524.52" calcext:value-type="float">
            <text:p>-11524.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4.2" calcext:value-type="float">
            <text:p>-94.2</text:p>
          </table:table-cell>
          <table:table-cell office:value-type="float" office:value="-1240" calcext:value-type="float">
            <text:p>-1240</text:p>
          </table:table-cell>
          <table:table-cell table:style-name="ce31" office:value-type="float" office:value="-4034" calcext:value-type="float">
            <text:p>-4034</text:p>
          </table:table-cell>
          <table:table-cell table:style-name="ce31" office:value-type="float" office:value="-24246.54" calcext:value-type="float">
            <text:p>-24246.54</text:p>
          </table:table-cell>
          <table:table-cell table:style-name="ce31" office:value-type="float" office:value="-23498.06" calcext:value-type="float">
            <text:p>-23498.06</text:p>
          </table:table-cell>
          <table:table-cell table:style-name="ce31" office:value-type="float" office:value="-169005.61" calcext:value-type="float">
            <text:p>-169005.61</text:p>
          </table:table-cell>
          <table:table-cell table:style-name="ce31" office:value-type="float" office:value="-1125.93" calcext:value-type="float">
            <text:p>-1125.93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-2300.29" calcext:value-type="float">
            <text:p>-2300.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35" calcext:value-type="float">
            <text:p>-635</text:p>
          </table:table-cell>
          <table:table-cell office:value-type="float" office:value="0" calcext:value-type="float">
            <text:p>0</text:p>
          </table:table-cell>
          <table:table-cell office:value-type="float" office:value="-13059.81" calcext:value-type="float">
            <text:p>-13059.81</text:p>
          </table:table-cell>
          <table:table-cell office:value-type="float" office:value="0" calcext:value-type="float">
            <text:p>0</text:p>
          </table:table-cell>
          <table:table-cell office:value-type="float" office:value="-1072.97" calcext:value-type="float">
            <text:p>-1072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21" calcext:value-type="float">
            <text:p>-3521</text:p>
          </table:table-cell>
          <table:table-cell office:value-type="float" office:value="0" calcext:value-type="float">
            <text:p>0</text:p>
          </table:table-cell>
          <table:table-cell office:value-type="float" office:value="550838.53" calcext:value-type="float">
            <text:p>550838.53</text:p>
          </table:table-cell>
          <table:table-cell office:value-type="float" office:value="-115430.01" calcext:value-type="float">
            <text:p>-115430.01</text:p>
          </table:table-cell>
          <table:table-cell office:value-type="float" office:value="-210811.15" calcext:value-type="float">
            <text:p>-210811.15</text:p>
          </table:table-cell>
          <table:table-cell table:number-columns-repeated="954"/>
        </table:table-row>
        <table:table-row table:style-name="ro1">
          <table:table-cell table:style-name="ce1" office:value-type="string" calcext:value-type="string">
            <text:p><text:s text:c="6"/>Oil refineries</text:p>
          </table:table-cell>
          <table:table-cell table:style-name="ce30" office:value-type="string" calcext:value-type="string">
            <text:p>TREFINER</text:p>
          </table:table-cell>
          <table:table-cell table:style-name="ce2" office:value-type="string" calcext:value-type="string">
            <office:annotation draw:style-name="gr1" draw:text-style-name="P2" svg:width="1.1413in" svg:height="0.3902in" svg:x="5.5516in" svg:y="9.516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style-name="ce2" office:value-type="string" calcext:value-type="string">
            <office:annotation draw:style-name="gr1" draw:text-style-name="P2" svg:width="1.1413in" svg:height="0.3902in" svg:x="6.9453in" svg:y="9.516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8" table:style-name="ce2" office:value-type="float" office:value="0" calcext:value-type="float">
            <text:p>0</text:p>
          </table:table-cell>
          <table:table-cell table:style-name="ce2" office:value-type="string" calcext:value-type="string">
            <office:annotation draw:style-name="gr1" draw:text-style-name="P2" svg:width="1.1413in" svg:height="0.3902in" svg:x="27.3791in" svg:y="9.5165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style-name="ce2" office:value-type="float" office:value="-24705934.19" calcext:value-type="float">
            <text:p>-24705934.19</text:p>
          </table:table-cell>
          <table:table-cell table:style-name="ce2" office:value-type="float" office:value="-258083.03" calcext:value-type="float">
            <text:p>-258083.03</text:p>
          </table:table-cell>
          <table:table-cell table:style-name="ce2" office:value-type="float" office:value="-1959570.47" calcext:value-type="float">
            <text:p>-1959570.47</text:p>
          </table:table-cell>
          <table:table-cell table:style-name="ce2" office:value-type="float" office:value="-104714.33" calcext:value-type="float">
            <text:p>-104714.33</text:p>
          </table:table-cell>
          <table:table-cell table:style-name="ce2" office:value-type="float" office:value="-65604.84" calcext:value-type="float">
            <text:p>-65604.84</text:p>
          </table:table-cell>
          <table:table-cell table:style-name="ce2" office:value-type="float" office:value="1063553.83" calcext:value-type="float">
            <text:p>1063553.83</text:p>
          </table:table-cell>
          <table:table-cell table:style-name="ce2" office:value-type="float" office:value="1831.5" calcext:value-type="float">
            <text:p>1831.5</text:p>
          </table:table-cell>
          <table:table-cell table:style-name="ce2" office:value-type="float" office:value="741259.37" calcext:value-type="float">
            <text:p>741259.37</text:p>
          </table:table-cell>
          <table:table-cell table:style-name="ce2" office:value-type="float" office:value="5233408.4" calcext:value-type="float">
            <text:p>5233408.4</text:p>
          </table:table-cell>
          <table:table-cell table:style-name="ce2" office:value-type="float" office:value="5291" calcext:value-type="float">
            <text:p>529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38477.88" calcext:value-type="float">
            <text:p>1438477.88</text:p>
          </table:table-cell>
          <table:table-cell table:style-name="ce2" office:value-type="float" office:value="541694.55" calcext:value-type="float">
            <text:p>541694.55</text:p>
          </table:table-cell>
          <table:table-cell table:style-name="ce2" office:value-type="float" office:value="10908532.76" calcext:value-type="float">
            <text:p>10908532.76</text:p>
          </table:table-cell>
          <table:table-cell table:style-name="ce2" office:value-type="float" office:value="2882039.63" calcext:value-type="float">
            <text:p>2882039.63</text:p>
          </table:table-cell>
          <table:table-cell table:style-name="ce2" office:value-type="float" office:value="1701284.76" calcext:value-type="float">
            <text:p>1701284.76</text:p>
          </table:table-cell>
          <table:table-cell table:style-name="ce2" office:value-type="float" office:value="45131.25" calcext:value-type="float">
            <text:p>45131.25</text:p>
          </table:table-cell>
          <table:table-cell table:style-name="ce2" office:value-type="float" office:value="318793.44" calcext:value-type="float">
            <text:p>318793.44</text:p>
          </table:table-cell>
          <table:table-cell table:style-name="ce2" office:value-type="float" office:value="741997.88" calcext:value-type="float">
            <text:p>741997.88</text:p>
          </table:table-cell>
          <table:table-cell table:style-name="ce2" office:value-type="float" office:value="27768" calcext:value-type="float">
            <text:p>27768</text:p>
          </table:table-cell>
          <table:table-cell table:style-name="ce2" office:value-type="float" office:value="393777.95" calcext:value-type="float">
            <text:p>393777.95</text:p>
          </table:table-cell>
          <table:table-cell table:style-name="ce2" office:value-type="float" office:value="855378.28" calcext:value-type="float">
            <text:p>855378.28</text:p>
          </table:table-cell>
          <table:table-cell table:number-columns-repeated="9" table:style-name="ce31" office:value-type="float" office:value="0" calcext:value-type="float">
            <text:p>0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style-name="ce2" office:value-type="float" office:value="-193686.36" calcext:value-type="float">
            <text:p>-193686.3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954"/>
        </table:table-row>
        <table:table-row table:style-name="ro1">
          <table:table-cell table:style-name="ce1" office:value-type="string" calcext:value-type="string">
            <text:p><text:s text:c="6"/>Coal liquefaction plants</text:p>
          </table:table-cell>
          <table:table-cell office:value-type="string" calcext:value-type="string">
            <text:p>TCOALLIQ</text:p>
          </table:table-cell>
          <table:table-cell office:value-type="string" calcext:value-type="string">
            <office:annotation draw:style-name="gr1" draw:text-style-name="P2" svg:width="1.1413in" svg:height="0.3902in" svg:x="5.5516in" svg:y="9.6941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6.9453in" svg:y="9.6941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63423.43" calcext:value-type="float">
            <text:p>-63423.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7.3791in" svg:y="9.6941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620.46" calcext:value-type="float">
            <text:p>33620.46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" table:style-name="ce31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9802.98" calcext:value-type="float">
            <text:p>-29802.98</text:p>
          </table:table-cell>
          <table:table-cell office:value-type="float" office:value="0" calcext:value-type="float">
            <text:p>0</text:p>
          </table:table-cell>
          <table:table-cell table:number-columns-repeated="954"/>
        </table:table-row>
        <table:table-row table:style-name="ro1">
          <table:table-cell table:style-name="ce1" office:value-type="string" calcext:value-type="string">
            <text:p><text:s text:c="6"/>Gas-to-liquids (GTL) plants</text:p>
          </table:table-cell>
          <table:table-cell office:value-type="string" calcext:value-type="string">
            <text:p>TGTL</text:p>
          </table:table-cell>
          <table:table-cell office:value-type="string" calcext:value-type="string">
            <office:annotation draw:style-name="gr1" draw:text-style-name="P2" svg:width="1.1413in" svg:height="0.3902in" svg:x="5.5516in" svg:y="9.872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6.9453in" svg:y="9.872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7.3791in" svg:y="9.872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" table:style-name="ce31" office:value-type="float" office:value="0" calcext:value-type="float">
            <text:p>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54"/>
        </table:table-row>
        <table:table-row table:style-name="ro1">
          <table:table-cell table:style-name="ce1" office:value-type="string" calcext:value-type="string">
            <text:p><text:s text:c="6"/>Gas works</text:p>
          </table:table-cell>
          <table:table-cell office:value-type="string" calcext:value-type="string">
            <text:p>TGASWKS</text:p>
          </table:table-cell>
          <table:table-cell office:value-type="string" calcext:value-type="string">
            <office:annotation draw:style-name="gr1" draw:text-style-name="P2" svg:width="1.1413in" svg:height="0.3902in" svg:x="5.5516in" svg:y="10.0496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6.9453in" svg:y="10.0496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1966.46" calcext:value-type="float">
            <text:p>-21966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86.47" calcext:value-type="float">
            <text:p>-2686.47</text:p>
          </table:table-cell>
          <table:table-cell office:value-type="float" office:value="0" calcext:value-type="float">
            <text:p>0</text:p>
          </table:table-cell>
          <table:table-cell office:value-type="float" office:value="18364.87" calcext:value-type="float">
            <text:p>18364.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860.63" calcext:value-type="float">
            <text:p>-10860.63</text:p>
          </table:table-cell>
          <table:table-cell office:value-type="float" office:value="-10.8" calcext:value-type="float">
            <text:p>-10.8</text:p>
          </table:table-cell>
          <table:table-cell office:value-type="string" calcext:value-type="string">
            <office:annotation draw:style-name="gr1" draw:text-style-name="P2" svg:width="1.1413in" svg:height="0.3902in" svg:x="27.3791in" svg:y="10.0496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" table:style-name="ce31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7159.5" calcext:value-type="float">
            <text:p>-17159.5</text:p>
          </table:table-cell>
          <table:table-cell office:value-type="float" office:value="0" calcext:value-type="float">
            <text:p>0</text:p>
          </table:table-cell>
          <table:table-cell table:number-columns-repeated="954"/>
        </table:table-row>
        <table:table-row table:style-name="ro1">
          <table:table-cell table:style-name="ce1" office:value-type="string" calcext:value-type="string">
            <text:p><text:s text:c="6"/>BKB/peat briquette plants</text:p>
          </table:table-cell>
          <table:table-cell office:value-type="string" calcext:value-type="string">
            <text:p>TBKB</text:p>
          </table:table-cell>
          <table:table-cell office:value-type="string" calcext:value-type="string">
            <office:annotation draw:style-name="gr1" draw:text-style-name="P2" svg:width="1.1413in" svg:height="0.3902in" svg:x="5.5516in" svg:y="10.2276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6.9453in" svg:y="10.2276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70577.58" calcext:value-type="float">
            <text:p>-170577.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6861.79" calcext:value-type="float">
            <text:p>156861.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094.02" calcext:value-type="float">
            <text:p>-3094.02</text:p>
          </table:table-cell>
          <table:table-cell office:value-type="float" office:value="2940.26" calcext:value-type="float">
            <text:p>294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7.3791in" svg:y="10.2276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" table:style-name="ce31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3869.55" calcext:value-type="float">
            <text:p>-13869.55</text:p>
          </table:table-cell>
          <table:table-cell office:value-type="float" office:value="0" calcext:value-type="float">
            <text:p>0</text:p>
          </table:table-cell>
          <table:table-cell table:number-columns-repeated="954"/>
        </table:table-row>
        <table:table-row table:style-name="ro1">
          <table:table-cell table:style-name="ce1" office:value-type="string" calcext:value-type="string">
            <text:p><text:s text:c="6"/>Chemical heat for electricity production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office:annotation draw:style-name="gr1" draw:text-style-name="P2" svg:width="1.1413in" svg:height="0.3902in" svg:x="5.5516in" svg:y="10.4051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6.9453in" svg:y="10.4051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7.3791in" svg:y="10.4051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" table:style-name="ce31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998.08" calcext:value-type="float">
            <text:p>3998.08</text:p>
          </table:table-cell>
          <table:table-cell office:value-type="float" office:value="-15982.81" calcext:value-type="float">
            <text:p>-15982.81</text:p>
          </table:table-cell>
          <table:table-cell office:value-type="float" office:value="-11984.74" calcext:value-type="float">
            <text:p>-11984.74</text:p>
          </table:table-cell>
          <table:table-cell office:value-type="float" office:value="0" calcext:value-type="float">
            <text:p>0</text:p>
          </table:table-cell>
          <table:table-cell table:number-columns-repeated="954"/>
        </table:table-row>
        <table:table-row table:style-name="ro1">
          <table:table-cell/>
          <table:table-cell table:style-name="Default"/>
          <table:table-cell table:number-columns-repeated="43"/>
          <table:table-cell table:style-name="ce31" table:number-columns-repeated="9"/>
          <table:table-cell table:number-columns-repeated="970"/>
        </table:table-row>
        <table:table-row table:style-name="ro3">
          <table:table-cell table:style-name="ce2" office:value-type="string" calcext:value-type="string">
            <text:p><text:s text:c="6"/>Autoproducer electricity plants</text:p>
          </table:table-cell>
          <table:table-cell office:value-type="string" calcext:value-type="string">
            <text:p>AUTOELEC</text:p>
          </table:table-cell>
          <table:table-cell table:style-name="ce2" office:value-type="string" calcext:value-type="string">
            <office:annotation draw:style-name="gr1" draw:text-style-name="P2" svg:width="1.1413in" svg:height="0.3902in" svg:x="5.5516in" svg:y="10.761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style-name="ce2" office:value-type="string" calcext:value-type="string">
            <office:annotation draw:style-name="gr1" draw:text-style-name="P2" svg:width="1.1413in" svg:height="0.3902in" svg:x="6.9453in" svg:y="10.761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4950.95" calcext:value-type="float">
            <text:p>-4950.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9223.07" calcext:value-type="float">
            <text:p>-19223.0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-2258.02" calcext:value-type="float">
            <text:p>-2258.0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2467.06" calcext:value-type="float">
            <text:p>-22467.06</text:p>
          </table:table-cell>
          <table:table-cell table:style-name="ce2" office:value-type="float" office:value="-104138.92" calcext:value-type="float">
            <text:p>-104138.92</text:p>
          </table:table-cell>
          <table:table-cell table:style-name="ce2" office:value-type="float" office:value="-7783.5" calcext:value-type="float">
            <text:p>-7783.5</text:p>
          </table:table-cell>
          <table:table-cell table:style-name="ce2" office:value-type="float" office:value="-53" calcext:value-type="float">
            <text:p>-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640" calcext:value-type="float">
            <text:p>-640</text:p>
          </table:table-cell>
          <table:table-cell table:style-name="ce2" office:value-type="float" office:value="-82162.4" calcext:value-type="float">
            <text:p>-82162.4</text:p>
          </table:table-cell>
          <table:table-cell table:style-name="ce2" office:value-type="string" calcext:value-type="string">
            <office:annotation draw:style-name="gr1" draw:text-style-name="P2" svg:width="1.1413in" svg:height="0.3902in" svg:x="27.3791in" svg:y="10.761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-5171.41" calcext:value-type="float">
            <text:p>-5171.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714" calcext:value-type="float">
            <text:p>-2714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-988.51" calcext:value-type="float">
            <text:p>-988.51</text:p>
          </table:table-cell>
          <table:table-cell table:style-name="ce2" office:value-type="float" office:value="-4794" calcext:value-type="float">
            <text:p>-4794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-32" calcext:value-type="float">
            <text:p>-32</text:p>
          </table:table-cell>
          <table:table-cell table:style-name="ce2" office:value-type="float" office:value="-17840" calcext:value-type="float">
            <text:p>-17840</text:p>
          </table:table-cell>
          <table:table-cell table:style-name="ce31" office:value-type="float" office:value="-11277.84" calcext:value-type="float">
            <text:p>-11277.84</text:p>
          </table:table-cell>
          <table:table-cell table:style-name="ce31" office:value-type="float" office:value="-48272.03" calcext:value-type="float">
            <text:p>-48272.03</text:p>
          </table:table-cell>
          <table:table-cell table:style-name="ce31" office:value-type="float" office:value="-46951.66" calcext:value-type="float">
            <text:p>-46951.66</text:p>
          </table:table-cell>
          <table:table-cell table:style-name="ce31" office:value-type="float" office:value="-60519.71" calcext:value-type="float">
            <text:p>-60519.71</text:p>
          </table:table-cell>
          <table:table-cell table:style-name="ce31" office:value-type="float" office:value="-106587.01" calcext:value-type="float">
            <text:p>-106587.0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-1622.78" calcext:value-type="float">
            <text:p>-1622.78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-22544.82" calcext:value-type="float">
            <text:p>-22544.8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51874.18" calcext:value-type="float">
            <text:p>-51874.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7.2" calcext:value-type="float">
            <text:p>-7.2</text:p>
          </table:table-cell>
          <table:table-cell table:style-name="ce2" office:value-type="float" office:value="-33626.21" calcext:value-type="float">
            <text:p>-33626.21</text:p>
          </table:table-cell>
          <table:table-cell table:style-name="ce2" office:value-type="float" office:value="-615.6" calcext:value-type="float">
            <text:p>-615.6</text:p>
          </table:table-cell>
          <table:table-cell table:style-name="ce2" office:value-type="float" office:value="285237.51" calcext:value-type="float">
            <text:p>285237.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373878.38" calcext:value-type="float">
            <text:p>-373878.38</text:p>
          </table:table-cell>
          <table:table-cell table:style-name="ce2" office:value-type="float" office:value="-325053.93" calcext:value-type="float">
            <text:p>-325053.93</text:p>
          </table:table-cell>
          <table:table-cell table:style-name="ce2" table:number-columns-repeated="952"/>
          <table:table-cell table:number-columns-repeated="2"/>
        </table:table-row>
        <table:table-row table:style-name="ro1">
          <table:table-cell table:style-name="ce2" office:value-type="string" calcext:value-type="string">
            <text:p><text:s text:c="6"/>Autoproducer CHP plants</text:p>
          </table:table-cell>
          <table:table-cell office:value-type="string" calcext:value-type="string">
            <text:p>AUTOCHP</text:p>
          </table:table-cell>
          <table:table-cell table:style-name="ce2" office:value-type="string" calcext:value-type="string">
            <office:annotation draw:style-name="gr1" draw:text-style-name="P2" svg:width="1.1413in" svg:height="0.3902in" svg:x="5.5516in" svg:y="10.9421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style-name="ce2" office:value-type="string" calcext:value-type="string">
            <office:annotation draw:style-name="gr1" draw:text-style-name="P2" svg:width="1.1413in" svg:height="0.3902in" svg:x="6.9453in" svg:y="10.9421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542.99" calcext:value-type="float">
            <text:p>-1542.99</text:p>
          </table:table-cell>
          <table:table-cell table:style-name="ce2" office:value-type="float" office:value="-47502.66" calcext:value-type="float">
            <text:p>-47502.66</text:p>
          </table:table-cell>
          <table:table-cell table:style-name="ce2" office:value-type="float" office:value="-373" calcext:value-type="float">
            <text:p>-373</text:p>
          </table:table-cell>
          <table:table-cell table:style-name="ce2" office:value-type="float" office:value="-43859.99" calcext:value-type="float">
            <text:p>-43859.9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-185" calcext:value-type="float">
            <text:p>-185</text:p>
          </table:table-cell>
          <table:table-cell table:style-name="ce2" office:value-type="float" office:value="-3958.9" calcext:value-type="float">
            <text:p>-3958.9</text:p>
          </table:table-cell>
          <table:table-cell table:style-name="ce2" office:value-type="float" office:value="-15307.56" calcext:value-type="float">
            <text:p>-15307.56</text:p>
          </table:table-cell>
          <table:table-cell table:style-name="ce2" office:value-type="float" office:value="-25620.35" calcext:value-type="float">
            <text:p>-25620.35</text:p>
          </table:table-cell>
          <table:table-cell table:style-name="ce2" office:value-type="float" office:value="-35313.82" calcext:value-type="float">
            <text:p>-35313.82</text:p>
          </table:table-cell>
          <table:table-cell table:style-name="ce2" office:value-type="float" office:value="-8491.44" calcext:value-type="float">
            <text:p>-8491.44</text:p>
          </table:table-cell>
          <table:table-cell table:style-name="ce2" office:value-type="float" office:value="-2628.71" calcext:value-type="float">
            <text:p>-2628.7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776820.82" calcext:value-type="float">
            <text:p>-776820.82</text:p>
          </table:table-cell>
          <table:table-cell table:style-name="ce2" office:value-type="string" calcext:value-type="string">
            <office:annotation draw:style-name="gr1" draw:text-style-name="P2" svg:width="1.1413in" svg:height="0.3902in" svg:x="27.3791in" svg:y="10.9421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-75936.35" calcext:value-type="float">
            <text:p>-75936.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169.37" calcext:value-type="float">
            <text:p>-1169.3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-43" calcext:value-type="float">
            <text:p>-43</text:p>
          </table:table-cell>
          <table:table-cell table:style-name="ce2" office:value-type="float" office:value="-3824.42" calcext:value-type="float">
            <text:p>-3824.42</text:p>
          </table:table-cell>
          <table:table-cell table:style-name="ce2" office:value-type="float" office:value="-49269.2" calcext:value-type="float">
            <text:p>-49269.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-1344" calcext:value-type="float">
            <text:p>-1344</text:p>
          </table:table-cell>
          <table:table-cell table:style-name="ce2" office:value-type="float" office:value="-21764.52" calcext:value-type="float">
            <text:p>-21764.52</text:p>
          </table:table-cell>
          <table:table-cell table:style-name="ce31" office:value-type="float" office:value="-10187.46" calcext:value-type="float">
            <text:p>-10187.46</text:p>
          </table:table-cell>
          <table:table-cell table:style-name="ce31" office:value-type="float" office:value="-86781.13" calcext:value-type="float">
            <text:p>-86781.13</text:p>
          </table:table-cell>
          <table:table-cell table:style-name="ce31" office:value-type="float" office:value="-79677.27" calcext:value-type="float">
            <text:p>-79677.27</text:p>
          </table:table-cell>
          <table:table-cell table:style-name="ce31" office:value-type="float" office:value="-201264.24" calcext:value-type="float">
            <text:p>-201264.24</text:p>
          </table:table-cell>
          <table:table-cell table:style-name="ce31" office:value-type="float" office:value="-59029.76" calcext:value-type="float">
            <text:p>-59029.7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-56.55" calcext:value-type="float">
            <text:p>-56.5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-1048.15" calcext:value-type="float">
            <text:p>-1048.15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-1443.62" calcext:value-type="float">
            <text:p>-1443.62</text:p>
          </table:table-cell>
          <table:table-cell table:style-name="ce2" office:value-type="float" office:value="696362.73" calcext:value-type="float">
            <text:p>696362.73</text:p>
          </table:table-cell>
          <table:table-cell table:style-name="ce2" office:value-type="float" office:value="229165" calcext:value-type="float">
            <text:p>229165</text:p>
          </table:table-cell>
          <table:table-cell table:style-name="ce2" office:value-type="float" office:value="-628916.52" calcext:value-type="float">
            <text:p>-628916.52</text:p>
          </table:table-cell>
          <table:table-cell table:style-name="ce2" office:value-type="float" office:value="-348179.82" calcext:value-type="float">
            <text:p>-348179.82</text:p>
          </table:table-cell>
          <table:table-cell table:style-name="ce2" table:number-columns-repeated="952"/>
          <table:table-cell table:number-columns-repeated="2"/>
        </table:table-row>
        <table:table-row table:style-name="ro1">
          <table:table-cell table:style-name="ce2" office:value-type="string" calcext:value-type="string">
            <text:p><text:s text:c="6"/>Autoproducer heat plants</text:p>
          </table:table-cell>
          <table:table-cell office:value-type="string" calcext:value-type="string">
            <text:p>AUTOHEAT</text:p>
          </table:table-cell>
          <table:table-cell table:style-name="ce2" office:value-type="string" calcext:value-type="string">
            <office:annotation draw:style-name="gr1" draw:text-style-name="P2" svg:width="1.1413in" svg:height="0.3902in" svg:x="5.5516in" svg:y="11.1197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style-name="ce2" office:value-type="string" calcext:value-type="string">
            <office:annotation draw:style-name="gr1" draw:text-style-name="P2" svg:width="1.1413in" svg:height="0.3902in" svg:x="6.9453in" svg:y="11.1197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598.99" calcext:value-type="float">
            <text:p>-1598.99</text:p>
          </table:table-cell>
          <table:table-cell table:style-name="ce2" office:value-type="float" office:value="-3840.45" calcext:value-type="float">
            <text:p>-3840.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94.67" calcext:value-type="float">
            <text:p>-294.67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-37.8" calcext:value-type="float">
            <text:p>-37.8</text:p>
          </table:table-cell>
          <table:table-cell table:style-name="ce2" office:value-type="float" office:value="-360" calcext:value-type="float">
            <text:p>-360</text:p>
          </table:table-cell>
          <table:table-cell table:style-name="ce2" office:value-type="float" office:value="-41" calcext:value-type="float">
            <text:p>-41</text:p>
          </table:table-cell>
          <table:table-cell table:style-name="ce2" office:value-type="float" office:value="-379.01" calcext:value-type="float">
            <text:p>-379.0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112904.16" calcext:value-type="float">
            <text:p>-112904.16</text:p>
          </table:table-cell>
          <table:table-cell table:style-name="ce2" office:value-type="string" calcext:value-type="string">
            <office:annotation draw:style-name="gr1" draw:text-style-name="P2" svg:width="1.1413in" svg:height="0.3902in" svg:x="27.3791in" svg:y="11.1197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-10829.81" calcext:value-type="float">
            <text:p>-10829.8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508.14" calcext:value-type="float">
            <text:p>-508.14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-414.94" calcext:value-type="float">
            <text:p>-414.94</text:p>
          </table:table-cell>
          <table:table-cell table:style-name="ce2" office:value-type="float" office:value="-1585.84" calcext:value-type="float">
            <text:p>-1585.84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-32" calcext:value-type="float">
            <text:p>-32</text:p>
          </table:table-cell>
          <table:table-cell table:style-name="ce2" office:value-type="float" office:value="0" calcext:value-type="float">
            <text:p>0</text:p>
          </table:table-cell>
          <table:table-cell table:style-name="ce31" office:value-type="float" office:value="-1128.43" calcext:value-type="float">
            <text:p>-1128.43</text:p>
          </table:table-cell>
          <table:table-cell table:style-name="ce31" office:value-type="float" office:value="-7309.09" calcext:value-type="float">
            <text:p>-7309.09</text:p>
          </table:table-cell>
          <table:table-cell table:style-name="ce31" office:value-type="float" office:value="-7156.89" calcext:value-type="float">
            <text:p>-7156.89</text:p>
          </table:table-cell>
          <table:table-cell table:style-name="ce31" office:value-type="float" office:value="-18148.69" calcext:value-type="float">
            <text:p>-18148.69</text:p>
          </table:table-cell>
          <table:table-cell table:style-name="ce31" office:value-type="float" office:value="-359.5" calcext:value-type="float">
            <text:p>-359.5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-33.26" calcext:value-type="float">
            <text:p>-33.26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-1801.39" calcext:value-type="float">
            <text:p>-1801.39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-1220" calcext:value-type="float">
            <text:p>-12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2310.44" calcext:value-type="float">
            <text:p>122310.44</text:p>
          </table:table-cell>
          <table:table-cell table:style-name="ce2" office:value-type="float" office:value="-47673.62" calcext:value-type="float">
            <text:p>-47673.62</text:p>
          </table:table-cell>
          <table:table-cell table:style-name="ce2" office:value-type="float" office:value="-27651.93" calcext:value-type="float">
            <text:p>-27651.93</text:p>
          </table:table-cell>
          <table:table-cell table:style-name="ce2" table:number-columns-repeated="952"/>
          <table:table-cell table:number-columns-repeated="2"/>
        </table:table-row>
        <table:table-row table:style-name="ro1">
          <table:table-cell office:value-type="string" calcext:value-type="string">
            <text:p><text:s text:c="6"/>Heat pumps</text:p>
          </table:table-cell>
          <table:table-cell office:value-type="string" calcext:value-type="string">
            <text:p>THEAT</text:p>
          </table:table-cell>
          <table:table-cell office:value-type="string" calcext:value-type="string">
            <office:annotation draw:style-name="gr1" draw:text-style-name="P2" svg:width="1.1413in" svg:height="0.3902in" svg:x="5.5516in" svg:y="11.2976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6.9453in" svg:y="11.2976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7.3791in" svg:y="11.2976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-5774.57" calcext:value-type="float">
            <text:p>-5774.57</text:p>
          </table:table-cell>
          <table:table-cell office:value-type="float" office:value="8565.64" calcext:value-type="float">
            <text:p>8565.64</text:p>
          </table:table-cell>
          <table:table-cell office:value-type="float" office:value="2791.07" calcext:value-type="float">
            <text:p>2791.07</text:p>
          </table:table-cell>
          <table:table-cell office:value-type="float" office:value="0" calcext:value-type="float">
            <text:p>0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<text:s text:c="6"/>Electric boilers</text:p>
          </table:table-cell>
          <table:table-cell office:value-type="string" calcext:value-type="string">
            <text:p>TBOILER</text:p>
          </table:table-cell>
          <table:table-cell office:value-type="string" calcext:value-type="string">
            <office:annotation draw:style-name="gr1" draw:text-style-name="P2" svg:width="1.1413in" svg:height="0.3902in" svg:x="5.5516in" svg:y="11.4756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6.9453in" svg:y="11.4756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7.3791in" svg:y="11.4756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-2263.44" calcext:value-type="float">
            <text:p>-2263.44</text:p>
          </table:table-cell>
          <table:table-cell office:value-type="float" office:value="2043.94" calcext:value-type="float">
            <text:p>2043.94</text:p>
          </table:table-cell>
          <table:table-cell office:value-type="float" office:value="-219.5" calcext:value-type="float">
            <text:p>-219.5</text:p>
          </table:table-cell>
          <table:table-cell office:value-type="float" office:value="0" calcext:value-type="float">
            <text:p>0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<text:s text:c="6"/>Blast furnaces</text:p>
          </table:table-cell>
          <table:table-cell office:value-type="string" calcext:value-type="string">
            <text:p>TBLASTFUR</text:p>
          </table:table-cell>
          <table:table-cell office:value-type="string" calcext:value-type="string">
            <office:annotation draw:style-name="gr1" draw:text-style-name="P2" svg:width="1.1413in" svg:height="0.3902in" svg:x="5.5516in" svg:y="11.6531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6.9453in" svg:y="11.6531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-22036.49" calcext:value-type="float">
            <text:p>-22036.49</text:p>
          </table:table-cell>
          <table:table-cell office:value-type="float" office:value="-109818.41" calcext:value-type="float">
            <text:p>-109818.41</text:p>
          </table:table-cell>
          <table:table-cell office:value-type="float" office:value="-282084.37" calcext:value-type="float">
            <text:p>-282084.37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-897109.63" calcext:value-type="float">
            <text:p>-897109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92" calcext:value-type="float">
            <text:p>-16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5268.2" calcext:value-type="float">
            <text:p>495268.2</text:p>
          </table:table-cell>
          <table:table-cell office:value-type="float" office:value="60590.04" calcext:value-type="float">
            <text:p>6059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11.3" calcext:value-type="float">
            <text:p>-1311.3</text:p>
          </table:table-cell>
          <table:table-cell office:value-type="string" calcext:value-type="string">
            <office:annotation draw:style-name="gr1" draw:text-style-name="P2" svg:width="1.1413in" svg:height="0.3902in" svg:x="27.3791in" svg:y="11.6531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9200" calcext:value-type="float">
            <text:p>-9200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-765752.89" calcext:value-type="float">
            <text:p>-765752.89</text:p>
          </table:table-cell>
          <table:table-cell office:value-type="float" office:value="0" calcext:value-type="float">
            <text:p>0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<text:s text:c="6"/>Coke ovens</text:p>
          </table:table-cell>
          <table:table-cell office:value-type="string" calcext:value-type="string">
            <text:p>TCOKEOVS</text:p>
          </table:table-cell>
          <table:table-cell office:value-type="string" calcext:value-type="string">
            <office:annotation draw:style-name="gr1" draw:text-style-name="P2" svg:width="1.1413in" svg:height="0.3902in" svg:x="5.5516in" svg:y="11.8311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6.9453in" svg:y="11.8311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-1542785.69" calcext:value-type="float">
            <text:p>-1542785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79.75" calcext:value-type="float">
            <text:p>-5579.75</text:p>
          </table:table-cell>
          <table:table-cell office:value-type="float" office:value="0" calcext:value-type="float">
            <text:p>0</text:p>
          </table:table-cell>
          <table:table-cell office:value-type="float" office:value="1117031.83" calcext:value-type="float">
            <text:p>1117031.83</text:p>
          </table:table-cell>
          <table:table-cell office:value-type="float" office:value="0" calcext:value-type="float">
            <text:p>0</text:p>
          </table:table-cell>
          <table:table-cell office:value-type="float" office:value="43629.81" calcext:value-type="float">
            <text:p>43629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466.53" calcext:value-type="float">
            <text:p>306466.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88.5" calcext:value-type="float">
            <text:p>-388.5</text:p>
          </table:table-cell>
          <table:table-cell office:value-type="float" office:value="-1360.8" calcext:value-type="float">
            <text:p>-1360.8</text:p>
          </table:table-cell>
          <table:table-cell office:value-type="string" calcext:value-type="string">
            <office:annotation draw:style-name="gr1" draw:text-style-name="P2" svg:width="1.1413in" svg:height="0.3902in" svg:x="27.3791in" svg:y="11.8311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-18720" calcext:value-type="float">
            <text:p>-18720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-101706.57" calcext:value-type="float">
            <text:p>-101706.57</text:p>
          </table:table-cell>
          <table:table-cell office:value-type="float" office:value="0" calcext:value-type="float">
            <text:p>0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<text:s text:c="6"/>Patent fuel plants</text:p>
          </table:table-cell>
          <table:table-cell office:value-type="string" calcext:value-type="string">
            <text:p>TPATFUEL</text:p>
          </table:table-cell>
          <table:table-cell office:value-type="string" calcext:value-type="string">
            <office:annotation draw:style-name="gr1" draw:text-style-name="P2" svg:width="1.1413in" svg:height="0.3902in" svg:x="5.5516in" svg:y="12.0087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6.9453in" svg:y="12.0087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-118.39" calcext:value-type="float">
            <text:p>-118.39</text:p>
          </table:table-cell>
          <table:table-cell office:value-type="float" office:value="-6826.77" calcext:value-type="float">
            <text:p>-6826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11.09" calcext:value-type="float">
            <text:p>6611.0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7.3791in" svg:y="12.0087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-2688" calcext:value-type="float">
            <text:p>-2688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-3022.07" calcext:value-type="float">
            <text:p>-3022.07</text:p>
          </table:table-cell>
          <table:table-cell office:value-type="float" office:value="0" calcext:value-type="float">
            <text:p>0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<text:s text:c="6"/>Petrochemical plants</text:p>
          </table:table-cell>
          <table:table-cell office:value-type="string" calcext:value-type="string">
            <text:p>TPETCHEM</text:p>
          </table:table-cell>
          <table:table-cell office:value-type="string" calcext:value-type="string">
            <office:annotation draw:style-name="gr1" draw:text-style-name="P2" svg:width="1.1413in" svg:height="0.3902in" svg:x="5.5516in" svg:y="12.1866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6.9453in" svg:y="12.1866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7.3791in" svg:y="12.1866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-52228" calcext:value-type="float">
            <text:p>-52228</text:p>
          </table:table-cell>
          <table:table-cell office:value-type="float" office:value="703594.03" calcext:value-type="float">
            <text:p>703594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661.5" calcext:value-type="float">
            <text:p>-18661.5</text:p>
          </table:table-cell>
          <table:table-cell office:value-type="float" office:value="0" calcext:value-type="float">
            <text:p>0</text:p>
          </table:table-cell>
          <table:table-cell office:value-type="float" office:value="-101829.88" calcext:value-type="float">
            <text:p>-101829.88</text:p>
          </table:table-cell>
          <table:table-cell office:value-type="float" office:value="-3300" calcext:value-type="float">
            <text:p>-3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8.22" calcext:value-type="float">
            <text:p>-98.22</text:p>
          </table:table-cell>
          <table:table-cell office:value-type="float" office:value="-20252.77" calcext:value-type="float">
            <text:p>-20252.77</text:p>
          </table:table-cell>
          <table:table-cell office:value-type="float" office:value="-12055.47" calcext:value-type="float">
            <text:p>-12055.47</text:p>
          </table:table-cell>
          <table:table-cell office:value-type="float" office:value="-46120" calcext:value-type="float">
            <text:p>-46120</text:p>
          </table:table-cell>
          <table:table-cell office:value-type="float" office:value="-442367.34" calcext:value-type="float">
            <text:p>-442367.34</text:p>
          </table:table-cell>
          <table:table-cell office:value-type="float" office:value="-43.6" calcext:value-type="float">
            <text:p>-4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0" calcext:value-type="float">
            <text:p>-120</text:p>
          </table:table-cell>
          <table:table-cell office:value-type="float" office:value="0" calcext:value-type="float">
            <text:p>0</text:p>
          </table:table-cell>
          <table:table-cell office:value-type="float" office:value="-25320" calcext:value-type="float">
            <text:p>-25320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-18802.76" calcext:value-type="float">
            <text:p>-18802.76</text:p>
          </table:table-cell>
          <table:table-cell office:value-type="float" office:value="0" calcext:value-type="float">
            <text:p>0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<text:s text:c="6"/>Charcoal production plants</text:p>
          </table:table-cell>
          <table:table-cell office:value-type="string" calcext:value-type="string">
            <text:p>TCHARCOAL</text:p>
          </table:table-cell>
          <table:table-cell office:value-type="string" calcext:value-type="string">
            <office:annotation draw:style-name="gr1" draw:text-style-name="P2" svg:width="1.1413in" svg:height="0.3902in" svg:x="5.5516in" svg:y="12.3642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6.9453in" svg:y="12.3642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7.3791in" svg:y="12.3642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-9908.91" calcext:value-type="float">
            <text:p>-9908.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65.32" calcext:value-type="float">
            <text:p>3565.3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6343.59" calcext:value-type="float">
            <text:p>-6343.59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<text:s text:c="6"/>For blended natural gas</text:p>
          </table:table-cell>
          <table:table-cell office:value-type="string" calcext:value-type="string">
            <text:p>TBLENDGAS</text:p>
          </table:table-cell>
          <table:table-cell office:value-type="string" calcext:value-type="string">
            <office:annotation draw:style-name="gr1" draw:text-style-name="P2" svg:width="1.1413in" svg:height="0.3902in" svg:x="5.5516in" svg:y="12.5421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6.9453in" svg:y="12.5421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9060.66" calcext:value-type="float">
            <text:p>9060.66</text:p>
          </table:table-cell>
          <table:table-cell office:value-type="string" calcext:value-type="string">
            <office:annotation draw:style-name="gr1" draw:text-style-name="P2" svg:width="1.1413in" svg:height="0.3902in" svg:x="27.3791in" svg:y="12.5421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76.94" calcext:value-type="float">
            <text:p>-1376.94</text:p>
          </table:table-cell>
          <table:table-cell office:value-type="float" office:value="0" calcext:value-type="float">
            <text:p>0</text:p>
          </table:table-cell>
          <table:table-cell office:value-type="float" office:value="-4.42" calcext:value-type="float">
            <text:p>-4.4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7799.3" calcext:value-type="float">
            <text:p>-7799.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120" calcext:value-type="float">
            <text:p>-120</text:p>
          </table:table-cell>
          <table:table-cell office:value-type="float" office:value="-7799.3" calcext:value-type="float">
            <text:p>-7799.3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<text:s text:c="6"/>Non-specified (transformation)</text:p>
          </table:table-cell>
          <table:table-cell office:value-type="string" calcext:value-type="string">
            <text:p>TNONSPEC</text:p>
          </table:table-cell>
          <table:table-cell office:value-type="string" calcext:value-type="string">
            <office:annotation draw:style-name="gr1" draw:text-style-name="P2" svg:width="1.1413in" svg:height="0.3902in" svg:x="5.5516in" svg:y="12.7197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6.9453in" svg:y="12.7197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-82.65" calcext:value-type="float">
            <text:p>-82.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691.7" calcext:value-type="float">
            <text:p>-12691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23.8" calcext:value-type="float">
            <text:p>1423.8</text:p>
          </table:table-cell>
          <table:table-cell office:value-type="float" office:value="-69" calcext:value-type="float">
            <text:p>-69</text:p>
          </table:table-cell>
          <table:table-cell office:value-type="float" office:value="3636" calcext:value-type="float">
            <text:p>36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4838.89" calcext:value-type="float">
            <text:p>-74838.89</text:p>
          </table:table-cell>
          <table:table-cell office:value-type="string" calcext:value-type="string">
            <office:annotation draw:style-name="gr1" draw:text-style-name="P2" svg:width="1.1413in" svg:height="0.3902in" svg:x="27.3791in" svg:y="12.7197in" draw:caption-point-x="-0.2402in" draw:caption-point-y="0.5945in">
              <dc:date>2023-11-07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478.44" calcext:value-type="float">
            <text:p>66478.44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-17206.16" calcext:value-type="float">
            <text:p>-17206.16</text:p>
          </table:table-cell>
          <table:table-cell office:value-type="float" office:value="-33350.16" calcext:value-type="float">
            <text:p>-33350.16</text:p>
          </table:table-cell>
          <table:table-cell office:value-type="float" office:value="0" calcext:value-type="float">
            <text:p>0</text:p>
          </table:table-cell>
          <table:table-cell table:number-columns-repeated="954"/>
        </table:table-row>
        <table:table-row table:style-name="ro1">
          <table:table-cell table:style-name="ce32" table:number-columns-repeated="1024"/>
        </table:table-row>
        <table:table-row table:style-name="ro1">
          <table:table-cell office:value-type="string" calcext:value-type="string">
            <text:p><text:s text:c="3"/>Energy industry own use</text:p>
          </table:table-cell>
          <table:table-cell office:value-type="string" calcext:value-type="string">
            <text:p>TOTENGY</text:p>
          </table:table-cell>
          <table:table-cell office:value-type="string" calcext:value-type="string">
            <office:annotation draw:style-name="gr1" draw:text-style-name="P2" svg:width="1.1413in" svg:height="0.3902in" svg:x="5.5516in" svg:y="13.0756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6.9453in" svg:y="13.0756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-1983.51" calcext:value-type="float">
            <text:p>-1983.51</text:p>
          </table:table-cell>
          <table:table-cell office:value-type="float" office:value="-2172.23" calcext:value-type="float">
            <text:p>-2172.23</text:p>
          </table:table-cell>
          <table:table-cell office:value-type="float" office:value="-24.59" calcext:value-type="float">
            <text:p>-24.59</text:p>
          </table:table-cell>
          <table:table-cell office:value-type="float" office:value="-23427.24" calcext:value-type="float">
            <text:p>-23427.24</text:p>
          </table:table-cell>
          <table:table-cell office:value-type="float" office:value="0" calcext:value-type="float">
            <text:p>0</text:p>
          </table:table-cell>
          <table:table-cell office:value-type="float" office:value="-642.52" calcext:value-type="float">
            <text:p>-642.52</text:p>
          </table:table-cell>
          <table:table-cell office:value-type="float" office:value="0" calcext:value-type="float">
            <text:p>0</text:p>
          </table:table-cell>
          <table:table-cell office:value-type="float" office:value="-640.69" calcext:value-type="float">
            <text:p>-640.69</text:p>
          </table:table-cell>
          <table:table-cell office:value-type="float" office:value="-213.26" calcext:value-type="float">
            <text:p>-213.26</text:p>
          </table:table-cell>
          <table:table-cell office:value-type="float" office:value="-395.1" calcext:value-type="float">
            <text:p>-395.1</text:p>
          </table:table-cell>
          <table:table-cell office:value-type="float" office:value="-122830.69" calcext:value-type="float">
            <text:p>-122830.69</text:p>
          </table:table-cell>
          <table:table-cell office:value-type="float" office:value="-116764.13" calcext:value-type="float">
            <text:p>-116764.13</text:p>
          </table:table-cell>
          <table:table-cell office:value-type="float" office:value="-8729.88" calcext:value-type="float">
            <text:p>-8729.88</text:p>
          </table:table-cell>
          <table:table-cell office:value-type="float" office:value="-368.14" calcext:value-type="float">
            <text:p>-368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0297.67" calcext:value-type="float">
            <text:p>-660297.67</text:p>
          </table:table-cell>
          <table:table-cell office:value-type="string" calcext:value-type="string">
            <office:annotation draw:style-name="gr1" draw:text-style-name="P2" svg:width="1.1413in" svg:height="0.3902in" svg:x="27.3791in" svg:y="13.0756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67414.41" calcext:value-type="float">
            <text:p>-967414.41</text:p>
          </table:table-cell>
          <table:table-cell office:value-type="float" office:value="-1732.5" calcext:value-type="float">
            <text:p>-1732.5</text:p>
          </table:table-cell>
          <table:table-cell office:value-type="float" office:value="-16364.14" calcext:value-type="float">
            <text:p>-16364.14</text:p>
          </table:table-cell>
          <table:table-cell office:value-type="float" office:value="-528" calcext:value-type="float">
            <text:p>-5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5.94" calcext:value-type="float">
            <text:p>-85.94</text:p>
          </table:table-cell>
          <table:table-cell office:value-type="float" office:value="-35113.79" calcext:value-type="float">
            <text:p>-35113.79</text:p>
          </table:table-cell>
          <table:table-cell office:value-type="float" office:value="-128397.65" calcext:value-type="float">
            <text:p>-128397.65</text:p>
          </table:table-cell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  <table:table-cell office:value-type="float" office:value="-5.59" calcext:value-type="float">
            <text:p>-5.59</text:p>
          </table:table-cell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</text:p>
          </table:table-cell>
          <table:table-cell office:value-type="float" office:value="-162653.46" calcext:value-type="float">
            <text:p>-162653.46</text:p>
          </table:table-cell>
          <table:table-cell office:value-type="float" office:value="-38400.01" calcext:value-type="float">
            <text:p>-38400.01</text:p>
          </table:table-cell>
          <table:table-cell office:value-type="float" office:value="-1867.4" calcext:value-type="float">
            <text:p>-1867.4</text:p>
          </table:table-cell>
          <table:table-cell office:value-type="float" office:value="-747.2" calcext:value-type="float">
            <text:p>-747.2</text:p>
          </table:table-cell>
          <table:table-cell office:value-type="float" office:value="-1028.8" calcext:value-type="float">
            <text:p>-1028.8</text:p>
          </table:table-cell>
          <table:table-cell office:value-type="float" office:value="-1686" calcext:value-type="float">
            <text:p>-1686</text:p>
          </table:table-cell>
          <table:table-cell office:value-type="float" office:value="-22064.66" calcext:value-type="float">
            <text:p>-22064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76.19" calcext:value-type="float">
            <text:p>-1576.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3.2" calcext:value-type="float">
            <text:p>-13.2</text:p>
          </table:table-cell>
          <table:table-cell office:value-type="float" office:value="0" calcext:value-type="float">
            <text:p>0</text:p>
          </table:table-cell>
          <table:table-cell office:value-type="float" office:value="-4.3" calcext:value-type="float">
            <text:p>-4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33431.92" calcext:value-type="float">
            <text:p>-933431.92</text:p>
          </table:table-cell>
          <table:table-cell office:value-type="float" office:value="-191413.87" calcext:value-type="float">
            <text:p>-191413.87</text:p>
          </table:table-cell>
          <table:table-cell office:value-type="float" office:value="-3443106.83" calcext:value-type="float">
            <text:p>-3443106.83</text:p>
          </table:table-cell>
          <table:table-cell office:value-type="float" office:value="-26091.56" calcext:value-type="float">
            <text:p>-26091.56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<text:s text:c="6"/>Coal mines</text:p>
          </table:table-cell>
          <table:table-cell office:value-type="string" calcext:value-type="string">
            <text:p>EMINES</text:p>
          </table:table-cell>
          <table:table-cell office:value-type="string" calcext:value-type="string">
            <office:annotation draw:style-name="gr1" draw:text-style-name="P2" svg:width="1.1413in" svg:height="0.3902in" svg:x="5.5516in" svg:y="13.2531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6.9453in" svg:y="13.2531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58.87" calcext:value-type="float">
            <text:p>-1058.87</text:p>
          </table:table-cell>
          <table:table-cell office:value-type="float" office:value="0" calcext:value-type="float">
            <text:p>0</text:p>
          </table:table-cell>
          <table:table-cell office:value-type="float" office:value="-13435.99" calcext:value-type="float">
            <text:p>-13435.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7.66" calcext:value-type="float">
            <text:p>-37.66</text:p>
          </table:table-cell>
          <table:table-cell office:value-type="float" office:value="-395.1" calcext:value-type="float">
            <text:p>-395.1</text:p>
          </table:table-cell>
          <table:table-cell office:value-type="float" office:value="-106.2" calcext:value-type="float">
            <text:p>-106.2</text:p>
          </table:table-cell>
          <table:table-cell office:value-type="float" office:value="0" calcext:value-type="float">
            <text:p>0</text:p>
          </table:table-cell>
          <table:table-cell office:value-type="float" office:value="-956" calcext:value-type="float">
            <text:p>-9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54.74" calcext:value-type="float">
            <text:p>-1154.74</text:p>
          </table:table-cell>
          <table:table-cell office:value-type="string" calcext:value-type="string">
            <office:annotation draw:style-name="gr1" draw:text-style-name="P2" svg:width="1.1413in" svg:height="0.3902in" svg:x="27.3791in" svg:y="13.2531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278.88" calcext:value-type="float">
            <text:p>-3278.88</text:p>
          </table:table-cell>
          <table:table-cell office:value-type="float" office:value="-160" calcext:value-type="float">
            <text:p>-16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2" calcext:value-type="float">
            <text:p>-43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43267" calcext:value-type="float">
            <text:p>-43267</text:p>
          </table:table-cell>
          <table:table-cell office:value-type="float" office:value="-5224" calcext:value-type="float">
            <text:p>-5224</text:p>
          </table:table-cell>
          <table:table-cell office:value-type="float" office:value="-69507.44" calcext:value-type="float">
            <text:p>-69507.44</text:p>
          </table:table-cell>
          <table:table-cell office:value-type="float" office:value="-432" calcext:value-type="float">
            <text:p>-432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<text:s text:c="6"/>Oil and gas extraction</text:p>
          </table:table-cell>
          <table:table-cell office:value-type="string" calcext:value-type="string">
            <text:p>EOILGASEX</text:p>
          </table:table-cell>
          <table:table-cell office:value-type="string" calcext:value-type="string">
            <office:annotation draw:style-name="gr1" draw:text-style-name="P2" svg:width="1.1413in" svg:height="0.3902in" svg:x="5.5516in" svg:y="13.4311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6.9453in" svg:y="13.4311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276308.31" calcext:value-type="float">
            <text:p>-276308.31</text:p>
          </table:table-cell>
          <table:table-cell office:value-type="string" calcext:value-type="string">
            <office:annotation draw:style-name="gr1" draw:text-style-name="P2" svg:width="1.1413in" svg:height="0.3902in" svg:x="27.3791in" svg:y="13.4311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22.1" calcext:value-type="float">
            <text:p>-722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85.94" calcext:value-type="float">
            <text:p>-85.94</text:p>
          </table:table-cell>
          <table:table-cell office:value-type="float" office:value="-28962.89" calcext:value-type="float">
            <text:p>-28962.89</text:p>
          </table:table-cell>
          <table:table-cell office:value-type="float" office:value="-2640" calcext:value-type="float">
            <text:p>-2640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24515.56" calcext:value-type="float">
            <text:p>-24515.56</text:p>
          </table:table-cell>
          <table:table-cell office:value-type="float" office:value="-951.78" calcext:value-type="float">
            <text:p>-951.78</text:p>
          </table:table-cell>
          <table:table-cell office:value-type="float" office:value="-334186.58" calcext:value-type="float">
            <text:p>-334186.58</text:p>
          </table:table-cell>
          <table:table-cell office:value-type="float" office:value="0" calcext:value-type="float">
            <text:p>0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<text:s text:c="6"/>Blast furnaces</text:p>
          </table:table-cell>
          <table:table-cell office:value-type="string" calcext:value-type="string">
            <text:p>EBLASTFUR</text:p>
          </table:table-cell>
          <table:table-cell office:value-type="string" calcext:value-type="string">
            <office:annotation draw:style-name="gr1" draw:text-style-name="P2" svg:width="1.1413in" svg:height="0.3902in" svg:x="5.5516in" svg:y="13.6087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6.9453in" svg:y="13.6087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62.9" calcext:value-type="float">
            <text:p>-6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777.23" calcext:value-type="float">
            <text:p>-25777.23</text:p>
          </table:table-cell>
          <table:table-cell office:value-type="float" office:value="-79195.66" calcext:value-type="float">
            <text:p>-79195.66</text:p>
          </table:table-cell>
          <table:table-cell office:value-type="float" office:value="-5874.21" calcext:value-type="float">
            <text:p>-5874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98.68" calcext:value-type="float">
            <text:p>-2398.68</text:p>
          </table:table-cell>
          <table:table-cell office:value-type="string" calcext:value-type="string">
            <office:annotation draw:style-name="gr1" draw:text-style-name="P2" svg:width="1.1413in" svg:height="0.3902in" svg:x="27.3791in" svg:y="13.6087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21.3" calcext:value-type="float">
            <text:p>-21.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865.4" calcext:value-type="float">
            <text:p>-1865.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-7036.77" calcext:value-type="float">
            <text:p>-7036.77</text:p>
          </table:table-cell>
          <table:table-cell office:value-type="float" office:value="-397" calcext:value-type="float">
            <text:p>-397</text:p>
          </table:table-cell>
          <table:table-cell office:value-type="float" office:value="-122629.14" calcext:value-type="float">
            <text:p>-122629.14</text:p>
          </table:table-cell>
          <table:table-cell office:value-type="float" office:value="0" calcext:value-type="float">
            <text:p>0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<text:s text:c="6"/>Gas works</text:p>
          </table:table-cell>
          <table:table-cell office:value-type="string" calcext:value-type="string">
            <text:p>EGASWKS</text:p>
          </table:table-cell>
          <table:table-cell office:value-type="string" calcext:value-type="string">
            <office:annotation draw:style-name="gr1" draw:text-style-name="P2" svg:width="1.1413in" svg:height="0.3902in" svg:x="5.5516in" svg:y="13.7866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6.9453in" svg:y="13.7866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7.3791in" svg:y="13.7866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-127.66" calcext:value-type="float">
            <text:p>-127.6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410.4" calcext:value-type="float">
            <text:p>-410.4</text:p>
          </table:table-cell>
          <table:table-cell office:value-type="float" office:value="-17" calcext:value-type="float">
            <text:p>-17</text:p>
          </table:table-cell>
          <table:table-cell office:value-type="float" office:value="-555.06" calcext:value-type="float">
            <text:p>-555.06</text:p>
          </table:table-cell>
          <table:table-cell office:value-type="float" office:value="-127.66" calcext:value-type="float">
            <text:p>-127.66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<text:s text:c="6"/>Gasification plants for biogases</text:p>
          </table:table-cell>
          <table:table-cell office:value-type="string" calcext:value-type="string">
            <text:p>EBIOGAS</text:p>
          </table:table-cell>
          <table:table-cell office:value-type="string" calcext:value-type="string">
            <office:annotation draw:style-name="gr1" draw:text-style-name="P2" svg:width="1.1413in" svg:height="0.3902in" svg:x="5.5516in" svg:y="13.9642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6.9453in" svg:y="13.9642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7.3791in" svg:y="13.9642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-21144" calcext:value-type="float">
            <text:p>-2114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99" calcext:value-type="float">
            <text:p>-99</text:p>
          </table:table-cell>
          <table:table-cell office:value-type="float" office:value="-21243" calcext:value-type="float">
            <text:p>-21243</text:p>
          </table:table-cell>
          <table:table-cell office:value-type="float" office:value="-21144" calcext:value-type="float">
            <text:p>-21144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<text:s text:c="6"/>Coke ovens</text:p>
          </table:table-cell>
          <table:table-cell office:value-type="string" calcext:value-type="string">
            <text:p>ECOKEOVS</text:p>
          </table:table-cell>
          <table:table-cell office:value-type="string" calcext:value-type="string">
            <office:annotation draw:style-name="gr1" draw:text-style-name="P2" svg:width="1.1413in" svg:height="0.3902in" svg:x="5.5516in" svg:y="14.1421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6.9453in" svg:y="14.1421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-1983.51" calcext:value-type="float">
            <text:p>-1983.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42.52" calcext:value-type="float">
            <text:p>-642.52</text:p>
          </table:table-cell>
          <table:table-cell office:value-type="float" office:value="0" calcext:value-type="float">
            <text:p>0</text:p>
          </table:table-cell>
          <table:table-cell office:value-type="float" office:value="-577.79" calcext:value-type="float">
            <text:p>-577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4888.89" calcext:value-type="float">
            <text:p>-94888.89</text:p>
          </table:table-cell>
          <table:table-cell office:value-type="float" office:value="-36822.46" calcext:value-type="float">
            <text:p>-36822.46</text:p>
          </table:table-cell>
          <table:table-cell office:value-type="float" office:value="-1333.68" calcext:value-type="float">
            <text:p>-1333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30.04" calcext:value-type="float">
            <text:p>-1330.04</text:p>
          </table:table-cell>
          <table:table-cell office:value-type="string" calcext:value-type="string">
            <office:annotation draw:style-name="gr1" draw:text-style-name="P2" svg:width="1.1413in" svg:height="0.3902in" svg:x="27.3791in" svg:y="14.1421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2.78" calcext:value-type="float">
            <text:p>-12.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-5833.23" calcext:value-type="float">
            <text:p>-5833.23</text:p>
          </table:table-cell>
          <table:table-cell office:value-type="float" office:value="-4767.94" calcext:value-type="float">
            <text:p>-4767.94</text:p>
          </table:table-cell>
          <table:table-cell office:value-type="float" office:value="-148193.84" calcext:value-type="float">
            <text:p>-148193.84</text:p>
          </table:table-cell>
          <table:table-cell office:value-type="float" office:value="0" calcext:value-type="float">
            <text:p>0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<text:s text:c="6"/>Patent fuel plants</text:p>
          </table:table-cell>
          <table:table-cell office:value-type="string" calcext:value-type="string">
            <text:p>EPATFUEL</text:p>
          </table:table-cell>
          <table:table-cell office:value-type="string" calcext:value-type="string">
            <office:annotation draw:style-name="gr1" draw:text-style-name="P2" svg:width="1.1413in" svg:height="0.3902in" svg:x="5.5516in" svg:y="14.3197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6.9453in" svg:y="14.3197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7.3791in" svg:y="14.3197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<text:s text:c="6"/>BKB/peat briquette plants</text:p>
          </table:table-cell>
          <table:table-cell office:value-type="string" calcext:value-type="string">
            <text:p>EBKB</text:p>
          </table:table-cell>
          <table:table-cell office:value-type="string" calcext:value-type="string">
            <office:annotation draw:style-name="gr1" draw:text-style-name="P2" svg:width="1.1413in" svg:height="0.3902in" svg:x="5.5516in" svg:y="14.4976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6.9453in" svg:y="14.4976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967.59" calcext:value-type="float">
            <text:p>-8967.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75.6" calcext:value-type="float">
            <text:p>-175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68.14" calcext:value-type="float">
            <text:p>-368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7.3791in" svg:y="14.4976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-515" calcext:value-type="float">
            <text:p>-515</text:p>
          </table:table-cell>
          <table:table-cell office:value-type="float" office:value="-686" calcext:value-type="float">
            <text:p>-68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19951.3" calcext:value-type="float">
            <text:p>-19951.3</text:p>
          </table:table-cell>
          <table:table-cell office:value-type="float" office:value="-12679" calcext:value-type="float">
            <text:p>-12679</text:p>
          </table:table-cell>
          <table:table-cell office:value-type="float" office:value="-43857.63" calcext:value-type="float">
            <text:p>-43857.63</text:p>
          </table:table-cell>
          <table:table-cell office:value-type="float" office:value="-1201" calcext:value-type="float">
            <text:p>-1201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<text:s text:c="6"/>Oil refineries</text:p>
          </table:table-cell>
          <table:table-cell office:value-type="string" calcext:value-type="string">
            <text:p>EREFINER</text:p>
          </table:table-cell>
          <table:table-cell office:value-type="string" calcext:value-type="string">
            <office:annotation draw:style-name="gr1" draw:text-style-name="P2" svg:width="1.1413in" svg:height="0.3902in" svg:x="5.5516in" svg:y="14.6756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6.9453in" svg:y="14.6756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37.28" calcext:value-type="float">
            <text:p>-1037.28</text:p>
          </table:table-cell>
          <table:table-cell office:value-type="float" office:value="0" calcext:value-type="float">
            <text:p>0</text:p>
          </table:table-cell>
          <table:table-cell office:value-type="float" office:value="-8.17" calcext:value-type="float">
            <text:p>-8.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258.2" calcext:value-type="float">
            <text:p>-1258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3072.41" calcext:value-type="float">
            <text:p>-343072.41</text:p>
          </table:table-cell>
          <table:table-cell office:value-type="string" calcext:value-type="string">
            <office:annotation draw:style-name="gr1" draw:text-style-name="P2" svg:width="1.1413in" svg:height="0.3902in" svg:x="27.3791in" svg:y="14.6756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65970.21" calcext:value-type="float">
            <text:p>-965970.21</text:p>
          </table:table-cell>
          <table:table-cell office:value-type="float" office:value="-1732.5" calcext:value-type="float">
            <text:p>-1732.5</text:p>
          </table:table-cell>
          <table:table-cell office:value-type="float" office:value="-13100.3" calcext:value-type="float">
            <text:p>-13100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75.63" calcext:value-type="float">
            <text:p>-1375.63</text:p>
          </table:table-cell>
          <table:table-cell office:value-type="float" office:value="-125357.65" calcext:value-type="float">
            <text:p>-125357.65</text:p>
          </table:table-cell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  <table:table-cell office:value-type="float" office:value="-5.59" calcext:value-type="float">
            <text:p>-5.59</text:p>
          </table:table-cell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</text:p>
          </table:table-cell>
          <table:table-cell office:value-type="float" office:value="-162653.46" calcext:value-type="float">
            <text:p>-162653.46</text:p>
          </table:table-cell>
          <table:table-cell office:value-type="float" office:value="-35520.01" calcext:value-type="float">
            <text:p>-3552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8" calcext:value-type="float">
            <text:p>-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76.19" calcext:value-type="float">
            <text:p>-1576.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1749.53" calcext:value-type="float">
            <text:p>-131749.53</text:p>
          </table:table-cell>
          <table:table-cell office:value-type="float" office:value="-86004.06" calcext:value-type="float">
            <text:p>-86004.06</text:p>
          </table:table-cell>
          <table:table-cell office:value-type="float" office:value="-1870529.53" calcext:value-type="float">
            <text:p>-1870529.53</text:p>
          </table:table-cell>
          <table:table-cell office:value-type="float" office:value="-1596.39" calcext:value-type="float">
            <text:p>-1596.39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<text:s text:c="6"/>Coal liquefaction plants</text:p>
          </table:table-cell>
          <table:table-cell office:value-type="string" calcext:value-type="string">
            <text:p>ECOALLIQ</text:p>
          </table:table-cell>
          <table:table-cell office:value-type="string" calcext:value-type="string">
            <office:annotation draw:style-name="gr1" draw:text-style-name="P2" svg:width="1.1413in" svg:height="0.3902in" svg:x="5.5516in" svg:y="14.8531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6.9453in" svg:y="14.8531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552.65" calcext:value-type="float">
            <text:p>-552.6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7.3791in" svg:y="14.8531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-892.8" calcext:value-type="float">
            <text:p>-892.8</text:p>
          </table:table-cell>
          <table:table-cell office:value-type="float" office:value="-225" calcext:value-type="float">
            <text:p>-225</text:p>
          </table:table-cell>
          <table:table-cell office:value-type="float" office:value="-1670.45" calcext:value-type="float">
            <text:p>-1670.45</text:p>
          </table:table-cell>
          <table:table-cell office:value-type="float" office:value="0" calcext:value-type="float">
            <text:p>0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<text:s text:c="6"/>Liquefaction (LNG) / regasification plants</text:p>
          </table:table-cell>
          <table:table-cell office:value-type="string" calcext:value-type="string">
            <text:p>ELNG</text:p>
          </table:table-cell>
          <table:table-cell office:value-type="string" calcext:value-type="string">
            <office:annotation draw:style-name="gr1" draw:text-style-name="P2" svg:width="1.1413in" svg:height="0.3902in" svg:x="5.5516in" svg:y="15.0311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6.9453in" svg:y="15.0311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11091.42" calcext:value-type="float">
            <text:p>-11091.42</text:p>
          </table:table-cell>
          <table:table-cell office:value-type="string" calcext:value-type="string">
            <office:annotation draw:style-name="gr1" draw:text-style-name="P2" svg:width="1.1413in" svg:height="0.3902in" svg:x="27.3791in" svg:y="15.0311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-196.56" calcext:value-type="float">
            <text:p>-196.56</text:p>
          </table:table-cell>
          <table:table-cell office:value-type="float" office:value="-7.7" calcext:value-type="float">
            <text:p>-7.7</text:p>
          </table:table-cell>
          <table:table-cell office:value-type="float" office:value="-11295.68" calcext:value-type="float">
            <text:p>-11295.68</text:p>
          </table:table-cell>
          <table:table-cell office:value-type="float" office:value="0" calcext:value-type="float">
            <text:p>0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<text:s text:c="6"/>Gas-to-liquids (GTL) plants</text:p>
          </table:table-cell>
          <table:table-cell office:value-type="string" calcext:value-type="string">
            <text:p>EGTL</text:p>
          </table:table-cell>
          <table:table-cell office:value-type="string" calcext:value-type="string">
            <office:annotation draw:style-name="gr1" draw:text-style-name="P2" svg:width="1.1413in" svg:height="0.3902in" svg:x="5.5516in" svg:y="15.2087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6.9453in" svg:y="15.2087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7.3791in" svg:y="15.2087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<text:s text:c="6"/>Own use in electricity, CHP and heat plants</text:p>
          </table:table-cell>
          <table:table-cell office:value-type="string" calcext:value-type="string">
            <text:p>EPOWERPLT</text:p>
          </table:table-cell>
          <table:table-cell office:value-type="string" calcext:value-type="string">
            <office:annotation draw:style-name="gr1" draw:text-style-name="P2" svg:width="1.1413in" svg:height="0.3902in" svg:x="5.5516in" svg:y="15.3866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6.9453in" svg:y="15.3866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.09" calcext:value-type="float">
            <text:p>-76.09</text:p>
          </table:table-cell>
          <table:table-cell office:value-type="float" office:value="-24.59" calcext:value-type="float">
            <text:p>-24.59</text:p>
          </table:table-cell>
          <table:table-cell office:value-type="float" office:value="-1015.49" calcext:value-type="float">
            <text:p>-1015.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47.5" calcext:value-type="float">
            <text:p>-247.5</text:p>
          </table:table-cell>
          <table:table-cell office:value-type="float" office:value="-746" calcext:value-type="float">
            <text:p>-746</text:p>
          </table:table-cell>
          <table:table-cell office:value-type="float" office:value="-11" calcext:value-type="float">
            <text:p>-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405.12" calcext:value-type="float">
            <text:p>-4405.12</text:p>
          </table:table-cell>
          <table:table-cell office:value-type="string" calcext:value-type="string">
            <office:annotation draw:style-name="gr1" draw:text-style-name="P2" svg:width="1.1413in" svg:height="0.3902in" svg:x="27.3791in" svg:y="15.3866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22.1" calcext:value-type="float">
            <text:p>-722.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249.48" calcext:value-type="float">
            <text:p>-1249.48</text:p>
          </table:table-cell>
          <table:table-cell office:value-type="float" office:value="-40" calcext:value-type="float">
            <text:p>-4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232.2" calcext:value-type="float">
            <text:p>-232.2</text:p>
          </table:table-cell>
          <table:table-cell table:style-name="ce68" office:value-type="float" office:value="-513.8" calcext:value-type="float">
            <text:p>-513.8</text:p>
          </table:table-cell>
          <table:table-cell table:style-name="ce68" office:value-type="float" office:value="-566" calcext:value-type="float">
            <text:p>-566</text:p>
          </table:table-cell>
          <table:table-cell table:style-name="ce68" office:value-type="float" office:value="-62" calcext:value-type="float">
            <text:p>-62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3.2" calcext:value-type="float">
            <text:p>-13.2</text:p>
          </table:table-cell>
          <table:table-cell office:value-type="float" office:value="0" calcext:value-type="float">
            <text:p>0</text:p>
          </table:table-cell>
          <table:table-cell office:value-type="float" office:value="-3.35" calcext:value-type="float">
            <text:p>-3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87044.1" calcext:value-type="float">
            <text:p>-587044.1</text:p>
          </table:table-cell>
          <table:table-cell office:value-type="float" office:value="-50802.48" calcext:value-type="float">
            <text:p>-50802.48</text:p>
          </table:table-cell>
          <table:table-cell office:value-type="float" office:value="-647774.5" calcext:value-type="float">
            <text:p>-647774.5</text:p>
          </table:table-cell>
          <table:table-cell office:value-type="float" office:value="-876.75" calcext:value-type="float">
            <text:p>-876.75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<text:s text:c="6"/>Pumped storage plants</text:p>
          </table:table-cell>
          <table:table-cell office:value-type="string" calcext:value-type="string">
            <text:p>EPUMPST</text:p>
          </table:table-cell>
          <table:table-cell office:value-type="string" calcext:value-type="string">
            <office:annotation draw:style-name="gr1" draw:text-style-name="P2" svg:width="1.1413in" svg:height="0.3902in" svg:x="5.5516in" svg:y="15.5642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6.9453in" svg:y="15.5642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7.3791in" svg:y="15.5642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-41156.37" calcext:value-type="float">
            <text:p>-41156.37</text:p>
          </table:table-cell>
          <table:table-cell office:value-type="float" office:value="0" calcext:value-type="float">
            <text:p>0</text:p>
          </table:table-cell>
          <table:table-cell office:value-type="float" office:value="-41156.37" calcext:value-type="float">
            <text:p>-41156.37</text:p>
          </table:table-cell>
          <table:table-cell office:value-type="float" office:value="0" calcext:value-type="float">
            <text:p>0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<text:s text:c="6"/>Nuclear industry</text:p>
          </table:table-cell>
          <table:table-cell office:value-type="string" calcext:value-type="string">
            <text:p>ENUC</text:p>
          </table:table-cell>
          <table:table-cell office:value-type="string" calcext:value-type="string">
            <office:annotation draw:style-name="gr1" draw:text-style-name="P2" svg:width="1.1413in" svg:height="0.3902in" svg:x="5.5516in" svg:y="15.7421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6.9453in" svg:y="15.7421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7.3791in" svg:y="15.7421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-5766.81" calcext:value-type="float">
            <text:p>-5766.81</text:p>
          </table:table-cell>
          <table:table-cell office:value-type="float" office:value="0" calcext:value-type="float">
            <text:p>0</text:p>
          </table:table-cell>
          <table:table-cell office:value-type="float" office:value="-5766.81" calcext:value-type="float">
            <text:p>-5766.81</text:p>
          </table:table-cell>
          <table:table-cell office:value-type="float" office:value="0" calcext:value-type="float">
            <text:p>0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<text:s text:c="6"/>Charcoal production plants</text:p>
          </table:table-cell>
          <table:table-cell office:value-type="string" calcext:value-type="string">
            <text:p>ECHARCOAL</text:p>
          </table:table-cell>
          <table:table-cell office:value-type="string" calcext:value-type="string">
            <office:annotation draw:style-name="gr1" draw:text-style-name="P2" svg:width="1.1413in" svg:height="0.3902in" svg:x="5.5516in" svg:y="15.9197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6.9453in" svg:y="15.9197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1.1413in" svg:height="0.3902in" svg:x="27.3791in" svg:y="15.9197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<text:s text:c="6"/>Non-specified (energy)</text:p>
          </table:table-cell>
          <table:table-cell office:value-type="string" calcext:value-type="string">
            <text:p>ENONSPEC</text:p>
          </table:table-cell>
          <table:table-cell office:value-type="string" calcext:value-type="string">
            <office:annotation draw:style-name="gr1" draw:text-style-name="P2" svg:width="1.1413in" svg:height="0.3902in" svg:x="5.5516in" svg:y="16.0976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6.9453in" svg:y="16.0976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555" calcext:value-type="float">
            <text:p>-5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536.92" calcext:value-type="float">
            <text:p>-20536.92</text:p>
          </table:table-cell>
          <table:table-cell office:value-type="string" calcext:value-type="string">
            <office:annotation draw:style-name="gr1" draw:text-style-name="P2" svg:width="1.1413in" svg:height="0.3902in" svg:x="27.3791in" svg:y="16.0976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263.85" calcext:value-type="float">
            <text:p>-3263.85</text:p>
          </table:table-cell>
          <table:table-cell office:value-type="float" office:value="-528" calcext:value-type="float">
            <text:p>-5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12.83" calcext:value-type="float">
            <text:p>-212.83</text:p>
          </table:table-cell>
          <table:table-cell office:value-type="float" office:value="-200" calcext:value-type="float">
            <text:p>-2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880" calcext:value-type="float">
            <text:p>-2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13" calcext:value-type="float">
            <text:p>-71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5611.5" calcext:value-type="float">
            <text:p>-65611.5</text:p>
          </table:table-cell>
          <table:table-cell office:value-type="float" office:value="-30214.91" calcext:value-type="float">
            <text:p>-30214.91</text:p>
          </table:table-cell>
          <table:table-cell office:value-type="float" office:value="-124716.75" calcext:value-type="float">
            <text:p>-124716.75</text:p>
          </table:table-cell>
          <table:table-cell office:value-type="float" office:value="-713.75" calcext:value-type="float">
            <text:p>-713.75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<text:s text:c="3"/>Losses</text:p>
          </table:table-cell>
          <table:table-cell office:value-type="string" calcext:value-type="string">
            <text:p>DISTLOSS</text:p>
          </table:table-cell>
          <table:table-cell office:value-type="string" calcext:value-type="string">
            <office:annotation draw:style-name="gr1" draw:text-style-name="P2" svg:width="1.1413in" svg:height="0.3902in" svg:x="5.5516in" svg:y="16.2756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6.9453in" svg:y="16.2756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98.53" calcext:value-type="float">
            <text:p>-1598.53</text:p>
          </table:table-cell>
          <table:table-cell office:value-type="float" office:value="0" calcext:value-type="float">
            <text:p>0</text:p>
          </table:table-cell>
          <table:table-cell office:value-type="float" office:value="-419.87" calcext:value-type="float">
            <text:p>-419.8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6481.35" calcext:value-type="float">
            <text:p>-6481.35</text:p>
          </table:table-cell>
          <table:table-cell office:value-type="float" office:value="-31924.1" calcext:value-type="float">
            <text:p>-31924.1</text:p>
          </table:table-cell>
          <table:table-cell office:value-type="float" office:value="-8520.22" calcext:value-type="float">
            <text:p>-8520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5137.67" calcext:value-type="float">
            <text:p>-85137.67</text:p>
          </table:table-cell>
          <table:table-cell office:value-type="string" calcext:value-type="string">
            <office:annotation draw:style-name="gr1" draw:text-style-name="P2" svg:width="1.1413in" svg:height="0.3902in" svg:x="27.3791in" svg:y="16.2756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91" calcext:value-type="float">
            <text:p>-89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69.93" calcext:value-type="float">
            <text:p>-169.9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62" calcext:value-type="float">
            <text:p>-62</text:p>
          </table:table-cell>
          <table:table-cell office:value-type="float" office:value="-3852.71" calcext:value-type="float">
            <text:p>-3852.7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748620.54" calcext:value-type="float">
            <text:p>-748620.54</text:p>
          </table:table-cell>
          <table:table-cell office:value-type="float" office:value="-223393.66" calcext:value-type="float">
            <text:p>-223393.66</text:p>
          </table:table-cell>
          <table:table-cell office:value-type="float" office:value="-1111071.58" calcext:value-type="float">
            <text:p>-1111071.58</text:p>
          </table:table-cell>
          <table:table-cell office:value-type="float" office:value="-3914.71" calcext:value-type="float">
            <text:p>-3914.71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<text:s text:c="3"/>Total final consumption</text:p>
          </table:table-cell>
          <table:table-cell office:value-type="string" calcext:value-type="string">
            <text:p>TFC</text:p>
          </table:table-cell>
          <table:table-cell office:value-type="string" calcext:value-type="string">
            <office:annotation draw:style-name="gr1" draw:text-style-name="P2" svg:width="1.1413in" svg:height="0.3902in" svg:x="5.5516in" svg:y="16.4531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string" calcext:value-type="string">
            <office:annotation draw:style-name="gr1" draw:text-style-name="P2" svg:width="1.1413in" svg:height="0.3902in" svg:x="6.9453in" svg:y="16.4531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80069.38" calcext:value-type="float">
            <text:p>80069.38</text:p>
          </table:table-cell>
          <table:table-cell office:value-type="float" office:value="9135.88" calcext:value-type="float">
            <text:p>9135.88</text:p>
          </table:table-cell>
          <table:table-cell office:value-type="float" office:value="726628.74" calcext:value-type="float">
            <text:p>726628.74</text:p>
          </table:table-cell>
          <table:table-cell office:value-type="float" office:value="17548.28" calcext:value-type="float">
            <text:p>17548.28</text:p>
          </table:table-cell>
          <table:table-cell office:value-type="float" office:value="61632.92" calcext:value-type="float">
            <text:p>61632.92</text:p>
          </table:table-cell>
          <table:table-cell office:value-type="float" office:value="12901.74" calcext:value-type="float">
            <text:p>12901.74</text:p>
          </table:table-cell>
          <table:table-cell office:value-type="float" office:value="177580.02" calcext:value-type="float">
            <text:p>177580.02</text:p>
          </table:table-cell>
          <table:table-cell office:value-type="float" office:value="0" calcext:value-type="float">
            <text:p>0</text:p>
          </table:table-cell>
          <table:table-cell office:value-type="float" office:value="40439.09" calcext:value-type="float">
            <text:p>40439.09</text:p>
          </table:table-cell>
          <table:table-cell office:value-type="float" office:value="104928.21" calcext:value-type="float">
            <text:p>104928.21</text:p>
          </table:table-cell>
          <table:table-cell office:value-type="float" office:value="21.6" calcext:value-type="float">
            <text:p>21.6</text:p>
          </table:table-cell>
          <table:table-cell office:value-type="float" office:value="86888.22" calcext:value-type="float">
            <text:p>86888.22</text:p>
          </table:table-cell>
          <table:table-cell office:value-type="float" office:value="102663.01" calcext:value-type="float">
            <text:p>102663.01</text:p>
          </table:table-cell>
          <table:table-cell office:value-type="float" office:value="22545.98" calcext:value-type="float">
            <text:p>22545.98</text:p>
          </table:table-cell>
          <table:table-cell office:value-type="float" office:value="15391.3" calcext:value-type="float">
            <text:p>15391.3</text:p>
          </table:table-cell>
          <table:table-cell office:value-type="float" office:value="3840.59" calcext:value-type="float">
            <text:p>3840.59</text:p>
          </table:table-cell>
          <table:table-cell office:value-type="float" office:value="1567.23" calcext:value-type="float">
            <text:p>1567.23</text:p>
          </table:table-cell>
          <table:table-cell office:value-type="float" office:value="10217815.21" calcext:value-type="float">
            <text:p>10217815.21</text:p>
          </table:table-cell>
          <table:table-cell office:value-type="string" calcext:value-type="string">
            <office:annotation draw:style-name="gr1" draw:text-style-name="P2" svg:width="1.1413in" svg:height="0.3902in" svg:x="27.3791in" svg:y="16.4531in" draw:caption-point-x="-0.2402in" draw:caption-point-y="0.5945in">
              <dc:date>2023-12-20T00:00:00</dc:date>
              <text:p text:style-name="P1"><text:span text:style-name="T1">x <text:s/>Not Applicable</text:span></text:p>
              <text:p text:style-name="P1"><text:span text:style-name="T1"/></text:p>
            </office:annotation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92033.75" calcext:value-type="float">
            <text:p>92033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6852.77" calcext:value-type="float">
            <text:p>176852.77</text:p>
          </table:table-cell>
          <table:table-cell office:value-type="float" office:value="62370" calcext:value-type="float">
            <text:p>62370</text:p>
          </table:table-cell>
          <table:table-cell office:value-type="float" office:value="1254522.37" calcext:value-type="float">
            <text:p>1254522.37</text:p>
          </table:table-cell>
          <table:table-cell office:value-type="float" office:value="3305174.53" calcext:value-type="float">
            <text:p>3305174.53</text:p>
          </table:table-cell>
          <table:table-cell office:value-type="float" office:value="2616.36" calcext:value-type="float">
            <text:p>2616.36</text:p>
          </table:table-cell>
          <table:table-cell office:value-type="float" office:value="0" calcext:value-type="float">
            <text:p>0</text:p>
          </table:table-cell>
          <table:table-cell office:value-type="float" office:value="293619.47" calcext:value-type="float">
            <text:p>293619.47</text:p>
          </table:table-cell>
          <table:table-cell office:value-type="float" office:value="192555.34" calcext:value-type="float">
            <text:p>192555.34</text:p>
          </table:table-cell>
          <table:table-cell office:value-type="float" office:value="11007647.89" calcext:value-type="float">
            <text:p>11007647.89</text:p>
          </table:table-cell>
          <table:table-cell office:value-type="float" office:value="304547.04" calcext:value-type="float">
            <text:p>304547.04</text:p>
          </table:table-cell>
          <table:table-cell office:value-type="float" office:value="1476823.22" calcext:value-type="float">
            <text:p>1476823.22</text:p>
          </table:table-cell>
          <table:table-cell office:value-type="float" office:value="28048.99" calcext:value-type="float">
            <text:p>28048.99</text:p>
          </table:table-cell>
          <table:table-cell office:value-type="float" office:value="180109.27" calcext:value-type="float">
            <text:p>180109.27</text:p>
          </table:table-cell>
          <table:table-cell office:value-type="float" office:value="552775.14" calcext:value-type="float">
            <text:p>552775.14</text:p>
          </table:table-cell>
          <table:table-cell office:value-type="float" office:value="34198.26" calcext:value-type="float">
            <text:p>34198.26</text:p>
          </table:table-cell>
          <table:table-cell office:value-type="float" office:value="280520.03" calcext:value-type="float">
            <text:p>280520.03</text:p>
          </table:table-cell>
          <table:table-cell office:value-type="float" office:value="265858.45" calcext:value-type="float">
            <text:p>265858.45</text:p>
          </table:table-cell>
          <table:table-cell office:value-type="float" office:value="123111.45" calcext:value-type="float">
            <text:p>123111.45</text:p>
          </table:table-cell>
          <table:table-cell office:value-type="float" office:value="30436.48" calcext:value-type="float">
            <text:p>30436.48</text:p>
          </table:table-cell>
          <table:table-cell office:value-type="float" office:value="36689.88" calcext:value-type="float">
            <text:p>36689.88</text:p>
          </table:table-cell>
          <table:table-cell office:value-type="float" office:value="2764778.87" calcext:value-type="float">
            <text:p>2764778.87</text:p>
          </table:table-cell>
          <table:table-cell office:value-type="float" office:value="99818.66" calcext:value-type="float">
            <text:p>99818.66</text:p>
          </table:table-cell>
          <table:table-cell office:value-type="float" office:value="115105.59" calcext:value-type="float">
            <text:p>115105.59</text:p>
          </table:table-cell>
          <table:table-cell office:value-type="float" office:value="479114.78" calcext:value-type="float">
            <text:p>479114.78</text:p>
          </table:table-cell>
          <table:table-cell office:value-type="float" office:value="0" calcext:value-type="float">
            <text:p>0</text:p>
          </table:table-cell>
          <table:table-cell office:value-type="float" office:value="2408.43" calcext:value-type="float">
            <text:p>2408.43</text:p>
          </table:table-cell>
          <table:table-cell office:value-type="float" office:value="0" calcext:value-type="float">
            <text:p>0</text:p>
          </table:table-cell>
          <table:table-cell office:value-type="float" office:value="16732.88" calcext:value-type="float">
            <text:p>16732.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857.5" calcext:value-type="float">
            <text:p>18857.5</text:p>
          </table:table-cell>
          <table:table-cell office:value-type="float" office:value="0" calcext:value-type="float">
            <text:p>0</text:p>
          </table:table-cell>
          <table:table-cell office:value-type="float" office:value="88849.53" calcext:value-type="float">
            <text:p>88849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13916.11" calcext:value-type="float">
            <text:p>9913916.11</text:p>
          </table:table-cell>
          <table:table-cell office:value-type="float" office:value="1950714.11" calcext:value-type="float">
            <text:p>1950714.11</text:p>
          </table:table-cell>
          <table:table-cell office:value-type="float" office:value="46832404.57" calcext:value-type="float">
            <text:p>46832404.57</text:p>
          </table:table-cell>
          <table:table-cell office:value-type="float" office:value="3616102.72" calcext:value-type="float">
            <text:p>3616102.72</text:p>
          </table:table-cell>
          <table:table-cell table:number-columns-repeated="954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Energy to 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atio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Biomass Electricity</text:p>
          </table:table-cell>
          <table:table-cell table:style-name="ce2" table:formula="of:=SUM([.AT53:.BB62])" office:value-type="float" office:value="-4394456.94" calcext:value-type="float">
            <text:p>-4394456.94</text:p>
          </table:table-cell>
          <table:table-cell table:formula="of:=SUM([.AT90:.BB90];[.AT65:.BB66] )" office:value-type="float" office:value="-473554.42" calcext:value-type="float">
            <text:p>-473554.42</text:p>
          </table:table-cell>
          <table:table-cell table:style-name="ce59" table:formula="of:=[.B100]/[.C100]" office:value-type="float" office:value="9.27972953984887" calcext:value-type="float">
            <text:p>9.3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Biomass Heat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8" office:value-type="string" calcext:value-type="string">
            <text:p>Coal Electricity</text:p>
          </table:table-cell>
          <table:table-cell table:style-name="ce31"/>
          <table:table-cell table:number-columns-repeated="1022"/>
        </table:table-row>
        <table:table-row table:style-name="ro1">
          <table:table-cell table:style-name="ce27" office:value-type="string" calcext:value-type="string">
            <text:p>Coal Gases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7" office:value-type="string" calcext:value-type="string">
            <text:p>Coal Heat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7" office:value-type="string" calcext:value-type="string">
            <text:p>Coal Solids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7" office:value-type="string" calcext:value-type="string">
            <text:p>Gas Electricity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7" office:value-type="string" calcext:value-type="string">
            <text:p>Gas Gases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7" office:value-type="string" calcext:value-type="string">
            <text:p>Gas Heat</text:p>
          </table:table-cell>
          <table:table-cell table:style-name="ce2"/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46">
      <number:day/>
      <number:text>-</number:text>
      <number:month number:textual="true"/>
      <number:text>-</number:text>
      <number:year/>
    </number:date-style>
    <number:number-style style:name="N14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$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5">
      <number:fraction number:min-integer-digits="0" number:min-numerator-digits="2" loext:max-numerator-digits="2" number:min-denominator-digits="2" number:max-denominator-value="99"/>
    </number:number-style>
    <number:number-style style:name="N134">
      <number:fraction number:min-integer-digits="0" number:min-numerator-digits="1" loext:max-numerator-digits="1" number:min-denominator-digits="1" number:max-denominator-value="9"/>
    </number:number-style>
    <number:number-style style:name="N162">
      <number:number number:decimal-places="1" number:min-decimal-places="1" number:min-integer-digits="1" number:grouping="true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6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time-style style:name="N128">
      <number:minutes number:style="long"/>
      <number:text>:</number:text>
      <number:seconds number:style="long"/>
    </number:time-style>
    <number:date-style style:name="N156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26">
      <number:hours/>
      <number:text>:</number:text>
      <number:minutes number:style="long"/>
      <number:text>:</number:text>
      <number:seconds number:style="long"/>
    </number:time-style>
    <number:number-style style:name="N125">
      <number:number number:decimal-places="1" number:min-decimal-places="1" number:min-integer-digits="1"/>
    </number:number-style>
    <number:time-style style:name="N124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 </number:text>
      <number:am-pm/>
    </number:tim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month number:textual="true"/>
      <number:text>-</number:text>
      <number:year/>
    </number:date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0P2" style:volatile="true">
      <number:text> </number:text>
      <number:fill-character> </number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121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6:44:13.539482971</meta:creation-date>
    <dc:date>2024-01-03T12:13:03.239830535</dc:date>
    <meta:editing-duration>P2DT1H50M47S</meta:editing-duration>
    <meta:editing-cycles>7</meta:editing-cycles>
    <meta:generator>LibreOffice/7.3.7.2$Linux_X86_64 LibreOffice_project/30$Build-2</meta:generator>
    <meta:document-statistic meta:table-count="1" meta:cell-count="5116" meta:object-count="0"/>
  </office:meta>
</office:document-meta>
</file>